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automatic-styles>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DateCell" style:family="table-cell" style:parent-style-name="Default" style:data-style-name="N37"/>
    <style:style style:name="TimeCell" style:family="table-cell" style:parent-style-name="Default" style:data-style-name="N43"/>
    <style:style style:name="DateTimeCell" style:family="table-cell" style:parent-style-name="Default" style:data-style-name="N50"/>
  </office:automatic-styles>
  <office:body>
    <office:spreadsheet>
      <table:table table:name="rest_food_review">
        <table:table-row>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string">
            <text:p>Good Food within a Reasonable Price. Happy with the Stomach. :)</text:p>
          </table:table-cell>
          <table:table-cell office:value-type="float" office:value="5">
            <text:p>5</text:p>
          </table:table-cell>
          <table:table-cell office:value-type="date" office:date-value="2017-12-11T22:20:23" table:style-name="DateTimeCell">
            <text:p>2017-12-11 22:20:23</text:p>
          </table:table-cell>
        </table:table-row>
        <table:table-row>
          <table:table-cell office:value-type="float" office:value="2">
            <text:p>2</text:p>
          </table:table-cell>
          <table:table-cell office:value-type="float" office:value="1">
            <text:p>1</text:p>
          </table:table-cell>
          <table:table-cell office:value-type="float" office:value="2">
            <text:p>2</text:p>
          </table:table-cell>
          <table:table-cell office:value-type="float" office:value="2">
            <text:p>2</text:p>
          </table:table-cell>
          <table:table-cell office:value-type="string">
            <text:p>Very good, with a good amount.</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1">
            <text:p>1</text:p>
          </table:table-cell>
          <table:table-cell office:value-type="float" office:value="3">
            <text:p>3</text:p>
          </table:table-cell>
          <table:table-cell office:value-type="float" office:value="3">
            <text:p>3</text:p>
          </table:table-cell>
          <table:table-cell office:value-type="string">
            <text:p>Excellent taste and well cooked</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4">
            <text:p>4</text:p>
          </table:table-cell>
          <table:table-cell office:value-type="float" office:value="1">
            <text:p>1</text:p>
          </table:table-cell>
          <table:table-cell office:value-type="float" office:value="4">
            <text:p>4</text:p>
          </table:table-cell>
          <table:table-cell office:value-type="float" office:value="4">
            <text:p>4</text:p>
          </table:table-cell>
          <table:table-cell office:value-type="string">
            <text:p>A large amount and tastes awesome. Very good value for money.</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2">
            <text:p>2</text:p>
          </table:table-cell>
          <table:table-cell office:value-type="float" office:value="1">
            <text:p>1</text:p>
          </table:table-cell>
          <table:table-cell office:value-type="float" office:value="5">
            <text:p>5</text:p>
          </table:table-cell>
          <table:table-cell office:value-type="float" office:value="5">
            <text:p>5</text:p>
          </table:table-cell>
          <table:table-cell office:value-type="string">
            <text:p>Tastes very good but very expensive</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2">
            <text:p>2</text:p>
          </table:table-cell>
          <table:table-cell office:value-type="float" office:value="6">
            <text:p>6</text:p>
          </table:table-cell>
          <table:table-cell office:value-type="float" office:value="6">
            <text:p>6</text:p>
          </table:table-cell>
          <table:table-cell office:value-type="string">
            <text:p>Tastes good.</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11">
            <text:p>11</text:p>
          </table:table-cell>
          <table:table-cell office:value-type="float" office:value="2">
            <text:p>2</text:p>
          </table:table-cell>
          <table:table-cell office:value-type="float" office:value="7">
            <text:p>7</text:p>
          </table:table-cell>
          <table:table-cell office:value-type="float" office:value="7">
            <text:p>7</text:p>
          </table:table-cell>
          <table:table-cell office:value-type="string">
            <text:p>Too few amount for the price.</text:p>
          </table:table-cell>
          <table:table-cell office:value-type="float" office:value="2">
            <text:p>2</text:p>
          </table:table-cell>
          <table:table-cell office:value-type="date" office:date-value="2012-11-17T10:20:00" table:style-name="DateTimeCell">
            <text:p>2012-11-17 10:20:00</text:p>
          </table:table-cell>
        </table:table-row>
        <table:table-row>
          <table:table-cell office:value-type="float" office:value="14">
            <text:p>14</text:p>
          </table:table-cell>
          <table:table-cell office:value-type="float" office:value="2">
            <text:p>2</text:p>
          </table:table-cell>
          <table:table-cell office:value-type="float" office:value="8">
            <text:p>8</text:p>
          </table:table-cell>
          <table:table-cell office:value-type="float" office:value="8">
            <text:p>8</text:p>
          </table:table-cell>
          <table:table-cell office:value-type="string">
            <text:p>Not bad but does'nt taste very good either.</text:p>
          </table:table-cell>
          <table:table-cell office:value-type="float" office:value="2">
            <text:p>2</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2">
            <text:p>2</text:p>
          </table:table-cell>
          <table:table-cell office:value-type="float" office:value="9">
            <text:p>9</text:p>
          </table:table-cell>
          <table:table-cell office:value-type="float" office:value="9">
            <text:p>9</text:p>
          </table:table-cell>
          <table:table-cell office:value-type="string">
            <text:p>Tastes good but not reasonable price</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5">
            <text:p>5</text:p>
          </table:table-cell>
          <table:table-cell office:value-type="float" office:value="2">
            <text:p>2</text:p>
          </table:table-cell>
          <table:table-cell office:value-type="float" office:value="10">
            <text:p>10</text:p>
          </table:table-cell>
          <table:table-cell office:value-type="float" office:value="10">
            <text:p>10</text:p>
          </table:table-cell>
          <table:table-cell office:value-type="string">
            <text:p>Very good taste and for the right price too</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7">
            <text:p>7</text:p>
          </table:table-cell>
          <table:table-cell office:value-type="float" office:value="2">
            <text:p>2</text:p>
          </table:table-cell>
          <table:table-cell office:value-type="float" office:value="11">
            <text:p>11</text:p>
          </table:table-cell>
          <table:table-cell office:value-type="float" office:value="11">
            <text:p>11</text:p>
          </table:table-cell>
          <table:table-cell office:value-type="string">
            <text:p>Overexpensive and not very special either</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8">
            <text:p>8</text:p>
          </table:table-cell>
          <table:table-cell office:value-type="float" office:value="2">
            <text:p>2</text:p>
          </table:table-cell>
          <table:table-cell office:value-type="float" office:value="12">
            <text:p>12</text:p>
          </table:table-cell>
          <table:table-cell office:value-type="float" office:value="12">
            <text:p>12</text:p>
          </table:table-cell>
          <table:table-cell office:value-type="string">
            <text:p>Amount very small but tastes very good</text:p>
          </table:table-cell>
          <table:table-cell office:value-type="float" office:value="2">
            <text:p>2</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2">
            <text:p>2</text:p>
          </table:table-cell>
          <table:table-cell office:value-type="float" office:value="13">
            <text:p>13</text:p>
          </table:table-cell>
          <table:table-cell office:value-type="float" office:value="13">
            <text:p>13</text:p>
          </table:table-cell>
          <table:table-cell office:value-type="string">
            <text:p>If you're looking for a quick snack for a low price, this is it.</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4">
            <text:p>4</text:p>
          </table:table-cell>
          <table:table-cell office:value-type="float" office:value="2">
            <text:p>2</text:p>
          </table:table-cell>
          <table:table-cell office:value-type="float" office:value="14">
            <text:p>14</text:p>
          </table:table-cell>
          <table:table-cell office:value-type="float" office:value="14">
            <text:p>14</text:p>
          </table:table-cell>
          <table:table-cell office:value-type="string">
            <text:p>I love the taste. Just amazing!</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2">
            <text:p>2</text:p>
          </table:table-cell>
          <table:table-cell office:value-type="float" office:value="15">
            <text:p>15</text:p>
          </table:table-cell>
          <table:table-cell office:value-type="float" office:value="15">
            <text:p>15</text:p>
          </table:table-cell>
          <table:table-cell office:value-type="string">
            <text:p>Tastes very good but very expensive</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3">
            <text:p>3</text:p>
          </table:table-cell>
          <table:table-cell office:value-type="float" office:value="16">
            <text:p>16</text:p>
          </table:table-cell>
          <table:table-cell office:value-type="float" office:value="16">
            <text:p>16</text:p>
          </table:table-cell>
          <table:table-cell office:value-type="string">
            <text:p>Very bland taste. Not very good at all</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2">
            <text:p>2</text:p>
          </table:table-cell>
          <table:table-cell office:value-type="float" office:value="3">
            <text:p>3</text:p>
          </table:table-cell>
          <table:table-cell office:value-type="float" office:value="17">
            <text:p>17</text:p>
          </table:table-cell>
          <table:table-cell office:value-type="float" office:value="17">
            <text:p>17</text:p>
          </table:table-cell>
          <table:table-cell office:value-type="string">
            <text:p>Too much sugar and does not taste good at all!</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3">
            <text:p>3</text:p>
          </table:table-cell>
          <table:table-cell office:value-type="float" office:value="3">
            <text:p>3</text:p>
          </table:table-cell>
          <table:table-cell office:value-type="float" office:value="18">
            <text:p>18</text:p>
          </table:table-cell>
          <table:table-cell office:value-type="float" office:value="18">
            <text:p>18</text:p>
          </table:table-cell>
          <table:table-cell office:value-type="string">
            <text:p>Heavenly taste but slightly bitter.</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4">
            <text:p>4</text:p>
          </table:table-cell>
          <table:table-cell office:value-type="float" office:value="3">
            <text:p>3</text:p>
          </table:table-cell>
          <table:table-cell office:value-type="float" office:value="19">
            <text:p>19</text:p>
          </table:table-cell>
          <table:table-cell office:value-type="float" office:value="19">
            <text:p>19</text:p>
          </table:table-cell>
          <table:table-cell office:value-type="string">
            <text:p>Tastes great! But costs too much</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5">
            <text:p>5</text:p>
          </table:table-cell>
          <table:table-cell office:value-type="float" office:value="3">
            <text:p>3</text:p>
          </table:table-cell>
          <table:table-cell office:value-type="float" office:value="20">
            <text:p>20</text:p>
          </table:table-cell>
          <table:table-cell office:value-type="float" office:value="20">
            <text:p>20</text:p>
          </table:table-cell>
          <table:table-cell office:value-type="string">
            <text:p>Thick and creamy and very chocolatey</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3">
            <text:p>3</text:p>
          </table:table-cell>
          <table:table-cell office:value-type="float" office:value="21">
            <text:p>21</text:p>
          </table:table-cell>
          <table:table-cell office:value-type="float" office:value="21">
            <text:p>21</text:p>
          </table:table-cell>
          <table:table-cell office:value-type="string">
            <text:p>Way too costly. This kind of cost does not justify the taste</text:p>
          </table:table-cell>
          <table:table-cell office:value-type="float" office:value="2">
            <text:p>2</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3">
            <text:p>3</text:p>
          </table:table-cell>
          <table:table-cell office:value-type="float" office:value="22">
            <text:p>22</text:p>
          </table:table-cell>
          <table:table-cell office:value-type="float" office:value="22">
            <text:p>22</text:p>
          </table:table-cell>
          <table:table-cell office:value-type="string">
            <text:p>Nice. Very chocolatey.</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3">
            <text:p>3</text:p>
          </table:table-cell>
          <table:table-cell office:value-type="float" office:value="23">
            <text:p>23</text:p>
          </table:table-cell>
          <table:table-cell office:value-type="float" office:value="23">
            <text:p>23</text:p>
          </table:table-cell>
          <table:table-cell office:value-type="string">
            <text:p>Taste is okay, but the cost is waay too much</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3">
            <text:p>3</text:p>
          </table:table-cell>
          <table:table-cell office:value-type="float" office:value="24">
            <text:p>24</text:p>
          </table:table-cell>
          <table:table-cell office:value-type="float" office:value="24">
            <text:p>24</text:p>
          </table:table-cell>
          <table:table-cell office:value-type="string">
            <text:p>One of the best coffees I've ever had!!</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5">
            <text:p>5</text:p>
          </table:table-cell>
          <table:table-cell office:value-type="float" office:value="25">
            <text:p>25</text:p>
          </table:table-cell>
          <table:table-cell office:value-type="float" office:value="25">
            <text:p>25</text:p>
          </table:table-cell>
          <table:table-cell office:value-type="string">
            <text:p>The beef was overcooked.</text:p>
          </table:table-cell>
          <table:table-cell office:value-type="float" office:value="2">
            <text:p>2</text:p>
          </table:table-cell>
          <table:table-cell office:value-type="date" office:date-value="2012-11-17T10:20:00" table:style-name="DateTimeCell">
            <text:p>2012-11-17 10:20:00</text:p>
          </table:table-cell>
        </table:table-row>
        <table:table-row>
          <table:table-cell office:value-type="float" office:value="7">
            <text:p>7</text:p>
          </table:table-cell>
          <table:table-cell office:value-type="float" office:value="5">
            <text:p>5</text:p>
          </table:table-cell>
          <table:table-cell office:value-type="float" office:value="26">
            <text:p>26</text:p>
          </table:table-cell>
          <table:table-cell office:value-type="float" office:value="26">
            <text:p>26</text:p>
          </table:table-cell>
          <table:table-cell office:value-type="string">
            <text:p>Amount is too low</text:p>
          </table:table-cell>
          <table:table-cell office:value-type="float" office:value="2">
            <text:p>2</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5">
            <text:p>5</text:p>
          </table:table-cell>
          <table:table-cell office:value-type="float" office:value="27">
            <text:p>27</text:p>
          </table:table-cell>
          <table:table-cell office:value-type="float" office:value="27">
            <text:p>27</text:p>
          </table:table-cell>
          <table:table-cell office:value-type="string">
            <text:p>The taste is amazing.</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2">
            <text:p>2</text:p>
          </table:table-cell>
          <table:table-cell office:value-type="float" office:value="5">
            <text:p>5</text:p>
          </table:table-cell>
          <table:table-cell office:value-type="float" office:value="28">
            <text:p>28</text:p>
          </table:table-cell>
          <table:table-cell office:value-type="float" office:value="28">
            <text:p>28</text:p>
          </table:table-cell>
          <table:table-cell office:value-type="string">
            <text:p>The amount served is way too small. Not very good value for money</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3">
            <text:p>3</text:p>
          </table:table-cell>
          <table:table-cell office:value-type="float" office:value="5">
            <text:p>5</text:p>
          </table:table-cell>
          <table:table-cell office:value-type="float" office:value="29">
            <text:p>29</text:p>
          </table:table-cell>
          <table:table-cell office:value-type="float" office:value="29">
            <text:p>29</text:p>
          </table:table-cell>
          <table:table-cell office:value-type="string">
            <text:p>Tastes too good.</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5">
            <text:p>5</text:p>
          </table:table-cell>
          <table:table-cell office:value-type="float" office:value="5">
            <text:p>5</text:p>
          </table:table-cell>
          <table:table-cell office:value-type="float" office:value="30">
            <text:p>30</text:p>
          </table:table-cell>
          <table:table-cell office:value-type="float" office:value="30">
            <text:p>30</text:p>
          </table:table-cell>
          <table:table-cell office:value-type="string">
            <text:p>Very low amount. And they put too much salt.</text:p>
          </table:table-cell>
          <table:table-cell office:value-type="float" office:value="2">
            <text:p>2</text:p>
          </table:table-cell>
          <table:table-cell office:value-type="date" office:date-value="2012-11-17T10:20:00" table:style-name="DateTimeCell">
            <text:p>2012-11-17 10:20:00</text:p>
          </table:table-cell>
        </table:table-row>
        <table:table-row>
          <table:table-cell office:value-type="float" office:value="2">
            <text:p>2</text:p>
          </table:table-cell>
          <table:table-cell office:value-type="float" office:value="6">
            <text:p>6</text:p>
          </table:table-cell>
          <table:table-cell office:value-type="float" office:value="36">
            <text:p>36</text:p>
          </table:table-cell>
          <table:table-cell office:value-type="float" office:value="31">
            <text:p>31</text:p>
          </table:table-cell>
          <table:table-cell office:value-type="string">
            <text:p>Amount is not enough.</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6">
            <text:p>6</text:p>
          </table:table-cell>
          <table:table-cell office:value-type="float" office:value="37">
            <text:p>37</text:p>
          </table:table-cell>
          <table:table-cell office:value-type="float" office:value="32">
            <text:p>32</text:p>
          </table:table-cell>
          <table:table-cell office:value-type="string">
            <text:p>Good amount, price is okay.</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6">
            <text:p>6</text:p>
          </table:table-cell>
          <table:table-cell office:value-type="float" office:value="38">
            <text:p>38</text:p>
          </table:table-cell>
          <table:table-cell office:value-type="float" office:value="33">
            <text:p>33</text:p>
          </table:table-cell>
          <table:table-cell office:value-type="string">
            <text:p>I like it. Love the taste a lot.</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2">
            <text:p>2</text:p>
          </table:table-cell>
          <table:table-cell office:value-type="float" office:value="7">
            <text:p>7</text:p>
          </table:table-cell>
          <table:table-cell office:value-type="float" office:value="41">
            <text:p>41</text:p>
          </table:table-cell>
          <table:table-cell office:value-type="float" office:value="34">
            <text:p>34</text:p>
          </table:table-cell>
          <table:table-cell office:value-type="string">
            <text:p>One of the best burgers I've ever had.</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9">
            <text:p>9</text:p>
          </table:table-cell>
          <table:table-cell office:value-type="float" office:value="7">
            <text:p>7</text:p>
          </table:table-cell>
          <table:table-cell office:value-type="float" office:value="42">
            <text:p>42</text:p>
          </table:table-cell>
          <table:table-cell office:value-type="float" office:value="35">
            <text:p>35</text:p>
          </table:table-cell>
          <table:table-cell office:value-type="string">
            <text:p>Amount good, taste good.</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2">
            <text:p>2</text:p>
          </table:table-cell>
          <table:table-cell office:value-type="float" office:value="7">
            <text:p>7</text:p>
          </table:table-cell>
          <table:table-cell office:value-type="float" office:value="43">
            <text:p>43</text:p>
          </table:table-cell>
          <table:table-cell office:value-type="float" office:value="36">
            <text:p>36</text:p>
          </table:table-cell>
          <table:table-cell office:value-type="string">
            <text:p>The amount of cheese is perfect. Tastes great.</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11">
            <text:p>11</text:p>
          </table:table-cell>
          <table:table-cell office:value-type="float" office:value="7">
            <text:p>7</text:p>
          </table:table-cell>
          <table:table-cell office:value-type="float" office:value="44">
            <text:p>44</text:p>
          </table:table-cell>
          <table:table-cell office:value-type="float" office:value="37">
            <text:p>37</text:p>
          </table:table-cell>
          <table:table-cell office:value-type="string">
            <text:p>Tastes very good. But the salt could be a bit low.</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12">
            <text:p>12</text:p>
          </table:table-cell>
          <table:table-cell office:value-type="float" office:value="7">
            <text:p>7</text:p>
          </table:table-cell>
          <table:table-cell office:value-type="float" office:value="45">
            <text:p>45</text:p>
          </table:table-cell>
          <table:table-cell office:value-type="float" office:value="38">
            <text:p>38</text:p>
          </table:table-cell>
          <table:table-cell office:value-type="string">
            <text:p>If you come to Takeout, this is your must-have!</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15">
            <text:p>15</text:p>
          </table:table-cell>
          <table:table-cell office:value-type="float" office:value="7">
            <text:p>7</text:p>
          </table:table-cell>
          <table:table-cell office:value-type="float" office:value="46">
            <text:p>46</text:p>
          </table:table-cell>
          <table:table-cell office:value-type="float" office:value="39">
            <text:p>39</text:p>
          </table:table-cell>
          <table:table-cell office:value-type="string">
            <text:p>Tastes very very good. But worth only if you have the money to spare.</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4">
            <text:p>4</text:p>
          </table:table-cell>
          <table:table-cell office:value-type="float" office:value="15">
            <text:p>15</text:p>
          </table:table-cell>
          <table:table-cell office:value-type="float" office:value="75">
            <text:p>75</text:p>
          </table:table-cell>
          <table:table-cell office:value-type="float" office:value="40">
            <text:p>40</text:p>
          </table:table-cell>
          <table:table-cell office:value-type="string">
            <text:p>Tastes very sweet. Looks very mouth watering too.</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15">
            <text:p>15</text:p>
          </table:table-cell>
          <table:table-cell office:value-type="float" office:value="76">
            <text:p>76</text:p>
          </table:table-cell>
          <table:table-cell office:value-type="float" office:value="41">
            <text:p>41</text:p>
          </table:table-cell>
          <table:table-cell office:value-type="string">
            <text:p>Too much sugar.</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9">
            <text:p>9</text:p>
          </table:table-cell>
          <table:table-cell office:value-type="float" office:value="15">
            <text:p>15</text:p>
          </table:table-cell>
          <table:table-cell office:value-type="float" office:value="77">
            <text:p>77</text:p>
          </table:table-cell>
          <table:table-cell office:value-type="float" office:value="42">
            <text:p>42</text:p>
          </table:table-cell>
          <table:table-cell office:value-type="string">
            <text:p>Very creamy and the coffee tastes great.</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15">
            <text:p>15</text:p>
          </table:table-cell>
          <table:table-cell office:value-type="float" office:value="78">
            <text:p>78</text:p>
          </table:table-cell>
          <table:table-cell office:value-type="float" office:value="43">
            <text:p>43</text:p>
          </table:table-cell>
          <table:table-cell office:value-type="string">
            <text:p>Incredible taste. Fills the stomach with pure joy.</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3">
            <text:p>3</text:p>
          </table:table-cell>
          <table:table-cell office:value-type="float" office:value="15">
            <text:p>15</text:p>
          </table:table-cell>
          <table:table-cell office:value-type="float" office:value="79">
            <text:p>79</text:p>
          </table:table-cell>
          <table:table-cell office:value-type="float" office:value="44">
            <text:p>44</text:p>
          </table:table-cell>
          <table:table-cell office:value-type="string">
            <text:p>Taste's okay.</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2">
            <text:p>2</text:p>
          </table:table-cell>
          <table:table-cell office:value-type="float" office:value="15">
            <text:p>15</text:p>
          </table:table-cell>
          <table:table-cell office:value-type="float" office:value="80">
            <text:p>80</text:p>
          </table:table-cell>
          <table:table-cell office:value-type="float" office:value="45">
            <text:p>45</text:p>
          </table:table-cell>
          <table:table-cell office:value-type="string">
            <text:p>The best dish I've ever had. Taste's too good!</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5">
            <text:p>5</text:p>
          </table:table-cell>
          <table:table-cell office:value-type="float" office:value="15">
            <text:p>15</text:p>
          </table:table-cell>
          <table:table-cell office:value-type="float" office:value="81">
            <text:p>81</text:p>
          </table:table-cell>
          <table:table-cell office:value-type="float" office:value="46">
            <text:p>46</text:p>
          </table:table-cell>
          <table:table-cell office:value-type="string">
            <text:p>Too thick. They could not prepare it well</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16">
            <text:p>16</text:p>
          </table:table-cell>
          <table:table-cell office:value-type="float" office:value="86">
            <text:p>86</text:p>
          </table:table-cell>
          <table:table-cell office:value-type="float" office:value="47">
            <text:p>47</text:p>
          </table:table-cell>
          <table:table-cell office:value-type="string">
            <text:p>The shrimp was just perfect. Tasted too good.</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16">
            <text:p>16</text:p>
          </table:table-cell>
          <table:table-cell office:value-type="float" office:value="87">
            <text:p>87</text:p>
          </table:table-cell>
          <table:table-cell office:value-type="float" office:value="48">
            <text:p>48</text:p>
          </table:table-cell>
          <table:table-cell office:value-type="string">
            <text:p>I honestly have no idea what everyone is raving about. The wings were too crisp. Not at all what I expected.</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7">
            <text:p>7</text:p>
          </table:table-cell>
          <table:table-cell office:value-type="float" office:value="16">
            <text:p>16</text:p>
          </table:table-cell>
          <table:table-cell office:value-type="float" office:value="88">
            <text:p>88</text:p>
          </table:table-cell>
          <table:table-cell office:value-type="float" office:value="49">
            <text:p>49</text:p>
          </table:table-cell>
          <table:table-cell office:value-type="string">
            <text:p>The steak was cooked to perfection.</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15">
            <text:p>15</text:p>
          </table:table-cell>
          <table:table-cell office:value-type="float" office:value="16">
            <text:p>16</text:p>
          </table:table-cell>
          <table:table-cell office:value-type="float" office:value="90">
            <text:p>90</text:p>
          </table:table-cell>
          <table:table-cell office:value-type="float" office:value="50">
            <text:p>50</text:p>
          </table:table-cell>
          <table:table-cell office:value-type="string">
            <text:p>Melts in you mouth. Abolutely wonderful.</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15">
            <text:p>15</text:p>
          </table:table-cell>
          <table:table-cell office:value-type="float" office:value="17">
            <text:p>17</text:p>
          </table:table-cell>
          <table:table-cell office:value-type="float" office:value="91">
            <text:p>91</text:p>
          </table:table-cell>
          <table:table-cell office:value-type="float" office:value="51">
            <text:p>51</text:p>
          </table:table-cell>
          <table:table-cell office:value-type="string">
            <text:p>Best one ever!</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15">
            <text:p>15</text:p>
          </table:table-cell>
          <table:table-cell office:value-type="float" office:value="17">
            <text:p>17</text:p>
          </table:table-cell>
          <table:table-cell office:value-type="float" office:value="92">
            <text:p>92</text:p>
          </table:table-cell>
          <table:table-cell office:value-type="float" office:value="52">
            <text:p>52</text:p>
          </table:table-cell>
          <table:table-cell office:value-type="string">
            <text:p>Yummy.. its too big for one to finish!!</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4">
            <text:p>4</text:p>
          </table:table-cell>
          <table:table-cell office:value-type="float" office:value="17">
            <text:p>17</text:p>
          </table:table-cell>
          <table:table-cell office:value-type="float" office:value="93">
            <text:p>93</text:p>
          </table:table-cell>
          <table:table-cell office:value-type="float" office:value="53">
            <text:p>53</text:p>
          </table:table-cell>
          <table:table-cell office:value-type="string">
            <text:p>Really sweet and fabulous.</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3">
            <text:p>3</text:p>
          </table:table-cell>
          <table:table-cell office:value-type="float" office:value="17">
            <text:p>17</text:p>
          </table:table-cell>
          <table:table-cell office:value-type="float" office:value="94">
            <text:p>94</text:p>
          </table:table-cell>
          <table:table-cell office:value-type="float" office:value="54">
            <text:p>54</text:p>
          </table:table-cell>
          <table:table-cell office:value-type="string">
            <text:p>Very good taste,</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5">
            <text:p>5</text:p>
          </table:table-cell>
          <table:table-cell office:value-type="float" office:value="17">
            <text:p>17</text:p>
          </table:table-cell>
          <table:table-cell office:value-type="float" office:value="95">
            <text:p>95</text:p>
          </table:table-cell>
          <table:table-cell office:value-type="float" office:value="55">
            <text:p>55</text:p>
          </table:table-cell>
          <table:table-cell office:value-type="string">
            <text:p>Amazing! I love the cooking.</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2">
            <text:p>2</text:p>
          </table:table-cell>
          <table:table-cell office:value-type="float" office:value="17">
            <text:p>17</text:p>
          </table:table-cell>
          <table:table-cell office:value-type="float" office:value="96">
            <text:p>96</text:p>
          </table:table-cell>
          <table:table-cell office:value-type="float" office:value="56">
            <text:p>56</text:p>
          </table:table-cell>
          <table:table-cell office:value-type="string">
            <text:p>It is too good.. The red velvet waffle is my most favorite..</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4">
            <text:p>4</text:p>
          </table:table-cell>
          <table:table-cell office:value-type="float" office:value="17">
            <text:p>17</text:p>
          </table:table-cell>
          <table:table-cell office:value-type="float" office:value="97">
            <text:p>97</text:p>
          </table:table-cell>
          <table:table-cell office:value-type="float" office:value="57">
            <text:p>57</text:p>
          </table:table-cell>
          <table:table-cell office:value-type="string">
            <text:p>A bit over-priced. Do consider that price range must not rise more than this.</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17">
            <text:p>17</text:p>
          </table:table-cell>
          <table:table-cell office:value-type="float" office:value="98">
            <text:p>98</text:p>
          </table:table-cell>
          <table:table-cell office:value-type="float" office:value="58">
            <text:p>58</text:p>
          </table:table-cell>
          <table:table-cell office:value-type="string">
            <text:p>Both the food and the service were horrible.</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17">
            <text:p>17</text:p>
          </table:table-cell>
          <table:table-cell office:value-type="float" office:value="99">
            <text:p>99</text:p>
          </table:table-cell>
          <table:table-cell office:value-type="float" office:value="59">
            <text:p>59</text:p>
          </table:table-cell>
          <table:table-cell office:value-type="string">
            <text:p>They should work on the taste.</text:p>
          </table:table-cell>
          <table:table-cell office:value-type="float" office:value="2">
            <text:p>2</text:p>
          </table:table-cell>
          <table:table-cell office:value-type="date" office:date-value="2012-11-17T10:20:00" table:style-name="DateTimeCell">
            <text:p>2012-11-17 10:20:00</text:p>
          </table:table-cell>
        </table:table-row>
        <table:table-row>
          <table:table-cell office:value-type="float" office:value="7">
            <text:p>7</text:p>
          </table:table-cell>
          <table:table-cell office:value-type="float" office:value="17">
            <text:p>17</text:p>
          </table:table-cell>
          <table:table-cell office:value-type="float" office:value="100">
            <text:p>100</text:p>
          </table:table-cell>
          <table:table-cell office:value-type="float" office:value="60">
            <text:p>60</text:p>
          </table:table-cell>
          <table:table-cell office:value-type="string">
            <text:p>The drink was not good at all.</text:p>
          </table:table-cell>
          <table:table-cell office:value-type="float" office:value="2">
            <text:p>2</text:p>
          </table:table-cell>
          <table:table-cell office:value-type="date" office:date-value="2012-11-17T10:20:00" table:style-name="DateTimeCell">
            <text:p>2012-11-17 10:20:00</text:p>
          </table:table-cell>
        </table:table-row>
        <table:table-row>
          <table:table-cell office:value-type="float" office:value="5">
            <text:p>5</text:p>
          </table:table-cell>
          <table:table-cell office:value-type="float" office:value="18">
            <text:p>18</text:p>
          </table:table-cell>
          <table:table-cell office:value-type="float" office:value="101">
            <text:p>101</text:p>
          </table:table-cell>
          <table:table-cell office:value-type="float" office:value="61">
            <text:p>61</text:p>
          </table:table-cell>
          <table:table-cell office:value-type="string">
            <text:p>Food was not tasty.</text:p>
          </table:table-cell>
          <table:table-cell office:value-type="float" office:value="2">
            <text:p>2</text:p>
          </table:table-cell>
          <table:table-cell office:value-type="date" office:date-value="2012-11-17T10:20:00" table:style-name="DateTimeCell">
            <text:p>2012-11-17 10:20:00</text:p>
          </table:table-cell>
        </table:table-row>
        <table:table-row>
          <table:table-cell office:value-type="float" office:value="9">
            <text:p>9</text:p>
          </table:table-cell>
          <table:table-cell office:value-type="float" office:value="18">
            <text:p>18</text:p>
          </table:table-cell>
          <table:table-cell office:value-type="float" office:value="102">
            <text:p>102</text:p>
          </table:table-cell>
          <table:table-cell office:value-type="float" office:value="62">
            <text:p>62</text:p>
          </table:table-cell>
          <table:table-cell office:value-type="string">
            <text:p>It's not good at all.</text:p>
          </table:table-cell>
          <table:table-cell office:value-type="float" office:value="2">
            <text:p>2</text:p>
          </table:table-cell>
          <table:table-cell office:value-type="date" office:date-value="2012-11-17T10:20:00" table:style-name="DateTimeCell">
            <text:p>2012-11-17 10:20:00</text:p>
          </table:table-cell>
        </table:table-row>
        <table:table-row>
          <table:table-cell office:value-type="float" office:value="5">
            <text:p>5</text:p>
          </table:table-cell>
          <table:table-cell office:value-type="float" office:value="18">
            <text:p>18</text:p>
          </table:table-cell>
          <table:table-cell office:value-type="float" office:value="103">
            <text:p>103</text:p>
          </table:table-cell>
          <table:table-cell office:value-type="float" office:value="63">
            <text:p>63</text:p>
          </table:table-cell>
          <table:table-cell office:value-type="string">
            <text:p>Worst ever. Undercooked and completely ruined the experience.</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4">
            <text:p>4</text:p>
          </table:table-cell>
          <table:table-cell office:value-type="float" office:value="23">
            <text:p>23</text:p>
          </table:table-cell>
          <table:table-cell office:value-type="float" office:value="122">
            <text:p>122</text:p>
          </table:table-cell>
          <table:table-cell office:value-type="float" office:value="64">
            <text:p>64</text:p>
          </table:table-cell>
          <table:table-cell office:value-type="string">
            <text:p>The food was tasty.</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23">
            <text:p>23</text:p>
          </table:table-cell>
          <table:table-cell office:value-type="float" office:value="123">
            <text:p>123</text:p>
          </table:table-cell>
          <table:table-cell office:value-type="float" office:value="65">
            <text:p>65</text:p>
          </table:table-cell>
          <table:table-cell office:value-type="string">
            <text:p>Look out for the amount. We wildly misjudged the proportions and ordered too much.</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5">
            <text:p>5</text:p>
          </table:table-cell>
          <table:table-cell office:value-type="float" office:value="23">
            <text:p>23</text:p>
          </table:table-cell>
          <table:table-cell office:value-type="float" office:value="124">
            <text:p>124</text:p>
          </table:table-cell>
          <table:table-cell office:value-type="float" office:value="66">
            <text:p>66</text:p>
          </table:table-cell>
          <table:table-cell office:value-type="string">
            <text:p>The food was very tasty.</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23">
            <text:p>23</text:p>
          </table:table-cell>
          <table:table-cell office:value-type="float" office:value="125">
            <text:p>125</text:p>
          </table:table-cell>
          <table:table-cell office:value-type="float" office:value="67">
            <text:p>67</text:p>
          </table:table-cell>
          <table:table-cell office:value-type="string">
            <text:p>It really did exceed expectations.</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4">
            <text:p>4</text:p>
          </table:table-cell>
          <table:table-cell office:value-type="float" office:value="23">
            <text:p>23</text:p>
          </table:table-cell>
          <table:table-cell office:value-type="float" office:value="126">
            <text:p>126</text:p>
          </table:table-cell>
          <table:table-cell office:value-type="float" office:value="68">
            <text:p>68</text:p>
          </table:table-cell>
          <table:table-cell office:value-type="string">
            <text:p>I have liked the food, the presentation and service quality is really good as well.</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12">
            <text:p>12</text:p>
          </table:table-cell>
          <table:table-cell office:value-type="float" office:value="23">
            <text:p>23</text:p>
          </table:table-cell>
          <table:table-cell office:value-type="float" office:value="127">
            <text:p>127</text:p>
          </table:table-cell>
          <table:table-cell office:value-type="float" office:value="69">
            <text:p>69</text:p>
          </table:table-cell>
          <table:table-cell office:value-type="string">
            <text:p>The cooking is excellent.</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14">
            <text:p>14</text:p>
          </table:table-cell>
          <table:table-cell office:value-type="float" office:value="23">
            <text:p>23</text:p>
          </table:table-cell>
          <table:table-cell office:value-type="float" office:value="128">
            <text:p>128</text:p>
          </table:table-cell>
          <table:table-cell office:value-type="float" office:value="70">
            <text:p>70</text:p>
          </table:table-cell>
          <table:table-cell office:value-type="string">
            <text:p>Good food and very delicious.</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23">
            <text:p>23</text:p>
          </table:table-cell>
          <table:table-cell office:value-type="float" office:value="129">
            <text:p>129</text:p>
          </table:table-cell>
          <table:table-cell office:value-type="float" office:value="71">
            <text:p>71</text:p>
          </table:table-cell>
          <table:table-cell office:value-type="string">
            <text:p>Food is awesome</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9">
            <text:p>9</text:p>
          </table:table-cell>
          <table:table-cell office:value-type="float" office:value="23">
            <text:p>23</text:p>
          </table:table-cell>
          <table:table-cell office:value-type="float" office:value="130">
            <text:p>130</text:p>
          </table:table-cell>
          <table:table-cell office:value-type="float" office:value="72">
            <text:p>72</text:p>
          </table:table-cell>
          <table:table-cell office:value-type="string">
            <text:p>Loved every bite.</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7">
            <text:p>7</text:p>
          </table:table-cell>
          <table:table-cell office:value-type="float" office:value="25">
            <text:p>25</text:p>
          </table:table-cell>
          <table:table-cell office:value-type="float" office:value="131">
            <text:p>131</text:p>
          </table:table-cell>
          <table:table-cell office:value-type="float" office:value="73">
            <text:p>73</text:p>
          </table:table-cell>
          <table:table-cell office:value-type="string">
            <text:p>Excellent food</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11">
            <text:p>11</text:p>
          </table:table-cell>
          <table:table-cell office:value-type="float" office:value="25">
            <text:p>25</text:p>
          </table:table-cell>
          <table:table-cell office:value-type="float" office:value="132">
            <text:p>132</text:p>
          </table:table-cell>
          <table:table-cell office:value-type="float" office:value="74">
            <text:p>74</text:p>
          </table:table-cell>
          <table:table-cell office:value-type="string">
            <text:p>A little much oily</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5">
            <text:p>5</text:p>
          </table:table-cell>
          <table:table-cell office:value-type="float" office:value="25">
            <text:p>25</text:p>
          </table:table-cell>
          <table:table-cell office:value-type="float" office:value="133">
            <text:p>133</text:p>
          </table:table-cell>
          <table:table-cell office:value-type="float" office:value="75">
            <text:p>75</text:p>
          </table:table-cell>
          <table:table-cell office:value-type="string">
            <text:p>Just the worst ever! Quantity too much low</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25">
            <text:p>25</text:p>
          </table:table-cell>
          <table:table-cell office:value-type="float" office:value="134">
            <text:p>134</text:p>
          </table:table-cell>
          <table:table-cell office:value-type="float" office:value="76">
            <text:p>76</text:p>
          </table:table-cell>
          <table:table-cell office:value-type="string">
            <text:p>Not bad, but still overall a bad experience</text:p>
          </table:table-cell>
          <table:table-cell office:value-type="float" office:value="2">
            <text:p>2</text:p>
          </table:table-cell>
          <table:table-cell office:value-type="date" office:date-value="2012-11-17T10:20:00" table:style-name="DateTimeCell">
            <text:p>2012-11-17 10:20:00</text:p>
          </table:table-cell>
        </table:table-row>
        <table:table-row>
          <table:table-cell office:value-type="float" office:value="4">
            <text:p>4</text:p>
          </table:table-cell>
          <table:table-cell office:value-type="float" office:value="27">
            <text:p>27</text:p>
          </table:table-cell>
          <table:table-cell office:value-type="float" office:value="139">
            <text:p>139</text:p>
          </table:table-cell>
          <table:table-cell office:value-type="float" office:value="77">
            <text:p>77</text:p>
          </table:table-cell>
          <table:table-cell office:value-type="string">
            <text:p>The Worst I've ever had!!</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13">
            <text:p>13</text:p>
          </table:table-cell>
          <table:table-cell office:value-type="float" office:value="27">
            <text:p>27</text:p>
          </table:table-cell>
          <table:table-cell office:value-type="float" office:value="140">
            <text:p>140</text:p>
          </table:table-cell>
          <table:table-cell office:value-type="float" office:value="78">
            <text:p>78</text:p>
          </table:table-cell>
          <table:table-cell office:value-type="string">
            <text:p>Too much money for such an awful dish</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7">
            <text:p>7</text:p>
          </table:table-cell>
          <table:table-cell office:value-type="float" office:value="27">
            <text:p>27</text:p>
          </table:table-cell>
          <table:table-cell office:value-type="float" office:value="141">
            <text:p>141</text:p>
          </table:table-cell>
          <table:table-cell office:value-type="float" office:value="79">
            <text:p>79</text:p>
          </table:table-cell>
          <table:table-cell office:value-type="string">
            <text:p>The food is sickening</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8">
            <text:p>8</text:p>
          </table:table-cell>
          <table:table-cell office:value-type="float" office:value="27">
            <text:p>27</text:p>
          </table:table-cell>
          <table:table-cell office:value-type="float" office:value="142">
            <text:p>142</text:p>
          </table:table-cell>
          <table:table-cell office:value-type="float" office:value="80">
            <text:p>80</text:p>
          </table:table-cell>
          <table:table-cell office:value-type="string">
            <text:p>Super sticky and undercooked</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9">
            <text:p>9</text:p>
          </table:table-cell>
          <table:table-cell office:value-type="float" office:value="27">
            <text:p>27</text:p>
          </table:table-cell>
          <table:table-cell office:value-type="float" office:value="143">
            <text:p>143</text:p>
          </table:table-cell>
          <table:table-cell office:value-type="float" office:value="81">
            <text:p>81</text:p>
          </table:table-cell>
          <table:table-cell office:value-type="string">
            <text:p>Too much dry and awful smell</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27">
            <text:p>27</text:p>
          </table:table-cell>
          <table:table-cell office:value-type="float" office:value="144">
            <text:p>144</text:p>
          </table:table-cell>
          <table:table-cell office:value-type="float" office:value="82">
            <text:p>82</text:p>
          </table:table-cell>
          <table:table-cell office:value-type="string">
            <text:p>Terrible food</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27">
            <text:p>27</text:p>
          </table:table-cell>
          <table:table-cell office:value-type="float" office:value="145">
            <text:p>145</text:p>
          </table:table-cell>
          <table:table-cell office:value-type="float" office:value="83">
            <text:p>83</text:p>
          </table:table-cell>
          <table:table-cell office:value-type="string">
            <text:p>Tasty food</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2">
            <text:p>2</text:p>
          </table:table-cell>
          <table:table-cell office:value-type="float" office:value="27">
            <text:p>27</text:p>
          </table:table-cell>
          <table:table-cell office:value-type="float" office:value="146">
            <text:p>146</text:p>
          </table:table-cell>
          <table:table-cell office:value-type="float" office:value="84">
            <text:p>84</text:p>
          </table:table-cell>
          <table:table-cell office:value-type="string">
            <text:p>Just loved it</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3">
            <text:p>3</text:p>
          </table:table-cell>
          <table:table-cell office:value-type="float" office:value="29">
            <text:p>29</text:p>
          </table:table-cell>
          <table:table-cell office:value-type="float" office:value="147">
            <text:p>147</text:p>
          </table:table-cell>
          <table:table-cell office:value-type="float" office:value="85">
            <text:p>85</text:p>
          </table:table-cell>
          <table:table-cell office:value-type="string">
            <text:p>Food quality is fantastic</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4">
            <text:p>4</text:p>
          </table:table-cell>
          <table:table-cell office:value-type="float" office:value="29">
            <text:p>29</text:p>
          </table:table-cell>
          <table:table-cell office:value-type="float" office:value="148">
            <text:p>148</text:p>
          </table:table-cell>
          <table:table-cell office:value-type="float" office:value="86">
            <text:p>86</text:p>
          </table:table-cell>
          <table:table-cell office:value-type="string">
            <text:p>Preperataion and quality is okay. Recommend you try it.</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29">
            <text:p>29</text:p>
          </table:table-cell>
          <table:table-cell office:value-type="float" office:value="149">
            <text:p>149</text:p>
          </table:table-cell>
          <table:table-cell office:value-type="float" office:value="87">
            <text:p>87</text:p>
          </table:table-cell>
          <table:table-cell office:value-type="string">
            <text:p>Enjoyed it quite a lot actually</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7">
            <text:p>7</text:p>
          </table:table-cell>
          <table:table-cell office:value-type="float" office:value="29">
            <text:p>29</text:p>
          </table:table-cell>
          <table:table-cell office:value-type="float" office:value="150">
            <text:p>150</text:p>
          </table:table-cell>
          <table:table-cell office:value-type="float" office:value="88">
            <text:p>88</text:p>
          </table:table-cell>
          <table:table-cell office:value-type="string">
            <text:p>Very tasty</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2">
            <text:p>2</text:p>
          </table:table-cell>
          <table:table-cell office:value-type="float" office:value="29">
            <text:p>29</text:p>
          </table:table-cell>
          <table:table-cell office:value-type="float" office:value="151">
            <text:p>151</text:p>
          </table:table-cell>
          <table:table-cell office:value-type="float" office:value="89">
            <text:p>89</text:p>
          </table:table-cell>
          <table:table-cell office:value-type="string">
            <text:p>Nothing special! I was wondering why ppl are crazy bout it</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4">
            <text:p>4</text:p>
          </table:table-cell>
          <table:table-cell office:value-type="float" office:value="29">
            <text:p>29</text:p>
          </table:table-cell>
          <table:table-cell office:value-type="float" office:value="152">
            <text:p>152</text:p>
          </table:table-cell>
          <table:table-cell office:value-type="float" office:value="90">
            <text:p>90</text:p>
          </table:table-cell>
          <table:table-cell office:value-type="string">
            <text:p>This has become my favourite dish here</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29">
            <text:p>29</text:p>
          </table:table-cell>
          <table:table-cell office:value-type="float" office:value="153">
            <text:p>153</text:p>
          </table:table-cell>
          <table:table-cell office:value-type="float" office:value="91">
            <text:p>91</text:p>
          </table:table-cell>
          <table:table-cell office:value-type="string">
            <text:p>Lots of chicken and butter</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8">
            <text:p>8</text:p>
          </table:table-cell>
          <table:table-cell office:value-type="float" office:value="29">
            <text:p>29</text:p>
          </table:table-cell>
          <table:table-cell office:value-type="float" office:value="154">
            <text:p>154</text:p>
          </table:table-cell>
          <table:table-cell office:value-type="float" office:value="92">
            <text:p>92</text:p>
          </table:table-cell>
          <table:table-cell office:value-type="string">
            <text:p>Food quality average</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15">
            <text:p>15</text:p>
          </table:table-cell>
          <table:table-cell office:value-type="float" office:value="29">
            <text:p>29</text:p>
          </table:table-cell>
          <table:table-cell office:value-type="float" office:value="155">
            <text:p>155</text:p>
          </table:table-cell>
          <table:table-cell office:value-type="float" office:value="93">
            <text:p>93</text:p>
          </table:table-cell>
          <table:table-cell office:value-type="string">
            <text:p>Taste very good. </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14">
            <text:p>14</text:p>
          </table:table-cell>
          <table:table-cell office:value-type="float" office:value="30">
            <text:p>30</text:p>
          </table:table-cell>
          <table:table-cell office:value-type="float" office:value="156">
            <text:p>156</text:p>
          </table:table-cell>
          <table:table-cell office:value-type="float" office:value="94">
            <text:p>94</text:p>
          </table:table-cell>
          <table:table-cell office:value-type="string">
            <text:p>It's awesome</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13">
            <text:p>13</text:p>
          </table:table-cell>
          <table:table-cell office:value-type="float" office:value="30">
            <text:p>30</text:p>
          </table:table-cell>
          <table:table-cell office:value-type="float" office:value="157">
            <text:p>157</text:p>
          </table:table-cell>
          <table:table-cell office:value-type="float" office:value="95">
            <text:p>95</text:p>
          </table:table-cell>
          <table:table-cell office:value-type="string">
            <text:p>It's nice. The chicken is quite good</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12">
            <text:p>12</text:p>
          </table:table-cell>
          <table:table-cell office:value-type="float" office:value="30">
            <text:p>30</text:p>
          </table:table-cell>
          <table:table-cell office:value-type="float" office:value="158">
            <text:p>158</text:p>
          </table:table-cell>
          <table:table-cell office:value-type="float" office:value="96">
            <text:p>96</text:p>
          </table:table-cell>
          <table:table-cell office:value-type="string">
            <text:p>Very yummy</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7">
            <text:p>7</text:p>
          </table:table-cell>
          <table:table-cell office:value-type="float" office:value="30">
            <text:p>30</text:p>
          </table:table-cell>
          <table:table-cell office:value-type="float" office:value="159">
            <text:p>159</text:p>
          </table:table-cell>
          <table:table-cell office:value-type="float" office:value="97">
            <text:p>97</text:p>
          </table:table-cell>
          <table:table-cell office:value-type="string">
            <text:p>The quality was so bad.</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7">
            <text:p>7</text:p>
          </table:table-cell>
          <table:table-cell office:value-type="float" office:value="30">
            <text:p>30</text:p>
          </table:table-cell>
          <table:table-cell office:value-type="float" office:value="160">
            <text:p>160</text:p>
          </table:table-cell>
          <table:table-cell office:value-type="float" office:value="98">
            <text:p>98</text:p>
          </table:table-cell>
          <table:table-cell office:value-type="string">
            <text:p>Love the food, but the spice is too much.</text:p>
          </table:table-cell>
          <table:table-cell office:value-type="float" office:value="2">
            <text:p>2</text:p>
          </table:table-cell>
          <table:table-cell office:value-type="date" office:date-value="2012-11-17T10:20:00" table:style-name="DateTimeCell">
            <text:p>2012-11-17 10:20:00</text:p>
          </table:table-cell>
        </table:table-row>
        <table:table-row>
          <table:table-cell office:value-type="float" office:value="8">
            <text:p>8</text:p>
          </table:table-cell>
          <table:table-cell office:value-type="float" office:value="30">
            <text:p>30</text:p>
          </table:table-cell>
          <table:table-cell office:value-type="float" office:value="161">
            <text:p>161</text:p>
          </table:table-cell>
          <table:table-cell office:value-type="float" office:value="99">
            <text:p>99</text:p>
          </table:table-cell>
          <table:table-cell office:value-type="string">
            <text:p>Absolutely awesome. Will definitely come back for more.</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2">
            <text:p>2</text:p>
          </table:table-cell>
          <table:table-cell office:value-type="float" office:value="30">
            <text:p>30</text:p>
          </table:table-cell>
          <table:table-cell office:value-type="float" office:value="162">
            <text:p>162</text:p>
          </table:table-cell>
          <table:table-cell office:value-type="float" office:value="100">
            <text:p>100</text:p>
          </table:table-cell>
          <table:table-cell office:value-type="string">
            <text:p>The food was amazing. A great experience.</text:p>
          </table:table-cell>
          <table:table-cell office:value-type="float" office:value="5">
            <text:p>5</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30">
            <text:p>30</text:p>
          </table:table-cell>
          <table:table-cell office:value-type="float" office:value="163">
            <text:p>163</text:p>
          </table:table-cell>
          <table:table-cell office:value-type="float" office:value="101">
            <text:p>101</text:p>
          </table:table-cell>
          <table:table-cell office:value-type="string">
            <text:p>The food came in late, and wasn't much good either.</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1">
            <text:p>1</text:p>
          </table:table-cell>
          <table:table-cell office:value-type="float" office:value="30">
            <text:p>30</text:p>
          </table:table-cell>
          <table:table-cell office:value-type="float" office:value="164">
            <text:p>164</text:p>
          </table:table-cell>
          <table:table-cell office:value-type="float" office:value="102">
            <text:p>102</text:p>
          </table:table-cell>
          <table:table-cell office:value-type="string">
            <text:p>Very much dissapointed with the taste.</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6">
            <text:p>6</text:p>
          </table:table-cell>
          <table:table-cell office:value-type="float" office:value="30">
            <text:p>30</text:p>
          </table:table-cell>
          <table:table-cell office:value-type="float" office:value="165">
            <text:p>165</text:p>
          </table:table-cell>
          <table:table-cell office:value-type="float" office:value="103">
            <text:p>103</text:p>
          </table:table-cell>
          <table:table-cell office:value-type="string">
            <text:p>Amazing quality. The beef was really good.</text:p>
          </table:table-cell>
          <table:table-cell office:value-type="float" office:value="4">
            <text:p>4</text:p>
          </table:table-cell>
          <table:table-cell office:value-type="date" office:date-value="2012-11-17T10:20:00" table:style-name="DateTimeCell">
            <text:p>2012-11-17 10:20:00</text:p>
          </table:table-cell>
        </table:table-row>
        <table:table-row>
          <table:table-cell office:value-type="float" office:value="5">
            <text:p>5</text:p>
          </table:table-cell>
          <table:table-cell office:value-type="float" office:value="4">
            <text:p>4</text:p>
          </table:table-cell>
          <table:table-cell office:value-type="float" office:value="166">
            <text:p>166</text:p>
          </table:table-cell>
          <table:table-cell office:value-type="float" office:value="104">
            <text:p>104</text:p>
          </table:table-cell>
          <table:table-cell office:value-type="string">
            <text:p>A complete disaster, ketchup all I could taste.</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5">
            <text:p>5</text:p>
          </table:table-cell>
          <table:table-cell office:value-type="float" office:value="4">
            <text:p>4</text:p>
          </table:table-cell>
          <table:table-cell office:value-type="float" office:value="167">
            <text:p>167</text:p>
          </table:table-cell>
          <table:table-cell office:value-type="float" office:value="105">
            <text:p>105</text:p>
          </table:table-cell>
          <table:table-cell office:value-type="string">
            <text:p>Baking was not good. I couldn't even taste anything.</text:p>
          </table:table-cell>
          <table:table-cell office:value-type="float" office:value="1">
            <text:p>1</text:p>
          </table:table-cell>
          <table:table-cell office:value-type="date" office:date-value="2012-11-17T10:20:00" table:style-name="DateTimeCell">
            <text:p>2012-11-17 10:20:00</text:p>
          </table:table-cell>
        </table:table-row>
        <table:table-row>
          <table:table-cell office:value-type="float" office:value="11">
            <text:p>11</text:p>
          </table:table-cell>
          <table:table-cell office:value-type="float" office:value="4">
            <text:p>4</text:p>
          </table:table-cell>
          <table:table-cell office:value-type="float" office:value="168">
            <text:p>168</text:p>
          </table:table-cell>
          <table:table-cell office:value-type="float" office:value="106">
            <text:p>106</text:p>
          </table:table-cell>
          <table:table-cell office:value-type="string">
            <text:p>Everything is up to the mark. </text:p>
          </table:table-cell>
          <table:table-cell office:value-type="float" office:value="3">
            <text:p>3</text:p>
          </table:table-cell>
          <table:table-cell office:value-type="date" office:date-value="2012-11-17T10:20:00" table:style-name="DateTimeCell">
            <text:p>2012-11-17 10:20:00</text:p>
          </table:table-cell>
        </table:table-row>
        <table:table-row>
          <table:table-cell office:value-type="float" office:value="15">
            <text:p>15</text:p>
          </table:table-cell>
          <table:table-cell office:value-type="float" office:value="4">
            <text:p>4</text:p>
          </table:table-cell>
          <table:table-cell office:value-type="float" office:value="169">
            <text:p>169</text:p>
          </table:table-cell>
          <table:table-cell office:value-type="float" office:value="107">
            <text:p>107</text:p>
          </table:table-cell>
          <table:table-cell office:value-type="string">
            <text:p>Tastes excellent!</text:p>
          </table:table-cell>
          <table:table-cell office:value-type="float" office:value="4">
            <text:p>4</text:p>
          </table:table-cell>
          <table:table-cell office:value-type="date" office:date-value="2012-11-17T10:20:00" table:style-name="DateTimeCell">
            <text:p>2012-11-17 10:20:00</text:p>
          </table:table-cell>
        </table:table-row>
      </table:table>
      <table:table table:name="rest_info">
        <table:table-row>
          <table:table-cell office:value-type="float" office:value="1">
            <text:p>1</text:p>
          </table:table-cell>
          <table:table-cell office:value-type="string">
            <text:p>Handi Dhanmondi</text:p>
          </table:table-cell>
          <table:table-cell office:value-type="string">
            <text:p>9/A , Rupayan Z.R Plaza, Satmasjid Road, Dhaka 1209</text:p>
          </table:table-cell>
          <table:table-cell office:value-type="float" office:value="23.746374">
            <text:p>23.746374</text:p>
          </table:table-cell>
          <table:table-cell office:value-type="float" office:value="90.371132">
            <text:p>90.371132</text:p>
          </table:table-cell>
          <table:table-cell office:value-type="string">
            <text:p/>
          </table:table-cell>
          <table:table-cell office:value-type="float" office:value="1841242634">
            <text:p>1841242634</text:p>
          </table:table-cell>
          <table:table-cell office:value-type="float" office:value="10">
            <text:p>10</text:p>
          </table:table-cell>
          <table:table-cell office:value-type="float" office:value="100">
            <text:p>100</text:p>
          </table:table-cell>
          <table:table-cell office:value-type="string">
            <text:p>rest_image\1.jpg</text:p>
          </table:table-cell>
          <table:table-cell office:value-type="date" office:date-value="2017-12-11T22:21:21" table:style-name="DateTimeCell">
            <text:p>2017-12-11 22:21:21</text:p>
          </table:table-cell>
        </table:table-row>
        <table:table-row>
          <table:table-cell office:value-type="float" office:value="2">
            <text:p>2</text:p>
          </table:table-cell>
          <table:table-cell office:value-type="string">
            <text:p>Sabroso Dhanmondi</text:p>
          </table:table-cell>
          <table:table-cell office:value-type="string">
            <text:p>House 67, Level 7, Navana GH Height, Satmasjid Rd, Dhaka 1209</text:p>
          </table:table-cell>
          <table:table-cell office:value-type="float" office:value="23.749712">
            <text:p>23.749712</text:p>
          </table:table-cell>
          <table:table-cell office:value-type="float" office:value="90.366402">
            <text:p>90.366402</text:p>
          </table:table-cell>
          <table:table-cell office:value-type="string">
            <text:p/>
          </table:table-cell>
          <table:table-cell office:value-type="float" office:value="1708031363">
            <text:p>1708031363</text:p>
          </table:table-cell>
          <table:table-cell office:value-type="float" office:value="9">
            <text:p>9</text:p>
          </table:table-cell>
          <table:table-cell office:value-type="float" office:value="100">
            <text:p>100</text:p>
          </table:table-cell>
          <table:table-cell office:value-type="string">
            <text:p>rest_image\2.jpg</text:p>
          </table:table-cell>
          <table:table-cell office:value-type="date" office:date-value="2011-12-17T22:21:00" table:style-name="DateTimeCell">
            <text:p>2011-12-17 22:21:00</text:p>
          </table:table-cell>
        </table:table-row>
        <table:table-row>
          <table:table-cell office:value-type="float" office:value="3">
            <text:p>3</text:p>
          </table:table-cell>
          <table:table-cell office:value-type="string">
            <text:p>Gloria Jean's Coffees</text:p>
          </table:table-cell>
          <table:table-cell office:value-type="string">
            <text:p>67, GH Heights (1st Floor), Satmasjid Rd, Dhaka 1205</text:p>
          </table:table-cell>
          <table:table-cell office:value-type="float" office:value="23.749620">
            <text:p>23.749620</text:p>
          </table:table-cell>
          <table:table-cell office:value-type="float" office:value="90.361237">
            <text:p>90.361237</text:p>
          </table:table-cell>
          <table:table-cell office:value-type="string">
            <text:p/>
          </table:table-cell>
          <table:table-cell office:value-type="float" office:value="1929333888">
            <text:p>1929333888</text:p>
          </table:table-cell>
          <table:table-cell office:value-type="float" office:value="8">
            <text:p>8</text:p>
          </table:table-cell>
          <table:table-cell office:value-type="float" office:value="100">
            <text:p>100</text:p>
          </table:table-cell>
          <table:table-cell office:value-type="string">
            <text:p>rest_image\3.jpg</text:p>
          </table:table-cell>
          <table:table-cell office:value-type="date" office:date-value="2011-12-17T22:21:00" table:style-name="DateTimeCell">
            <text:p>2011-12-17 22:21:00</text:p>
          </table:table-cell>
        </table:table-row>
        <table:table-row>
          <table:table-cell office:value-type="float" office:value="4">
            <text:p>4</text:p>
          </table:table-cell>
          <table:table-cell office:value-type="string">
            <text:p>Pasta State Dhanmondi</text:p>
          </table:table-cell>
          <table:table-cell office:value-type="string">
            <text:p>Almas, 8A Satmasjid Road, Dhanmondi 15, Dhaka 1207</text:p>
          </table:table-cell>
          <table:table-cell office:value-type="float" office:value="23.744139">
            <text:p>23.744139</text:p>
          </table:table-cell>
          <table:table-cell office:value-type="float" office:value="90.370949">
            <text:p>90.370949</text:p>
          </table:table-cell>
          <table:table-cell office:value-type="string">
            <text:p/>
          </table:table-cell>
          <table:table-cell office:value-type="float" office:value="1708428303">
            <text:p>1708428303</text:p>
          </table:table-cell>
          <table:table-cell office:value-type="float" office:value="7">
            <text:p>7</text:p>
          </table:table-cell>
          <table:table-cell office:value-type="float" office:value="100">
            <text:p>100</text:p>
          </table:table-cell>
          <table:table-cell office:value-type="string">
            <text:p>rest_image\4.jpg</text:p>
          </table:table-cell>
          <table:table-cell office:value-type="date" office:date-value="2011-12-17T22:21:00" table:style-name="DateTimeCell">
            <text:p>2011-12-17 22:21:00</text:p>
          </table:table-cell>
        </table:table-row>
        <table:table-row>
          <table:table-cell office:value-type="float" office:value="5">
            <text:p>5</text:p>
          </table:table-cell>
          <table:table-cell office:value-type="string">
            <text:p>Madchef Dhanmondi</text:p>
          </table:table-cell>
          <table:table-cell office:value-type="string">
            <text:p>4th Floor, Rangs KB Square, 49/A, Satmashjid Road, Adjacent to Road 9/A, Dhaka 1209</text:p>
          </table:table-cell>
          <table:table-cell office:value-type="float" office:value="23.744684">
            <text:p>23.744684</text:p>
          </table:table-cell>
          <table:table-cell office:value-type="float" office:value="90.369904">
            <text:p>90.369904</text:p>
          </table:table-cell>
          <table:table-cell office:value-type="string">
            <text:p/>
          </table:table-cell>
          <table:table-cell office:value-type="float" office:value="1715407350">
            <text:p>1715407350</text:p>
          </table:table-cell>
          <table:table-cell office:value-type="float" office:value="6">
            <text:p>6</text:p>
          </table:table-cell>
          <table:table-cell office:value-type="float" office:value="100">
            <text:p>100</text:p>
          </table:table-cell>
          <table:table-cell office:value-type="string">
            <text:p>rest_image\5.jpg</text:p>
          </table:table-cell>
          <table:table-cell office:value-type="date" office:date-value="2011-12-17T22:21:00" table:style-name="DateTimeCell">
            <text:p>2011-12-17 22:21:00</text:p>
          </table:table-cell>
        </table:table-row>
        <table:table-row>
          <table:table-cell office:value-type="float" office:value="6">
            <text:p>6</text:p>
          </table:table-cell>
          <table:table-cell office:value-type="string">
            <text:p>Guhaa</text:p>
          </table:table-cell>
          <table:table-cell office:value-type="string">
            <text:p>736, Level 9, 9/A, Satmasjid Road, Dhanmondi, Dhaka 1205</text:p>
          </table:table-cell>
          <table:table-cell office:value-type="float" office:value="23.744625">
            <text:p>23.744625</text:p>
          </table:table-cell>
          <table:table-cell office:value-type="float" office:value="90.369835">
            <text:p>90.369835</text:p>
          </table:table-cell>
          <table:table-cell office:value-type="string">
            <text:p/>
          </table:table-cell>
          <table:table-cell office:value-type="float" office:value="1911144408">
            <text:p>1911144408</text:p>
          </table:table-cell>
          <table:table-cell office:value-type="float" office:value="5">
            <text:p>5</text:p>
          </table:table-cell>
          <table:table-cell office:value-type="float" office:value="100">
            <text:p>100</text:p>
          </table:table-cell>
          <table:table-cell office:value-type="string">
            <text:p>rest_image\6.jpg</text:p>
          </table:table-cell>
          <table:table-cell office:value-type="date" office:date-value="2011-12-17T22:21:00" table:style-name="DateTimeCell">
            <text:p>2011-12-17 22:21:00</text:p>
          </table:table-cell>
        </table:table-row>
        <table:table-row>
          <table:table-cell office:value-type="float" office:value="7">
            <text:p>7</text:p>
          </table:table-cell>
          <table:table-cell office:value-type="string">
            <text:p>Takeout Dhanmondi</text:p>
          </table:table-cell>
          <table:table-cell office:value-type="string">
            <text:p>Rangs KB Square (3rd floor), 736 Satmasjid Road, Dhanmondi, Dhaka</text:p>
          </table:table-cell>
          <table:table-cell office:value-type="float" office:value="23.744682">
            <text:p>23.744682</text:p>
          </table:table-cell>
          <table:table-cell office:value-type="float" office:value="90.369965">
            <text:p>90.369965</text:p>
          </table:table-cell>
          <table:table-cell office:value-type="string">
            <text:p/>
          </table:table-cell>
          <table:table-cell office:value-type="float" office:value="1847290010">
            <text:p>1847290010</text:p>
          </table:table-cell>
          <table:table-cell office:value-type="float" office:value="4">
            <text:p>4</text:p>
          </table:table-cell>
          <table:table-cell office:value-type="float" office:value="100">
            <text:p>100</text:p>
          </table:table-cell>
          <table:table-cell office:value-type="string">
            <text:p>rest_image\7.jpg</text:p>
          </table:table-cell>
          <table:table-cell office:value-type="date" office:date-value="2011-12-17T22:21:00" table:style-name="DateTimeCell">
            <text:p>2011-12-17 22:21:00</text:p>
          </table:table-cell>
        </table:table-row>
        <table:table-row>
          <table:table-cell office:value-type="float" office:value="8">
            <text:p>8</text:p>
          </table:table-cell>
          <table:table-cell office:value-type="string">
            <text:p>Glazed</text:p>
          </table:table-cell>
          <table:table-cell office:value-type="string">
            <text:p>1st flr, KB Square, 736 Satmasjid Rd, Dhaka</text:p>
          </table:table-cell>
          <table:table-cell office:value-type="float" office:value="23.744553">
            <text:p>23.744553</text:p>
          </table:table-cell>
          <table:table-cell office:value-type="float" office:value="90.369919">
            <text:p>90.369919</text:p>
          </table:table-cell>
          <table:table-cell office:value-type="string">
            <text:p/>
          </table:table-cell>
          <table:table-cell office:value-type="float" office:value="1611452933">
            <text:p>1611452933</text:p>
          </table:table-cell>
          <table:table-cell office:value-type="float" office:value="3">
            <text:p>3</text:p>
          </table:table-cell>
          <table:table-cell office:value-type="float" office:value="100">
            <text:p>100</text:p>
          </table:table-cell>
          <table:table-cell office:value-type="string">
            <text:p>rest_image\8.jpg</text:p>
          </table:table-cell>
          <table:table-cell office:value-type="date" office:date-value="2011-12-17T22:21:00" table:style-name="DateTimeCell">
            <text:p>2011-12-17 22:21:00</text:p>
          </table:table-cell>
        </table:table-row>
        <table:table-row>
          <table:table-cell office:value-type="float" office:value="9">
            <text:p>9</text:p>
          </table:table-cell>
          <table:table-cell office:value-type="string">
            <text:p>BFC</text:p>
          </table:table-cell>
          <table:table-cell office:value-type="string">
            <text:p>Dhanmondi-15,Dhaka, Satmasjid Road, Dhaka</text:p>
          </table:table-cell>
          <table:table-cell office:value-type="float" office:value="23.743969">
            <text:p>23.743969</text:p>
          </table:table-cell>
          <table:table-cell office:value-type="float" office:value="90.370453">
            <text:p>90.370453</text:p>
          </table:table-cell>
          <table:table-cell office:value-type="string">
            <text:p/>
          </table:table-cell>
          <table:table-cell office:value-type="float" office:value="1710627380">
            <text:p>1710627380</text:p>
          </table:table-cell>
          <table:table-cell office:value-type="float" office:value="2">
            <text:p>2</text:p>
          </table:table-cell>
          <table:table-cell office:value-type="float" office:value="100">
            <text:p>100</text:p>
          </table:table-cell>
          <table:table-cell office:value-type="string">
            <text:p>rest_image\9.jpg</text:p>
          </table:table-cell>
          <table:table-cell office:value-type="date" office:date-value="2011-12-17T22:21:00" table:style-name="DateTimeCell">
            <text:p>2011-12-17 22:21:00</text:p>
          </table:table-cell>
        </table:table-row>
        <table:table-row>
          <table:table-cell office:value-type="float" office:value="10">
            <text:p>10</text:p>
          </table:table-cell>
          <table:table-cell office:value-type="string">
            <text:p>Shwarma House</text:p>
          </table:table-cell>
          <table:table-cell office:value-type="string">
            <text:p>Rd No. 6A, Dhanmondi,  Dhaka</text:p>
          </table:table-cell>
          <table:table-cell office:value-type="float" office:value="23.742313">
            <text:p>23.742313</text:p>
          </table:table-cell>
          <table:table-cell office:value-type="float" office:value="90.374016">
            <text:p>90.374016</text:p>
          </table:table-cell>
          <table:table-cell office:value-type="string">
            <text:p/>
          </table:table-cell>
          <table:table-cell office:value-type="float" office:value="1731840140">
            <text:p>1731840140</text:p>
          </table:table-cell>
          <table:table-cell office:value-type="float" office:value="1">
            <text:p>1</text:p>
          </table:table-cell>
          <table:table-cell office:value-type="float" office:value="100">
            <text:p>100</text:p>
          </table:table-cell>
          <table:table-cell office:value-type="string">
            <text:p>rest_image\10.jpg</text:p>
          </table:table-cell>
          <table:table-cell office:value-type="date" office:date-value="2011-12-17T22:21:00" table:style-name="DateTimeCell">
            <text:p>2011-12-17 22:21:00</text:p>
          </table:table-cell>
        </table:table-row>
        <table:table-row>
          <table:table-cell office:value-type="float" office:value="11">
            <text:p>11</text:p>
          </table:table-cell>
          <table:table-cell office:value-type="string">
            <text:p>Cilantro</text:p>
          </table:table-cell>
          <table:table-cell office:value-type="string">
            <text:p>749, Satmasjid Road, Dhaka 1209</text:p>
          </table:table-cell>
          <table:table-cell office:value-type="float" office:value="23.746338">
            <text:p>23.746338</text:p>
          </table:table-cell>
          <table:table-cell office:value-type="float" office:value="90.371361">
            <text:p>90.371361</text:p>
          </table:table-cell>
          <table:table-cell office:value-type="string">
            <text:p/>
          </table:table-cell>
          <table:table-cell office:value-type="float" office:value="1766449912">
            <text:p>1766449912</text:p>
          </table:table-cell>
          <table:table-cell office:value-type="float" office:value="0">
            <text:p>0</text:p>
          </table:table-cell>
          <table:table-cell office:value-type="float" office:value="100">
            <text:p>100</text:p>
          </table:table-cell>
          <table:table-cell office:value-type="string">
            <text:p>rest_image\11.jpg</text:p>
          </table:table-cell>
          <table:table-cell office:value-type="date" office:date-value="2011-12-17T22:21:00" table:style-name="DateTimeCell">
            <text:p>2011-12-17 22:21:00</text:p>
          </table:table-cell>
        </table:table-row>
        <table:table-row>
          <table:table-cell office:value-type="float" office:value="12">
            <text:p>12</text:p>
          </table:table-cell>
          <table:table-cell office:value-type="string">
            <text:p>Bella Italia</text:p>
          </table:table-cell>
          <table:table-cell office:value-type="string">
            <text:p>ADC empire Plaza, Satmasjid Road, Opposite Pizza Hut, Dhaka</text:p>
          </table:table-cell>
          <table:table-cell office:value-type="float" office:value="23.765711">
            <text:p>23.765711</text:p>
          </table:table-cell>
          <table:table-cell office:value-type="float" office:value="90.376556">
            <text:p>90.376556</text:p>
          </table:table-cell>
          <table:table-cell office:value-type="string">
            <text:p/>
          </table:table-cell>
          <table:table-cell office:value-type="float" office:value="1771077001">
            <text:p>1771077001</text:p>
          </table:table-cell>
          <table:table-cell office:value-type="float" office:value="10">
            <text:p>10</text:p>
          </table:table-cell>
          <table:table-cell office:value-type="float" office:value="100">
            <text:p>100</text:p>
          </table:table-cell>
          <table:table-cell office:value-type="string">
            <text:p>rest_image\12.jpg</text:p>
          </table:table-cell>
          <table:table-cell office:value-type="date" office:date-value="2011-12-17T22:21:00" table:style-name="DateTimeCell">
            <text:p>2011-12-17 22:21:00</text:p>
          </table:table-cell>
        </table:table-row>
        <table:table-row>
          <table:table-cell office:value-type="float" office:value="13">
            <text:p>13</text:p>
          </table:table-cell>
          <table:table-cell office:value-type="string">
            <text:p>Pizza Hut Dhammondi</text:p>
          </table:table-cell>
          <table:table-cell office:value-type="string">
            <text:p>754, 1st &amp; 2nd Floor, Satmasjid Road, Dhaka 1209</text:p>
          </table:table-cell>
          <table:table-cell office:value-type="float" office:value="23.765711">
            <text:p>23.765711</text:p>
          </table:table-cell>
          <table:table-cell office:value-type="float" office:value="90.376556">
            <text:p>90.376556</text:p>
          </table:table-cell>
          <table:table-cell office:value-type="string">
            <text:p/>
          </table:table-cell>
          <table:table-cell office:value-type="float" office:value="29133576">
            <text:p>29133576</text:p>
          </table:table-cell>
          <table:table-cell office:value-type="float" office:value="9">
            <text:p>9</text:p>
          </table:table-cell>
          <table:table-cell office:value-type="float" office:value="100">
            <text:p>100</text:p>
          </table:table-cell>
          <table:table-cell office:value-type="string">
            <text:p>rest_image\13.jpg</text:p>
          </table:table-cell>
          <table:table-cell office:value-type="date" office:date-value="2011-12-17T22:21:00" table:style-name="DateTimeCell">
            <text:p>2011-12-17 22:21:00</text:p>
          </table:table-cell>
        </table:table-row>
        <table:table-row>
          <table:table-cell office:value-type="float" office:value="14">
            <text:p>14</text:p>
          </table:table-cell>
          <table:table-cell office:value-type="string">
            <text:p>Star Kabab</text:p>
          </table:table-cell>
          <table:table-cell office:value-type="string">
            <text:p>Rd No. 2, Dhanmondi,  Dhaka</text:p>
          </table:table-cell>
          <table:table-cell office:value-type="float" office:value="23.739098">
            <text:p>23.739098</text:p>
          </table:table-cell>
          <table:table-cell office:value-type="float" office:value="90.379997">
            <text:p>90.379997</text:p>
          </table:table-cell>
          <table:table-cell office:value-type="string">
            <text:p/>
          </table:table-cell>
          <table:table-cell office:value-type="float" office:value="1511932681">
            <text:p>1511932681</text:p>
          </table:table-cell>
          <table:table-cell office:value-type="float" office:value="8">
            <text:p>8</text:p>
          </table:table-cell>
          <table:table-cell office:value-type="float" office:value="100">
            <text:p>100</text:p>
          </table:table-cell>
          <table:table-cell office:value-type="string">
            <text:p>rest_image\14.jpg</text:p>
          </table:table-cell>
          <table:table-cell office:value-type="date" office:date-value="2011-12-17T22:21:00" table:style-name="DateTimeCell">
            <text:p>2011-12-17 22:21:00</text:p>
          </table:table-cell>
        </table:table-row>
        <table:table-row>
          <table:table-cell office:value-type="float" office:value="15">
            <text:p>15</text:p>
          </table:table-cell>
          <table:table-cell office:value-type="string">
            <text:p>Cream and Fudge</text:p>
          </table:table-cell>
          <table:table-cell office:value-type="string">
            <text:p>Rd No. 12A, Dhanmondi, Dhaka</text:p>
          </table:table-cell>
          <table:table-cell office:value-type="float" office:value="23.747663">
            <text:p>23.747663</text:p>
          </table:table-cell>
          <table:table-cell office:value-type="float" office:value="90.368607">
            <text:p>90.368607</text:p>
          </table:table-cell>
          <table:table-cell office:value-type="string">
            <text:p/>
          </table:table-cell>
          <table:table-cell office:value-type="float" office:value="1755152597">
            <text:p>1755152597</text:p>
          </table:table-cell>
          <table:table-cell office:value-type="float" office:value="7">
            <text:p>7</text:p>
          </table:table-cell>
          <table:table-cell office:value-type="float" office:value="100">
            <text:p>100</text:p>
          </table:table-cell>
          <table:table-cell office:value-type="string">
            <text:p>rest_image\15.jpg</text:p>
          </table:table-cell>
          <table:table-cell office:value-type="date" office:date-value="2011-12-17T22:21:00" table:style-name="DateTimeCell">
            <text:p>2011-12-17 22:21:00</text:p>
          </table:table-cell>
        </table:table-row>
        <table:table-row>
          <table:table-cell office:value-type="float" office:value="16">
            <text:p>16</text:p>
          </table:table-cell>
          <table:table-cell office:value-type="string">
            <text:p>The Pit Grill</text:p>
          </table:table-cell>
          <table:table-cell office:value-type="string">
            <text:p>House No 105, Road No New 9A, Dhanmondi, Dhaka</text:p>
          </table:table-cell>
          <table:table-cell office:value-type="float" office:value="23.748951">
            <text:p>23.748951</text:p>
          </table:table-cell>
          <table:table-cell office:value-type="float" office:value="90.366264">
            <text:p>90.366264</text:p>
          </table:table-cell>
          <table:table-cell office:value-type="string">
            <text:p/>
          </table:table-cell>
          <table:table-cell office:value-type="float" office:value="1974847455">
            <text:p>1974847455</text:p>
          </table:table-cell>
          <table:table-cell office:value-type="float" office:value="6">
            <text:p>6</text:p>
          </table:table-cell>
          <table:table-cell office:value-type="float" office:value="100">
            <text:p>100</text:p>
          </table:table-cell>
          <table:table-cell office:value-type="string">
            <text:p>rest_image\16.jpg</text:p>
          </table:table-cell>
          <table:table-cell office:value-type="date" office:date-value="2011-12-17T22:21:00" table:style-name="DateTimeCell">
            <text:p>2011-12-17 22:21:00</text:p>
          </table:table-cell>
        </table:table-row>
        <table:table-row>
          <table:table-cell office:value-type="float" office:value="17">
            <text:p>17</text:p>
          </table:table-cell>
          <table:table-cell office:value-type="string">
            <text:p>Sweetsins Coffees</text:p>
          </table:table-cell>
          <table:table-cell office:value-type="string">
            <text:p>2 Satmasjid Road, Dhaka 1209</text:p>
          </table:table-cell>
          <table:table-cell office:value-type="float" office:value="23.749760">
            <text:p>23.749760</text:p>
          </table:table-cell>
          <table:table-cell office:value-type="float" office:value="90.366386">
            <text:p>90.366386</text:p>
          </table:table-cell>
          <table:table-cell office:value-type="string">
            <text:p/>
          </table:table-cell>
          <table:table-cell office:value-type="float" office:value="1521207511">
            <text:p>1521207511</text:p>
          </table:table-cell>
          <table:table-cell office:value-type="float" office:value="5">
            <text:p>5</text:p>
          </table:table-cell>
          <table:table-cell office:value-type="float" office:value="100">
            <text:p>100</text:p>
          </table:table-cell>
          <table:table-cell office:value-type="string">
            <text:p>rest_image\17.jpg</text:p>
          </table:table-cell>
          <table:table-cell office:value-type="date" office:date-value="2011-12-17T22:21:00" table:style-name="DateTimeCell">
            <text:p>2011-12-17 22:21:00</text:p>
          </table:table-cell>
        </table:table-row>
        <table:table-row>
          <table:table-cell office:value-type="float" office:value="18">
            <text:p>18</text:p>
          </table:table-cell>
          <table:table-cell office:value-type="string">
            <text:p>Alfresco Dhanmondi</text:p>
          </table:table-cell>
          <table:table-cell office:value-type="string">
            <text:p>Rangs Nasim Square, 275/D Road No. 16, Dhaka 1209</text:p>
          </table:table-cell>
          <table:table-cell office:value-type="float" office:value="23.752907">
            <text:p>23.752907</text:p>
          </table:table-cell>
          <table:table-cell office:value-type="float" office:value="90.367096">
            <text:p>90.367096</text:p>
          </table:table-cell>
          <table:table-cell office:value-type="string">
            <text:p/>
          </table:table-cell>
          <table:table-cell office:value-type="float" office:value="1977738600">
            <text:p>1977738600</text:p>
          </table:table-cell>
          <table:table-cell office:value-type="float" office:value="4">
            <text:p>4</text:p>
          </table:table-cell>
          <table:table-cell office:value-type="float" office:value="100">
            <text:p>100</text:p>
          </table:table-cell>
          <table:table-cell office:value-type="string">
            <text:p>rest_image\18.jpg</text:p>
          </table:table-cell>
          <table:table-cell office:value-type="date" office:date-value="2011-12-17T22:21:00" table:style-name="DateTimeCell">
            <text:p>2011-12-17 22:21:00</text:p>
          </table:table-cell>
        </table:table-row>
        <table:table-row>
          <table:table-cell office:value-type="float" office:value="19">
            <text:p>19</text:p>
          </table:table-cell>
          <table:table-cell office:value-type="string">
            <text:p>Crimson Cup Coffee</text:p>
          </table:table-cell>
          <table:table-cell office:value-type="string">
            <text:p>House 275/D, Rangs Nasim Square, Ground Floor, Old 27, Dhaka</text:p>
          </table:table-cell>
          <table:table-cell office:value-type="float" office:value="23.752970">
            <text:p>23.752970</text:p>
          </table:table-cell>
          <table:table-cell office:value-type="float" office:value="90.367188">
            <text:p>90.367188</text:p>
          </table:table-cell>
          <table:table-cell office:value-type="string">
            <text:p/>
          </table:table-cell>
          <table:table-cell office:value-type="float" office:value="1936000269">
            <text:p>1936000269</text:p>
          </table:table-cell>
          <table:table-cell office:value-type="float" office:value="3">
            <text:p>3</text:p>
          </table:table-cell>
          <table:table-cell office:value-type="float" office:value="100">
            <text:p>100</text:p>
          </table:table-cell>
          <table:table-cell office:value-type="string">
            <text:p>rest_image\19.jpg</text:p>
          </table:table-cell>
          <table:table-cell office:value-type="date" office:date-value="2011-12-17T22:21:00" table:style-name="DateTimeCell">
            <text:p>2011-12-17 22:21:00</text:p>
          </table:table-cell>
        </table:table-row>
        <table:table-row>
          <table:table-cell office:value-type="float" office:value="20">
            <text:p>20</text:p>
          </table:table-cell>
          <table:table-cell office:value-type="string">
            <text:p>Coffee World Dhanmondi</text:p>
          </table:table-cell>
          <table:table-cell office:value-type="string">
            <text:p>House-44, Road-27(old), Dhaka 1209</text:p>
          </table:table-cell>
          <table:table-cell office:value-type="float" office:value="23.753311">
            <text:p>23.753311</text:p>
          </table:table-cell>
          <table:table-cell office:value-type="float" office:value="90.367310">
            <text:p>90.367310</text:p>
          </table:table-cell>
          <table:table-cell office:value-type="string">
            <text:p/>
          </table:table-cell>
          <table:table-cell office:value-type="float" office:value="29127056">
            <text:p>29127056</text:p>
          </table:table-cell>
          <table:table-cell office:value-type="float" office:value="2">
            <text:p>2</text:p>
          </table:table-cell>
          <table:table-cell office:value-type="float" office:value="100">
            <text:p>100</text:p>
          </table:table-cell>
          <table:table-cell office:value-type="string">
            <text:p>rest_image\20.jpg</text:p>
          </table:table-cell>
          <table:table-cell office:value-type="date" office:date-value="2011-12-17T22:21:00" table:style-name="DateTimeCell">
            <text:p>2011-12-17 22:21:00</text:p>
          </table:table-cell>
        </table:table-row>
        <table:table-row>
          <table:table-cell office:value-type="float" office:value="21">
            <text:p>21</text:p>
          </table:table-cell>
          <table:table-cell office:value-type="string">
            <text:p>Live Kitchen Dhamondi</text:p>
          </table:table-cell>
          <table:table-cell office:value-type="string">
            <text:p>Road # 16, House # 38/A, Dhanmondi, Dhaka, 16 Rd No.16, Dhaka</text:p>
          </table:table-cell>
          <table:table-cell office:value-type="float" office:value="23.753990">
            <text:p>23.753990</text:p>
          </table:table-cell>
          <table:table-cell office:value-type="float" office:value="90.368134">
            <text:p>90.368134</text:p>
          </table:table-cell>
          <table:table-cell office:value-type="string">
            <text:p/>
          </table:table-cell>
          <table:table-cell office:value-type="float" office:value="1783449911">
            <text:p>1783449911</text:p>
          </table:table-cell>
          <table:table-cell office:value-type="float" office:value="1">
            <text:p>1</text:p>
          </table:table-cell>
          <table:table-cell office:value-type="float" office:value="100">
            <text:p>100</text:p>
          </table:table-cell>
          <table:table-cell office:value-type="string">
            <text:p>rest_image\21.jpg</text:p>
          </table:table-cell>
          <table:table-cell office:value-type="date" office:date-value="2011-12-17T22:21:00" table:style-name="DateTimeCell">
            <text:p>2011-12-17 22:21:00</text:p>
          </table:table-cell>
        </table:table-row>
        <table:table-row>
          <table:table-cell office:value-type="float" office:value="22">
            <text:p>22</text:p>
          </table:table-cell>
          <table:table-cell office:value-type="string">
            <text:p>Bhooter Bari</text:p>
          </table:table-cell>
          <table:table-cell office:value-type="string">
            <text:p>1/5, Lalmatia, Block-D, Dhaka,Bangladesh 1207</text:p>
          </table:table-cell>
          <table:table-cell office:value-type="float" office:value="23.736898">
            <text:p>23.736898</text:p>
          </table:table-cell>
          <table:table-cell office:value-type="float" office:value="90.361473">
            <text:p>90.361473</text:p>
          </table:table-cell>
          <table:table-cell office:value-type="string">
            <text:p/>
          </table:table-cell>
          <table:table-cell office:value-type="float" office:value="1779722400">
            <text:p>1779722400</text:p>
          </table:table-cell>
          <table:table-cell office:value-type="float" office:value="0">
            <text:p>0</text:p>
          </table:table-cell>
          <table:table-cell office:value-type="float" office:value="100">
            <text:p>100</text:p>
          </table:table-cell>
          <table:table-cell office:value-type="string">
            <text:p>rest_image\22.jpg</text:p>
          </table:table-cell>
          <table:table-cell office:value-type="date" office:date-value="2011-12-17T22:21:00" table:style-name="DateTimeCell">
            <text:p>2011-12-17 22:21:00</text:p>
          </table:table-cell>
        </table:table-row>
        <table:table-row>
          <table:table-cell office:value-type="float" office:value="23">
            <text:p>23</text:p>
          </table:table-cell>
          <table:table-cell office:value-type="string">
            <text:p>Pinewood Caf</text:p>
          </table:table-cell>
          <table:table-cell office:value-type="string">
            <text:p>House No 19, Road No 12, Dhanmondi, Dhaka 1209</text:p>
          </table:table-cell>
          <table:table-cell office:value-type="float" office:value="23.752277">
            <text:p>23.752277</text:p>
          </table:table-cell>
          <table:table-cell office:value-type="float" office:value="90.373322">
            <text:p>90.373322</text:p>
          </table:table-cell>
          <table:table-cell office:value-type="string">
            <text:p/>
          </table:table-cell>
          <table:table-cell office:value-type="float" office:value="1914426939">
            <text:p>1914426939</text:p>
          </table:table-cell>
          <table:table-cell office:value-type="float" office:value="9">
            <text:p>9</text:p>
          </table:table-cell>
          <table:table-cell office:value-type="float" office:value="100">
            <text:p>100</text:p>
          </table:table-cell>
          <table:table-cell office:value-type="string">
            <text:p>rest_image\23.jpg</text:p>
          </table:table-cell>
          <table:table-cell office:value-type="date" office:date-value="2011-12-17T22:21:00" table:style-name="DateTimeCell">
            <text:p>2011-12-17 22:21:00</text:p>
          </table:table-cell>
        </table:table-row>
        <table:table-row>
          <table:table-cell office:value-type="float" office:value="24">
            <text:p>24</text:p>
          </table:table-cell>
          <table:table-cell office:value-type="string">
            <text:p>Boomers Caf</text:p>
          </table:table-cell>
          <table:table-cell office:value-type="string">
            <text:p>61, 3rd Floor, Anam Rangs Plaza, Satmasjid Road, Road No 6/A, Dhaka 1209</text:p>
          </table:table-cell>
          <table:table-cell office:value-type="float" office:value="23.768024">
            <text:p>23.768024</text:p>
          </table:table-cell>
          <table:table-cell office:value-type="float" office:value="90.371872">
            <text:p>90.371872</text:p>
          </table:table-cell>
          <table:table-cell office:value-type="string">
            <text:p/>
          </table:table-cell>
          <table:table-cell office:value-type="float" office:value="28191622">
            <text:p>28191622</text:p>
          </table:table-cell>
          <table:table-cell office:value-type="float" office:value="8">
            <text:p>8</text:p>
          </table:table-cell>
          <table:table-cell office:value-type="float" office:value="100">
            <text:p>100</text:p>
          </table:table-cell>
          <table:table-cell office:value-type="string">
            <text:p>rest_image\24.jpg</text:p>
          </table:table-cell>
          <table:table-cell office:value-type="date" office:date-value="2011-12-17T22:21:00" table:style-name="DateTimeCell">
            <text:p>2011-12-17 22:21:00</text:p>
          </table:table-cell>
        </table:table-row>
        <table:table-row>
          <table:table-cell office:value-type="float" office:value="25">
            <text:p>25</text:p>
          </table:table-cell>
          <table:table-cell office:value-type="string">
            <text:p>EuroHut</text:p>
          </table:table-cell>
          <table:table-cell office:value-type="string">
            <text:p>Satmasjid Road, Dhaka</text:p>
          </table:table-cell>
          <table:table-cell office:value-type="float" office:value="23.742167">
            <text:p>23.742167</text:p>
          </table:table-cell>
          <table:table-cell office:value-type="float" office:value="90.374344">
            <text:p>90.374344</text:p>
          </table:table-cell>
          <table:table-cell office:value-type="string">
            <text:p/>
          </table:table-cell>
          <table:table-cell office:value-type="float" office:value="1720239016">
            <text:p>1720239016</text:p>
          </table:table-cell>
          <table:table-cell office:value-type="float" office:value="7">
            <text:p>7</text:p>
          </table:table-cell>
          <table:table-cell office:value-type="float" office:value="100">
            <text:p>100</text:p>
          </table:table-cell>
          <table:table-cell office:value-type="string">
            <text:p>rest_image\25.jpg</text:p>
          </table:table-cell>
          <table:table-cell office:value-type="date" office:date-value="2011-12-17T22:21:00" table:style-name="DateTimeCell">
            <text:p>2011-12-17 22:21:00</text:p>
          </table:table-cell>
        </table:table-row>
        <table:table-row>
          <table:table-cell office:value-type="float" office:value="26">
            <text:p>26</text:p>
          </table:table-cell>
          <table:table-cell office:value-type="string">
            <text:p>Shwarma King</text:p>
          </table:table-cell>
          <table:table-cell office:value-type="string">
            <text:p>46, 3rd Floor, ZR Plaza, Satmasjid Road, New 9A, West Dhanmondi &amp; Shangkar, Dhaka 1209</text:p>
          </table:table-cell>
          <table:table-cell office:value-type="float" office:value="23.753939">
            <text:p>23.753939</text:p>
          </table:table-cell>
          <table:table-cell office:value-type="float" office:value="90.386299">
            <text:p>90.386299</text:p>
          </table:table-cell>
          <table:table-cell office:value-type="string">
            <text:p/>
          </table:table-cell>
          <table:table-cell office:value-type="float" office:value="1616441619">
            <text:p>1616441619</text:p>
          </table:table-cell>
          <table:table-cell office:value-type="float" office:value="6">
            <text:p>6</text:p>
          </table:table-cell>
          <table:table-cell office:value-type="float" office:value="100">
            <text:p>100</text:p>
          </table:table-cell>
          <table:table-cell office:value-type="string">
            <text:p>rest_image\26.jpg</text:p>
          </table:table-cell>
          <table:table-cell office:value-type="date" office:date-value="2011-12-17T22:21:00" table:style-name="DateTimeCell">
            <text:p>2011-12-17 22:21:00</text:p>
          </table:table-cell>
        </table:table-row>
        <table:table-row>
          <table:table-cell office:value-type="float" office:value="27">
            <text:p>27</text:p>
          </table:table-cell>
          <table:table-cell office:value-type="string">
            <text:p>C Minor Music Caf</text:p>
          </table:table-cell>
          <table:table-cell office:value-type="string">
            <text:p>55 Satmasjid Road, Dhaka</text:p>
          </table:table-cell>
          <table:table-cell office:value-type="float" office:value="23.739225">
            <text:p>23.739225</text:p>
          </table:table-cell>
          <table:table-cell office:value-type="float" office:value="90.373138">
            <text:p>90.373138</text:p>
          </table:table-cell>
          <table:table-cell office:value-type="string">
            <text:p/>
          </table:table-cell>
          <table:table-cell office:value-type="float" office:value="1760445559">
            <text:p>1760445559</text:p>
          </table:table-cell>
          <table:table-cell office:value-type="float" office:value="5">
            <text:p>5</text:p>
          </table:table-cell>
          <table:table-cell office:value-type="float" office:value="100">
            <text:p>100</text:p>
          </table:table-cell>
          <table:table-cell office:value-type="string">
            <text:p>rest_image\27.jpg</text:p>
          </table:table-cell>
          <table:table-cell office:value-type="date" office:date-value="2011-12-17T22:21:00" table:style-name="DateTimeCell">
            <text:p>2011-12-17 22:21:00</text:p>
          </table:table-cell>
        </table:table-row>
        <table:table-row>
          <table:table-cell office:value-type="float" office:value="28">
            <text:p>28</text:p>
          </table:table-cell>
          <table:table-cell office:value-type="string">
            <text:p>Caf Darbar</text:p>
          </table:table-cell>
          <table:table-cell office:value-type="string">
            <text:p>House # 75, Ground Floor, Rd No 5/A, Dhaka 1209</text:p>
          </table:table-cell>
          <table:table-cell office:value-type="float" office:value="23.741932">
            <text:p>23.741932</text:p>
          </table:table-cell>
          <table:table-cell office:value-type="float" office:value="90.371704">
            <text:p>90.371704</text:p>
          </table:table-cell>
          <table:table-cell office:value-type="string">
            <text:p/>
          </table:table-cell>
          <table:table-cell office:value-type="float" office:value="1678911911">
            <text:p>1678911911</text:p>
          </table:table-cell>
          <table:table-cell office:value-type="float" office:value="4">
            <text:p>4</text:p>
          </table:table-cell>
          <table:table-cell office:value-type="float" office:value="100">
            <text:p>100</text:p>
          </table:table-cell>
          <table:table-cell office:value-type="string">
            <text:p>rest_image\28.jpg</text:p>
          </table:table-cell>
          <table:table-cell office:value-type="date" office:date-value="2011-12-17T22:21:00" table:style-name="DateTimeCell">
            <text:p>2011-12-17 22:21:00</text:p>
          </table:table-cell>
        </table:table-row>
        <table:table-row>
          <table:table-cell office:value-type="float" office:value="29">
            <text:p>29</text:p>
          </table:table-cell>
          <table:table-cell office:value-type="string">
            <text:p>Soi3</text:p>
          </table:table-cell>
          <table:table-cell office:value-type="string">
            <text:p>30 Rd No 3, Dhaka 1205</text:p>
          </table:table-cell>
          <table:table-cell office:value-type="float" office:value="23.739824">
            <text:p>23.739824</text:p>
          </table:table-cell>
          <table:table-cell office:value-type="float" office:value="90.378876">
            <text:p>90.378876</text:p>
          </table:table-cell>
          <table:table-cell office:value-type="string">
            <text:p/>
          </table:table-cell>
          <table:table-cell office:value-type="float" office:value="1976437643">
            <text:p>1976437643</text:p>
          </table:table-cell>
          <table:table-cell office:value-type="float" office:value="3">
            <text:p>3</text:p>
          </table:table-cell>
          <table:table-cell office:value-type="float" office:value="100">
            <text:p>100</text:p>
          </table:table-cell>
          <table:table-cell office:value-type="string">
            <text:p>rest_image\29.jpg</text:p>
          </table:table-cell>
          <table:table-cell office:value-type="date" office:date-value="2011-12-17T22:21:00" table:style-name="DateTimeCell">
            <text:p>2011-12-17 22:21:00</text:p>
          </table:table-cell>
        </table:table-row>
        <table:table-row>
          <table:table-cell office:value-type="float" office:value="30">
            <text:p>30</text:p>
          </table:table-cell>
          <table:table-cell office:value-type="string">
            <text:p>Chillox</text:p>
          </table:table-cell>
          <table:table-cell office:value-type="string">
            <text:p>60 Satmasjid Road, Dhaka</text:p>
          </table:table-cell>
          <table:table-cell office:value-type="float" office:value="23.759537">
            <text:p>23.759537</text:p>
          </table:table-cell>
          <table:table-cell office:value-type="float" office:value="90.373657">
            <text:p>90.373657</text:p>
          </table:table-cell>
          <table:table-cell office:value-type="string">
            <text:p/>
          </table:table-cell>
          <table:table-cell office:value-type="float" office:value="1973109911">
            <text:p>1973109911</text:p>
          </table:table-cell>
          <table:table-cell office:value-type="float" office:value="2">
            <text:p>2</text:p>
          </table:table-cell>
          <table:table-cell office:value-type="float" office:value="100">
            <text:p>100</text:p>
          </table:table-cell>
          <table:table-cell office:value-type="string">
            <text:p>rest_image\30.jpg</text:p>
          </table:table-cell>
          <table:table-cell office:value-type="date" office:date-value="2011-12-17T22:21:00" table:style-name="DateTimeCell">
            <text:p>2011-12-17 22:21:00</text:p>
          </table:table-cell>
        </table:table-row>
      </table:table>
      <table:table table:name="rest_menu">
        <table:table-row>
          <table:table-cell office:value-type="float" office:value="1">
            <text:p>1</text:p>
          </table:table-cell>
          <table:table-cell office:value-type="float" office:value="1">
            <text:p>1</text:p>
          </table:table-cell>
          <table:table-cell office:value-type="string">
            <text:p>Hydrabadi Biriyani</text:p>
          </table:table-cell>
          <table:table-cell office:value-type="string">
            <text:p>Polao, Red Meat, Potato, Spices</text:p>
          </table:table-cell>
          <table:table-cell office:value-type="float" office:value="160">
            <text:p>160</text:p>
          </table:table-cell>
          <table:table-cell office:value-type="string">
            <text:p>rest_image\1_1.jpg</text:p>
          </table:table-cell>
          <table:table-cell office:value-type="date" office:date-value="2017-12-11T22:22:03" table:style-name="DateTimeCell">
            <text:p>2017-12-11 22:22:03</text:p>
          </table:table-cell>
        </table:table-row>
        <table:table-row>
          <table:table-cell office:value-type="float" office:value="1">
            <text:p>1</text:p>
          </table:table-cell>
          <table:table-cell office:value-type="float" office:value="2">
            <text:p>2</text:p>
          </table:table-cell>
          <table:table-cell office:value-type="string">
            <text:p>Set Menu A</text:p>
          </table:table-cell>
          <table:table-cell office:value-type="string">
            <text:p>Plain/Butter naan, Vegetable pizza/korma, tandoori chicken, golap jamun</text:p>
          </table:table-cell>
          <table:table-cell office:value-type="float" office:value="240">
            <text:p>240</text:p>
          </table:table-cell>
          <table:table-cell office:value-type="string">
            <text:p>rest_image\1_2.jpg</text:p>
          </table:table-cell>
          <table:table-cell office:value-type="date" office:date-value="2011-12-17T22:22:00" table:style-name="DateTimeCell">
            <text:p>2011-12-17 22:22:00</text:p>
          </table:table-cell>
        </table:table-row>
        <table:table-row>
          <table:table-cell office:value-type="float" office:value="1">
            <text:p>1</text:p>
          </table:table-cell>
          <table:table-cell office:value-type="float" office:value="3">
            <text:p>3</text:p>
          </table:table-cell>
          <table:table-cell office:value-type="string">
            <text:p>Set Menu B</text:p>
          </table:table-cell>
          <table:table-cell office:value-type="string">
            <text:p>Hydrabadi biriyani, beef achari, chicken korma, golab jamun</text:p>
          </table:table-cell>
          <table:table-cell office:value-type="float" office:value="280">
            <text:p>280</text:p>
          </table:table-cell>
          <table:table-cell office:value-type="string">
            <text:p>rest_image\1_3.jpg</text:p>
          </table:table-cell>
          <table:table-cell office:value-type="date" office:date-value="2011-12-17T22:22:00" table:style-name="DateTimeCell">
            <text:p>2011-12-17 22:22:00</text:p>
          </table:table-cell>
        </table:table-row>
        <table:table-row>
          <table:table-cell office:value-type="float" office:value="1">
            <text:p>1</text:p>
          </table:table-cell>
          <table:table-cell office:value-type="float" office:value="4">
            <text:p>4</text:p>
          </table:table-cell>
          <table:table-cell office:value-type="string">
            <text:p>Set Menu C</text:p>
          </table:table-cell>
          <table:table-cell office:value-type="string">
            <text:p>Hydrabadi biriyani, prawn achari, chicken korma, golab jamun</text:p>
          </table:table-cell>
          <table:table-cell office:value-type="float" office:value="290">
            <text:p>290</text:p>
          </table:table-cell>
          <table:table-cell office:value-type="string">
            <text:p>rest_image\1_4.jpg</text:p>
          </table:table-cell>
          <table:table-cell office:value-type="date" office:date-value="2011-12-17T22:22:00" table:style-name="DateTimeCell">
            <text:p>2011-12-17 22:22:00</text:p>
          </table:table-cell>
        </table:table-row>
        <table:table-row>
          <table:table-cell office:value-type="float" office:value="1">
            <text:p>1</text:p>
          </table:table-cell>
          <table:table-cell office:value-type="float" office:value="5">
            <text:p>5</text:p>
          </table:table-cell>
          <table:table-cell office:value-type="string">
            <text:p>Set Menu D</text:p>
          </table:table-cell>
          <table:table-cell office:value-type="string">
            <text:p>Steam rice (baasmati), chicken korma, fried pomfret, vegetables, golab jamun</text:p>
          </table:table-cell>
          <table:table-cell office:value-type="float" office:value="425">
            <text:p>425</text:p>
          </table:table-cell>
          <table:table-cell office:value-type="string">
            <text:p>rest_image\1_5.jpg</text:p>
          </table:table-cell>
          <table:table-cell office:value-type="date" office:date-value="2011-12-17T22:22:00" table:style-name="DateTimeCell">
            <text:p>2011-12-17 22:22:00</text:p>
          </table:table-cell>
        </table:table-row>
        <table:table-row>
          <table:table-cell office:value-type="float" office:value="2">
            <text:p>2</text:p>
          </table:table-cell>
          <table:table-cell office:value-type="float" office:value="6">
            <text:p>6</text:p>
          </table:table-cell>
          <table:table-cell office:value-type="string">
            <text:p>BBQ Chicken</text:p>
          </table:table-cell>
          <table:table-cell office:value-type="string">
            <text:p>With sauted vegetables</text:p>
          </table:table-cell>
          <table:table-cell office:value-type="float" office:value="230">
            <text:p>230</text:p>
          </table:table-cell>
          <table:table-cell office:value-type="string">
            <text:p>rest_image\2_6.jpg</text:p>
          </table:table-cell>
          <table:table-cell office:value-type="date" office:date-value="2011-12-17T22:22:00" table:style-name="DateTimeCell">
            <text:p>2011-12-17 22:22:00</text:p>
          </table:table-cell>
        </table:table-row>
        <table:table-row>
          <table:table-cell office:value-type="float" office:value="2">
            <text:p>2</text:p>
          </table:table-cell>
          <table:table-cell office:value-type="float" office:value="7">
            <text:p>7</text:p>
          </table:table-cell>
          <table:table-cell office:value-type="string">
            <text:p>Mushroom Chicken</text:p>
          </table:table-cell>
          <table:table-cell office:value-type="string">
            <text:p>With cream mushroom</text:p>
          </table:table-cell>
          <table:table-cell office:value-type="float" office:value="245">
            <text:p>245</text:p>
          </table:table-cell>
          <table:table-cell office:value-type="string">
            <text:p>rest_image\2_7.jpg</text:p>
          </table:table-cell>
          <table:table-cell office:value-type="date" office:date-value="2011-12-17T22:22:00" table:style-name="DateTimeCell">
            <text:p>2011-12-17 22:22:00</text:p>
          </table:table-cell>
        </table:table-row>
        <table:table-row>
          <table:table-cell office:value-type="float" office:value="2">
            <text:p>2</text:p>
          </table:table-cell>
          <table:table-cell office:value-type="float" office:value="8">
            <text:p>8</text:p>
          </table:table-cell>
          <table:table-cell office:value-type="string">
            <text:p>Baked Pasta</text:p>
          </table:table-cell>
          <table:table-cell office:value-type="string">
            <text:p>Beef/Chicken</text:p>
          </table:table-cell>
          <table:table-cell office:value-type="float" office:value="200">
            <text:p>200</text:p>
          </table:table-cell>
          <table:table-cell office:value-type="string">
            <text:p>rest_image\2_8.jpg</text:p>
          </table:table-cell>
          <table:table-cell office:value-type="date" office:date-value="2011-12-17T22:22:00" table:style-name="DateTimeCell">
            <text:p>2011-12-17 22:22:00</text:p>
          </table:table-cell>
        </table:table-row>
        <table:table-row>
          <table:table-cell office:value-type="float" office:value="2">
            <text:p>2</text:p>
          </table:table-cell>
          <table:table-cell office:value-type="float" office:value="9">
            <text:p>9</text:p>
          </table:table-cell>
          <table:table-cell office:value-type="string">
            <text:p>Bolognese Sandwich</text:p>
          </table:table-cell>
          <table:table-cell office:value-type="string">
            <text:p>beef kima+mozarella cheese</text:p>
          </table:table-cell>
          <table:table-cell office:value-type="float" office:value="205">
            <text:p>205</text:p>
          </table:table-cell>
          <table:table-cell office:value-type="string">
            <text:p>rest_image\2_9.jpg</text:p>
          </table:table-cell>
          <table:table-cell office:value-type="date" office:date-value="2011-12-17T22:22:00" table:style-name="DateTimeCell">
            <text:p>2011-12-17 22:22:00</text:p>
          </table:table-cell>
        </table:table-row>
        <table:table-row>
          <table:table-cell office:value-type="float" office:value="2">
            <text:p>2</text:p>
          </table:table-cell>
          <table:table-cell office:value-type="float" office:value="10">
            <text:p>10</text:p>
          </table:table-cell>
          <table:table-cell office:value-type="string">
            <text:p>Smoked Chicken Sandwich</text:p>
          </table:table-cell>
          <table:table-cell office:value-type="string">
            <text:p>smoked chicken+grilled toast</text:p>
          </table:table-cell>
          <table:table-cell office:value-type="float" office:value="195">
            <text:p>195</text:p>
          </table:table-cell>
          <table:table-cell office:value-type="string">
            <text:p>rest_image\2_10.jpg</text:p>
          </table:table-cell>
          <table:table-cell office:value-type="date" office:date-value="2011-12-17T22:22:00" table:style-name="DateTimeCell">
            <text:p>2011-12-17 22:22:00</text:p>
          </table:table-cell>
        </table:table-row>
        <table:table-row>
          <table:table-cell office:value-type="float" office:value="2">
            <text:p>2</text:p>
          </table:table-cell>
          <table:table-cell office:value-type="float" office:value="11">
            <text:p>11</text:p>
          </table:table-cell>
          <table:table-cell office:value-type="string">
            <text:p>Club Sandwich</text:p>
          </table:table-cell>
          <table:table-cell office:value-type="string">
            <text:p>chicken, cucumber, tomato, lettuce, cheese, paparoni</text:p>
          </table:table-cell>
          <table:table-cell office:value-type="float" office:value="200">
            <text:p>200</text:p>
          </table:table-cell>
          <table:table-cell office:value-type="string">
            <text:p>rest_image\2_11.jpg</text:p>
          </table:table-cell>
          <table:table-cell office:value-type="date" office:date-value="2011-12-17T22:22:00" table:style-name="DateTimeCell">
            <text:p>2011-12-17 22:22:00</text:p>
          </table:table-cell>
        </table:table-row>
        <table:table-row>
          <table:table-cell office:value-type="float" office:value="2">
            <text:p>2</text:p>
          </table:table-cell>
          <table:table-cell office:value-type="float" office:value="12">
            <text:p>12</text:p>
          </table:table-cell>
          <table:table-cell office:value-type="string">
            <text:p>3 Napkin Beef Burger</text:p>
          </table:table-cell>
          <table:table-cell office:value-type="string">
            <text:p>beef+cheese+onion</text:p>
          </table:table-cell>
          <table:table-cell office:value-type="float" office:value="205">
            <text:p>205</text:p>
          </table:table-cell>
          <table:table-cell office:value-type="string">
            <text:p>rest_image\2_12.jpg</text:p>
          </table:table-cell>
          <table:table-cell office:value-type="date" office:date-value="2011-12-17T22:22:00" table:style-name="DateTimeCell">
            <text:p>2011-12-17 22:22:00</text:p>
          </table:table-cell>
        </table:table-row>
        <table:table-row>
          <table:table-cell office:value-type="float" office:value="2">
            <text:p>2</text:p>
          </table:table-cell>
          <table:table-cell office:value-type="float" office:value="13">
            <text:p>13</text:p>
          </table:table-cell>
          <table:table-cell office:value-type="string">
            <text:p>Chicken Cheese Burger</text:p>
          </table:table-cell>
          <table:table-cell office:value-type="string">
            <text:p>Grilled chicken+onion+tomato+cheese</text:p>
          </table:table-cell>
          <table:table-cell office:value-type="float" office:value="190">
            <text:p>190</text:p>
          </table:table-cell>
          <table:table-cell office:value-type="string">
            <text:p>rest_image\2_13.jpg</text:p>
          </table:table-cell>
          <table:table-cell office:value-type="date" office:date-value="2011-12-17T22:22:00" table:style-name="DateTimeCell">
            <text:p>2011-12-17 22:22:00</text:p>
          </table:table-cell>
        </table:table-row>
        <table:table-row>
          <table:table-cell office:value-type="float" office:value="2">
            <text:p>2</text:p>
          </table:table-cell>
          <table:table-cell office:value-type="float" office:value="14">
            <text:p>14</text:p>
          </table:table-cell>
          <table:table-cell office:value-type="string">
            <text:p>Double Layer Chicken Burger</text:p>
          </table:table-cell>
          <table:table-cell office:value-type="string">
            <text:p>Grilled chicken double patty Sabroso special</text:p>
          </table:table-cell>
          <table:table-cell office:value-type="float" office:value="230">
            <text:p>230</text:p>
          </table:table-cell>
          <table:table-cell office:value-type="string">
            <text:p>rest_image\2_14.jpg</text:p>
          </table:table-cell>
          <table:table-cell office:value-type="date" office:date-value="2011-12-17T22:22:00" table:style-name="DateTimeCell">
            <text:p>2011-12-17 22:22:00</text:p>
          </table:table-cell>
        </table:table-row>
        <table:table-row>
          <table:table-cell office:value-type="float" office:value="2">
            <text:p>2</text:p>
          </table:table-cell>
          <table:table-cell office:value-type="float" office:value="15">
            <text:p>15</text:p>
          </table:table-cell>
          <table:table-cell office:value-type="string">
            <text:p>Naga Burger</text:p>
          </table:table-cell>
          <table:table-cell office:value-type="string">
            <text:p>Beef+onion+tomato</text:p>
          </table:table-cell>
          <table:table-cell office:value-type="float" office:value="180">
            <text:p>180</text:p>
          </table:table-cell>
          <table:table-cell office:value-type="string">
            <text:p>rest_image\2_15.jpg</text:p>
          </table:table-cell>
          <table:table-cell office:value-type="date" office:date-value="2011-12-17T22:22:00" table:style-name="DateTimeCell">
            <text:p>2011-12-17 22:22:00</text:p>
          </table:table-cell>
        </table:table-row>
        <table:table-row>
          <table:table-cell office:value-type="float" office:value="3">
            <text:p>3</text:p>
          </table:table-cell>
          <table:table-cell office:value-type="float" office:value="16">
            <text:p>16</text:p>
          </table:table-cell>
          <table:table-cell office:value-type="string">
            <text:p>Cappucino</text:p>
          </table:table-cell>
          <table:table-cell office:value-type="string">
            <text:p/>
          </table:table-cell>
          <table:table-cell office:value-type="float" office:value="209">
            <text:p>209</text:p>
          </table:table-cell>
          <table:table-cell office:value-type="string">
            <text:p>rest_image\3_16.jpg</text:p>
          </table:table-cell>
          <table:table-cell office:value-type="date" office:date-value="2011-12-17T22:22:00" table:style-name="DateTimeCell">
            <text:p>2011-12-17 22:22:00</text:p>
          </table:table-cell>
        </table:table-row>
        <table:table-row>
          <table:table-cell office:value-type="float" office:value="3">
            <text:p>3</text:p>
          </table:table-cell>
          <table:table-cell office:value-type="float" office:value="17">
            <text:p>17</text:p>
          </table:table-cell>
          <table:table-cell office:value-type="string">
            <text:p>Esspresso</text:p>
          </table:table-cell>
          <table:table-cell office:value-type="string">
            <text:p/>
          </table:table-cell>
          <table:table-cell office:value-type="float" office:value="183">
            <text:p>183</text:p>
          </table:table-cell>
          <table:table-cell office:value-type="string">
            <text:p>rest_image\3_17.jpg</text:p>
          </table:table-cell>
          <table:table-cell office:value-type="date" office:date-value="2011-12-17T22:22:00" table:style-name="DateTimeCell">
            <text:p>2011-12-17 22:22:00</text:p>
          </table:table-cell>
        </table:table-row>
        <table:table-row>
          <table:table-cell office:value-type="float" office:value="3">
            <text:p>3</text:p>
          </table:table-cell>
          <table:table-cell office:value-type="float" office:value="18">
            <text:p>18</text:p>
          </table:table-cell>
          <table:table-cell office:value-type="string">
            <text:p>Americano</text:p>
          </table:table-cell>
          <table:table-cell office:value-type="string">
            <text:p/>
          </table:table-cell>
          <table:table-cell office:value-type="float" office:value="183">
            <text:p>183</text:p>
          </table:table-cell>
          <table:table-cell office:value-type="string">
            <text:p>rest_image\3_18.jpg</text:p>
          </table:table-cell>
          <table:table-cell office:value-type="date" office:date-value="2011-12-17T22:22:00" table:style-name="DateTimeCell">
            <text:p>2011-12-17 22:22:00</text:p>
          </table:table-cell>
        </table:table-row>
        <table:table-row>
          <table:table-cell office:value-type="float" office:value="3">
            <text:p>3</text:p>
          </table:table-cell>
          <table:table-cell office:value-type="float" office:value="19">
            <text:p>19</text:p>
          </table:table-cell>
          <table:table-cell office:value-type="string">
            <text:p>Caf? Mocha</text:p>
          </table:table-cell>
          <table:table-cell office:value-type="string">
            <text:p/>
          </table:table-cell>
          <table:table-cell office:value-type="float" office:value="265">
            <text:p>265</text:p>
          </table:table-cell>
          <table:table-cell office:value-type="string">
            <text:p>rest_image\3_19.jpg</text:p>
          </table:table-cell>
          <table:table-cell office:value-type="date" office:date-value="2011-12-17T22:22:00" table:style-name="DateTimeCell">
            <text:p>2011-12-17 22:22:00</text:p>
          </table:table-cell>
        </table:table-row>
        <table:table-row>
          <table:table-cell office:value-type="float" office:value="3">
            <text:p>3</text:p>
          </table:table-cell>
          <table:table-cell office:value-type="float" office:value="20">
            <text:p>20</text:p>
          </table:table-cell>
          <table:table-cell office:value-type="string">
            <text:p>Hot chocolate</text:p>
          </table:table-cell>
          <table:table-cell office:value-type="string">
            <text:p/>
          </table:table-cell>
          <table:table-cell office:value-type="float" office:value="222">
            <text:p>222</text:p>
          </table:table-cell>
          <table:table-cell office:value-type="string">
            <text:p>rest_image\3_20.jpg</text:p>
          </table:table-cell>
          <table:table-cell office:value-type="date" office:date-value="2011-12-17T22:22:00" table:style-name="DateTimeCell">
            <text:p>2011-12-17 22:22:00</text:p>
          </table:table-cell>
        </table:table-row>
        <table:table-row>
          <table:table-cell office:value-type="float" office:value="3">
            <text:p>3</text:p>
          </table:table-cell>
          <table:table-cell office:value-type="float" office:value="21">
            <text:p>21</text:p>
          </table:table-cell>
          <table:table-cell office:value-type="string">
            <text:p>Very Vanilla Chiller</text:p>
          </table:table-cell>
          <table:table-cell office:value-type="string">
            <text:p/>
          </table:table-cell>
          <table:table-cell office:value-type="float" office:value="361">
            <text:p>361</text:p>
          </table:table-cell>
          <table:table-cell office:value-type="string">
            <text:p>rest_image\3_21.jpg</text:p>
          </table:table-cell>
          <table:table-cell office:value-type="date" office:date-value="2011-12-17T22:22:00" table:style-name="DateTimeCell">
            <text:p>2011-12-17 22:22:00</text:p>
          </table:table-cell>
        </table:table-row>
        <table:table-row>
          <table:table-cell office:value-type="float" office:value="3">
            <text:p>3</text:p>
          </table:table-cell>
          <table:table-cell office:value-type="float" office:value="22">
            <text:p>22</text:p>
          </table:table-cell>
          <table:table-cell office:value-type="string">
            <text:p>Cocoa Loco</text:p>
          </table:table-cell>
          <table:table-cell office:value-type="string">
            <text:p/>
          </table:table-cell>
          <table:table-cell office:value-type="float" office:value="361">
            <text:p>361</text:p>
          </table:table-cell>
          <table:table-cell office:value-type="string">
            <text:p>rest_image\3_22.jpg</text:p>
          </table:table-cell>
          <table:table-cell office:value-type="date" office:date-value="2011-12-17T22:22:00" table:style-name="DateTimeCell">
            <text:p>2011-12-17 22:22:00</text:p>
          </table:table-cell>
        </table:table-row>
        <table:table-row>
          <table:table-cell office:value-type="float" office:value="3">
            <text:p>3</text:p>
          </table:table-cell>
          <table:table-cell office:value-type="float" office:value="23">
            <text:p>23</text:p>
          </table:table-cell>
          <table:table-cell office:value-type="string">
            <text:p>Italian Dolce ChillerTiramisu Chiller</text:p>
          </table:table-cell>
          <table:table-cell office:value-type="string">
            <text:p/>
          </table:table-cell>
          <table:table-cell office:value-type="float" office:value="396">
            <text:p>396</text:p>
          </table:table-cell>
          <table:table-cell office:value-type="string">
            <text:p>rest_image\3_23.jpg</text:p>
          </table:table-cell>
          <table:table-cell office:value-type="date" office:date-value="2011-12-17T22:22:00" table:style-name="DateTimeCell">
            <text:p>2011-12-17 22:22:00</text:p>
          </table:table-cell>
        </table:table-row>
        <table:table-row>
          <table:table-cell office:value-type="float" office:value="3">
            <text:p>3</text:p>
          </table:table-cell>
          <table:table-cell office:value-type="float" office:value="24">
            <text:p>24</text:p>
          </table:table-cell>
          <table:table-cell office:value-type="string">
            <text:p>Chocolate Delight</text:p>
          </table:table-cell>
          <table:table-cell office:value-type="string">
            <text:p/>
          </table:table-cell>
          <table:table-cell office:value-type="float" office:value="348">
            <text:p>348</text:p>
          </table:table-cell>
          <table:table-cell office:value-type="string">
            <text:p>rest_image\3_24.jpg</text:p>
          </table:table-cell>
          <table:table-cell office:value-type="date" office:date-value="2011-12-17T22:22:00" table:style-name="DateTimeCell">
            <text:p>2011-12-17 22:22:00</text:p>
          </table:table-cell>
        </table:table-row>
        <table:table-row>
          <table:table-cell office:value-type="float" office:value="5">
            <text:p>5</text:p>
          </table:table-cell>
          <table:table-cell office:value-type="float" office:value="25">
            <text:p>25</text:p>
          </table:table-cell>
          <table:table-cell office:value-type="string">
            <text:p>Roast beef Sandwich</text:p>
          </table:table-cell>
          <table:table-cell office:value-type="string">
            <text:p/>
          </table:table-cell>
          <table:table-cell office:value-type="float" office:value="220">
            <text:p>220</text:p>
          </table:table-cell>
          <table:table-cell office:value-type="string">
            <text:p>rest_image\5_25.jpg</text:p>
          </table:table-cell>
          <table:table-cell office:value-type="date" office:date-value="2011-12-17T22:22:00" table:style-name="DateTimeCell">
            <text:p>2011-12-17 22:22:00</text:p>
          </table:table-cell>
        </table:table-row>
        <table:table-row>
          <table:table-cell office:value-type="float" office:value="5">
            <text:p>5</text:p>
          </table:table-cell>
          <table:table-cell office:value-type="float" office:value="26">
            <text:p>26</text:p>
          </table:table-cell>
          <table:table-cell office:value-type="string">
            <text:p>Chick'n Shroom</text:p>
          </table:table-cell>
          <table:table-cell office:value-type="string">
            <text:p/>
          </table:table-cell>
          <table:table-cell office:value-type="float" office:value="240">
            <text:p>240</text:p>
          </table:table-cell>
          <table:table-cell office:value-type="string">
            <text:p>rest_image\5_26.jpg</text:p>
          </table:table-cell>
          <table:table-cell office:value-type="date" office:date-value="2011-12-17T22:22:00" table:style-name="DateTimeCell">
            <text:p>2011-12-17 22:22:00</text:p>
          </table:table-cell>
        </table:table-row>
        <table:table-row>
          <table:table-cell office:value-type="float" office:value="5">
            <text:p>5</text:p>
          </table:table-cell>
          <table:table-cell office:value-type="float" office:value="27">
            <text:p>27</text:p>
          </table:table-cell>
          <table:table-cell office:value-type="string">
            <text:p>Spicy Garlic Meet Reuben</text:p>
          </table:table-cell>
          <table:table-cell office:value-type="string">
            <text:p/>
          </table:table-cell>
          <table:table-cell office:value-type="float" office:value="240">
            <text:p>240</text:p>
          </table:table-cell>
          <table:table-cell office:value-type="string">
            <text:p>rest_image\5_27.jpg</text:p>
          </table:table-cell>
          <table:table-cell office:value-type="date" office:date-value="2011-12-17T22:22:00" table:style-name="DateTimeCell">
            <text:p>2011-12-17 22:22:00</text:p>
          </table:table-cell>
        </table:table-row>
        <table:table-row>
          <table:table-cell office:value-type="float" office:value="5">
            <text:p>5</text:p>
          </table:table-cell>
          <table:table-cell office:value-type="float" office:value="28">
            <text:p>28</text:p>
          </table:table-cell>
          <table:table-cell office:value-type="string">
            <text:p>Crispy Fish &amp; chips</text:p>
          </table:table-cell>
          <table:table-cell office:value-type="string">
            <text:p/>
          </table:table-cell>
          <table:table-cell office:value-type="float" office:value="310">
            <text:p>310</text:p>
          </table:table-cell>
          <table:table-cell office:value-type="string">
            <text:p>rest_image\5_28.jpg</text:p>
          </table:table-cell>
          <table:table-cell office:value-type="date" office:date-value="2011-12-17T22:22:00" table:style-name="DateTimeCell">
            <text:p>2011-12-17 22:22:00</text:p>
          </table:table-cell>
        </table:table-row>
        <table:table-row>
          <table:table-cell office:value-type="float" office:value="5">
            <text:p>5</text:p>
          </table:table-cell>
          <table:table-cell office:value-type="float" office:value="29">
            <text:p>29</text:p>
          </table:table-cell>
          <table:table-cell office:value-type="string">
            <text:p>Grilled Snapper</text:p>
          </table:table-cell>
          <table:table-cell office:value-type="string">
            <text:p/>
          </table:table-cell>
          <table:table-cell office:value-type="float" office:value="390">
            <text:p>390</text:p>
          </table:table-cell>
          <table:table-cell office:value-type="string">
            <text:p>rest_image\5_29.jpg</text:p>
          </table:table-cell>
          <table:table-cell office:value-type="date" office:date-value="2011-12-17T22:22:00" table:style-name="DateTimeCell">
            <text:p>2011-12-17 22:22:00</text:p>
          </table:table-cell>
        </table:table-row>
        <table:table-row>
          <table:table-cell office:value-type="float" office:value="5">
            <text:p>5</text:p>
          </table:table-cell>
          <table:table-cell office:value-type="float" office:value="30">
            <text:p>30</text:p>
          </table:table-cell>
          <table:table-cell office:value-type="string">
            <text:p>Smoked Fish Fillet</text:p>
          </table:table-cell>
          <table:table-cell office:value-type="string">
            <text:p/>
          </table:table-cell>
          <table:table-cell office:value-type="float" office:value="410">
            <text:p>410</text:p>
          </table:table-cell>
          <table:table-cell office:value-type="string">
            <text:p>rest_image\5_30.jpg</text:p>
          </table:table-cell>
          <table:table-cell office:value-type="date" office:date-value="2011-12-17T22:22:00" table:style-name="DateTimeCell">
            <text:p>2011-12-17 22:22:00</text:p>
          </table:table-cell>
        </table:table-row>
        <table:table-row>
          <table:table-cell office:value-type="float" office:value="5">
            <text:p>5</text:p>
          </table:table-cell>
          <table:table-cell office:value-type="float" office:value="31">
            <text:p>31</text:p>
          </table:table-cell>
          <table:table-cell office:value-type="string">
            <text:p>The Cuban</text:p>
          </table:table-cell>
          <table:table-cell office:value-type="string">
            <text:p/>
          </table:table-cell>
          <table:table-cell office:value-type="float" office:value="320">
            <text:p>320</text:p>
          </table:table-cell>
          <table:table-cell office:value-type="string">
            <text:p>rest_image\5_31.jpg</text:p>
          </table:table-cell>
          <table:table-cell office:value-type="date" office:date-value="2011-12-17T22:22:00" table:style-name="DateTimeCell">
            <text:p>2011-12-17 22:22:00</text:p>
          </table:table-cell>
        </table:table-row>
        <table:table-row>
          <table:table-cell office:value-type="float" office:value="5">
            <text:p>5</text:p>
          </table:table-cell>
          <table:table-cell office:value-type="float" office:value="32">
            <text:p>32</text:p>
          </table:table-cell>
          <table:table-cell office:value-type="string">
            <text:p>Madame Lucy</text:p>
          </table:table-cell>
          <table:table-cell office:value-type="string">
            <text:p/>
          </table:table-cell>
          <table:table-cell office:value-type="float" office:value="360">
            <text:p>360</text:p>
          </table:table-cell>
          <table:table-cell office:value-type="string">
            <text:p>rest_image\5_32.jpg</text:p>
          </table:table-cell>
          <table:table-cell office:value-type="date" office:date-value="2011-12-17T22:22:00" table:style-name="DateTimeCell">
            <text:p>2011-12-17 22:22:00</text:p>
          </table:table-cell>
        </table:table-row>
        <table:table-row>
          <table:table-cell office:value-type="float" office:value="5">
            <text:p>5</text:p>
          </table:table-cell>
          <table:table-cell office:value-type="float" office:value="33">
            <text:p>33</text:p>
          </table:table-cell>
          <table:table-cell office:value-type="string">
            <text:p>The Lolita</text:p>
          </table:table-cell>
          <table:table-cell office:value-type="string">
            <text:p/>
          </table:table-cell>
          <table:table-cell office:value-type="float" office:value="290">
            <text:p>290</text:p>
          </table:table-cell>
          <table:table-cell office:value-type="string">
            <text:p>rest_image\5_33.jpg</text:p>
          </table:table-cell>
          <table:table-cell office:value-type="date" office:date-value="2011-12-17T22:22:00" table:style-name="DateTimeCell">
            <text:p>2011-12-17 22:22:00</text:p>
          </table:table-cell>
        </table:table-row>
        <table:table-row>
          <table:table-cell office:value-type="float" office:value="5">
            <text:p>5</text:p>
          </table:table-cell>
          <table:table-cell office:value-type="float" office:value="34">
            <text:p>34</text:p>
          </table:table-cell>
          <table:table-cell office:value-type="string">
            <text:p>Nutty Elvis</text:p>
          </table:table-cell>
          <table:table-cell office:value-type="string">
            <text:p/>
          </table:table-cell>
          <table:table-cell office:value-type="float" office:value="280">
            <text:p>280</text:p>
          </table:table-cell>
          <table:table-cell office:value-type="string">
            <text:p>rest_image\5_34.jpg</text:p>
          </table:table-cell>
          <table:table-cell office:value-type="date" office:date-value="2011-12-17T22:22:00" table:style-name="DateTimeCell">
            <text:p>2011-12-17 22:22:00</text:p>
          </table:table-cell>
        </table:table-row>
        <table:table-row>
          <table:table-cell office:value-type="float" office:value="5">
            <text:p>5</text:p>
          </table:table-cell>
          <table:table-cell office:value-type="float" office:value="35">
            <text:p>35</text:p>
          </table:table-cell>
          <table:table-cell office:value-type="string">
            <text:p>Cheezuz</text:p>
          </table:table-cell>
          <table:table-cell office:value-type="string">
            <text:p/>
          </table:table-cell>
          <table:table-cell office:value-type="float" office:value="410">
            <text:p>410</text:p>
          </table:table-cell>
          <table:table-cell office:value-type="string">
            <text:p>rest_image\5_35.jpg</text:p>
          </table:table-cell>
          <table:table-cell office:value-type="date" office:date-value="2011-12-17T22:22:00" table:style-name="DateTimeCell">
            <text:p>2011-12-17 22:22:00</text:p>
          </table:table-cell>
        </table:table-row>
        <table:table-row>
          <table:table-cell office:value-type="float" office:value="6">
            <text:p>6</text:p>
          </table:table-cell>
          <table:table-cell office:value-type="float" office:value="36">
            <text:p>36</text:p>
          </table:table-cell>
          <table:table-cell office:value-type="string">
            <text:p>T-Bone Steak</text:p>
          </table:table-cell>
          <table:table-cell office:value-type="string">
            <text:p>225gm Steak, Chef special sauce</text:p>
          </table:table-cell>
          <table:table-cell office:value-type="float" office:value="699">
            <text:p>699</text:p>
          </table:table-cell>
          <table:table-cell office:value-type="string">
            <text:p>rest_image\6_36.jpg</text:p>
          </table:table-cell>
          <table:table-cell office:value-type="date" office:date-value="2011-12-17T22:22:00" table:style-name="DateTimeCell">
            <text:p>2011-12-17 22:22:00</text:p>
          </table:table-cell>
        </table:table-row>
        <table:table-row>
          <table:table-cell office:value-type="float" office:value="6">
            <text:p>6</text:p>
          </table:table-cell>
          <table:table-cell office:value-type="float" office:value="37">
            <text:p>37</text:p>
          </table:table-cell>
          <table:table-cell office:value-type="string">
            <text:p>Sirloin Steak</text:p>
          </table:table-cell>
          <table:table-cell office:value-type="string">
            <text:p>225gm Steak, Chef special sauce</text:p>
          </table:table-cell>
          <table:table-cell office:value-type="float" office:value="679">
            <text:p>679</text:p>
          </table:table-cell>
          <table:table-cell office:value-type="string">
            <text:p>rest_image\6_37.jpg</text:p>
          </table:table-cell>
          <table:table-cell office:value-type="date" office:date-value="2011-12-17T22:22:00" table:style-name="DateTimeCell">
            <text:p>2011-12-17 22:22:00</text:p>
          </table:table-cell>
        </table:table-row>
        <table:table-row>
          <table:table-cell office:value-type="float" office:value="6">
            <text:p>6</text:p>
          </table:table-cell>
          <table:table-cell office:value-type="float" office:value="38">
            <text:p>38</text:p>
          </table:table-cell>
          <table:table-cell office:value-type="string">
            <text:p>Rib Eye Steak</text:p>
          </table:table-cell>
          <table:table-cell office:value-type="string">
            <text:p>225gm Steak, Chef special sauce</text:p>
          </table:table-cell>
          <table:table-cell office:value-type="float" office:value="660">
            <text:p>660</text:p>
          </table:table-cell>
          <table:table-cell office:value-type="string">
            <text:p>rest_image\6_38.jpg</text:p>
          </table:table-cell>
          <table:table-cell office:value-type="date" office:date-value="2011-12-17T22:22:00" table:style-name="DateTimeCell">
            <text:p>2011-12-17 22:22:00</text:p>
          </table:table-cell>
        </table:table-row>
        <table:table-row>
          <table:table-cell office:value-type="float" office:value="6">
            <text:p>6</text:p>
          </table:table-cell>
          <table:table-cell office:value-type="float" office:value="39">
            <text:p>39</text:p>
          </table:table-cell>
          <table:table-cell office:value-type="string">
            <text:p>Chicken Supremo</text:p>
          </table:table-cell>
          <table:table-cell office:value-type="string">
            <text:p>Served with White Sauce and Cream</text:p>
          </table:table-cell>
          <table:table-cell office:value-type="float" office:value="389">
            <text:p>389</text:p>
          </table:table-cell>
          <table:table-cell office:value-type="string">
            <text:p>rest_image\6_39.jpg</text:p>
          </table:table-cell>
          <table:table-cell office:value-type="date" office:date-value="2011-12-17T22:22:00" table:style-name="DateTimeCell">
            <text:p>2011-12-17 22:22:00</text:p>
          </table:table-cell>
        </table:table-row>
        <table:table-row>
          <table:table-cell office:value-type="float" office:value="6">
            <text:p>6</text:p>
          </table:table-cell>
          <table:table-cell office:value-type="float" office:value="40">
            <text:p>40</text:p>
          </table:table-cell>
          <table:table-cell office:value-type="string">
            <text:p>Chicken Piccata</text:p>
          </table:table-cell>
          <table:table-cell office:value-type="string">
            <text:p>Served with Spagetti</text:p>
          </table:table-cell>
          <table:table-cell office:value-type="float" office:value="359">
            <text:p>359</text:p>
          </table:table-cell>
          <table:table-cell office:value-type="string">
            <text:p>rest_image\6_40.jpg</text:p>
          </table:table-cell>
          <table:table-cell office:value-type="date" office:date-value="2011-12-17T22:22:00" table:style-name="DateTimeCell">
            <text:p>2011-12-17 22:22:00</text:p>
          </table:table-cell>
        </table:table-row>
        <table:table-row>
          <table:table-cell office:value-type="float" office:value="7">
            <text:p>7</text:p>
          </table:table-cell>
          <table:table-cell office:value-type="float" office:value="41">
            <text:p>41</text:p>
          </table:table-cell>
          <table:table-cell office:value-type="string">
            <text:p>Twister</text:p>
          </table:table-cell>
          <table:table-cell office:value-type="string">
            <text:p/>
          </table:table-cell>
          <table:table-cell office:value-type="float" office:value="220">
            <text:p>220</text:p>
          </table:table-cell>
          <table:table-cell office:value-type="string">
            <text:p>rest_image\7_41.jpg</text:p>
          </table:table-cell>
          <table:table-cell office:value-type="date" office:date-value="2011-12-17T22:22:00" table:style-name="DateTimeCell">
            <text:p>2011-12-17 22:22:00</text:p>
          </table:table-cell>
        </table:table-row>
        <table:table-row>
          <table:table-cell office:value-type="float" office:value="7">
            <text:p>7</text:p>
          </table:table-cell>
          <table:table-cell office:value-type="float" office:value="42">
            <text:p>42</text:p>
          </table:table-cell>
          <table:table-cell office:value-type="string">
            <text:p>Beef Chicken Delight</text:p>
          </table:table-cell>
          <table:table-cell office:value-type="string">
            <text:p/>
          </table:table-cell>
          <table:table-cell office:value-type="float" office:value="265">
            <text:p>265</text:p>
          </table:table-cell>
          <table:table-cell office:value-type="string">
            <text:p>rest_image\7_42.jpg</text:p>
          </table:table-cell>
          <table:table-cell office:value-type="date" office:date-value="2011-12-17T22:22:00" table:style-name="DateTimeCell">
            <text:p>2011-12-17 22:22:00</text:p>
          </table:table-cell>
        </table:table-row>
        <table:table-row>
          <table:table-cell office:value-type="float" office:value="7">
            <text:p>7</text:p>
          </table:table-cell>
          <table:table-cell office:value-type="float" office:value="43">
            <text:p>43</text:p>
          </table:table-cell>
          <table:table-cell office:value-type="string">
            <text:p>Chicken Cheese Delight</text:p>
          </table:table-cell>
          <table:table-cell office:value-type="string">
            <text:p/>
          </table:table-cell>
          <table:table-cell office:value-type="float" office:value="265">
            <text:p>265</text:p>
          </table:table-cell>
          <table:table-cell office:value-type="string">
            <text:p>rest_image\7_43.jpg</text:p>
          </table:table-cell>
          <table:table-cell office:value-type="date" office:date-value="2011-12-17T22:22:00" table:style-name="DateTimeCell">
            <text:p>2011-12-17 22:22:00</text:p>
          </table:table-cell>
        </table:table-row>
        <table:table-row>
          <table:table-cell office:value-type="float" office:value="7">
            <text:p>7</text:p>
          </table:table-cell>
          <table:table-cell office:value-type="float" office:value="44">
            <text:p>44</text:p>
          </table:table-cell>
          <table:table-cell office:value-type="string">
            <text:p>Beef &amp; Bacon</text:p>
          </table:table-cell>
          <table:table-cell office:value-type="string">
            <text:p/>
          </table:table-cell>
          <table:table-cell office:value-type="float" office:value="385">
            <text:p>385</text:p>
          </table:table-cell>
          <table:table-cell office:value-type="string">
            <text:p>rest_image\7_44.jpg</text:p>
          </table:table-cell>
          <table:table-cell office:value-type="date" office:date-value="2011-12-17T22:22:00" table:style-name="DateTimeCell">
            <text:p>2011-12-17 22:22:00</text:p>
          </table:table-cell>
        </table:table-row>
        <table:table-row>
          <table:table-cell office:value-type="float" office:value="7">
            <text:p>7</text:p>
          </table:table-cell>
          <table:table-cell office:value-type="float" office:value="45">
            <text:p>45</text:p>
          </table:table-cell>
          <table:table-cell office:value-type="string">
            <text:p>Chicken Supreme</text:p>
          </table:table-cell>
          <table:table-cell office:value-type="string">
            <text:p/>
          </table:table-cell>
          <table:table-cell office:value-type="float" office:value="385">
            <text:p>385</text:p>
          </table:table-cell>
          <table:table-cell office:value-type="string">
            <text:p>rest_image\7_45.jpg</text:p>
          </table:table-cell>
          <table:table-cell office:value-type="date" office:date-value="2011-12-17T22:22:00" table:style-name="DateTimeCell">
            <text:p>2011-12-17 22:22:00</text:p>
          </table:table-cell>
        </table:table-row>
        <table:table-row>
          <table:table-cell office:value-type="float" office:value="7">
            <text:p>7</text:p>
          </table:table-cell>
          <table:table-cell office:value-type="float" office:value="46">
            <text:p>46</text:p>
          </table:table-cell>
          <table:table-cell office:value-type="string">
            <text:p>Mushroom Caramel</text:p>
          </table:table-cell>
          <table:table-cell office:value-type="string">
            <text:p/>
          </table:table-cell>
          <table:table-cell office:value-type="float" office:value="410">
            <text:p>410</text:p>
          </table:table-cell>
          <table:table-cell office:value-type="string">
            <text:p>rest_image\7_46.jpg</text:p>
          </table:table-cell>
          <table:table-cell office:value-type="date" office:date-value="2011-12-17T22:22:00" table:style-name="DateTimeCell">
            <text:p>2011-12-17 22:22:00</text:p>
          </table:table-cell>
        </table:table-row>
        <table:table-row>
          <table:table-cell office:value-type="float" office:value="8">
            <text:p>8</text:p>
          </table:table-cell>
          <table:table-cell office:value-type="float" office:value="47">
            <text:p>47</text:p>
          </table:table-cell>
          <table:table-cell office:value-type="string">
            <text:p>Rainbow</text:p>
          </table:table-cell>
          <table:table-cell office:value-type="string">
            <text:p/>
          </table:table-cell>
          <table:table-cell office:value-type="float" office:value="145">
            <text:p>145</text:p>
          </table:table-cell>
          <table:table-cell office:value-type="string">
            <text:p>rest_image\8_47.jpg</text:p>
          </table:table-cell>
          <table:table-cell office:value-type="date" office:date-value="2011-12-17T22:22:00" table:style-name="DateTimeCell">
            <text:p>2011-12-17 22:22:00</text:p>
          </table:table-cell>
        </table:table-row>
        <table:table-row>
          <table:table-cell office:value-type="float" office:value="8">
            <text:p>8</text:p>
          </table:table-cell>
          <table:table-cell office:value-type="float" office:value="48">
            <text:p>48</text:p>
          </table:table-cell>
          <table:table-cell office:value-type="string">
            <text:p>Double Chocolate</text:p>
          </table:table-cell>
          <table:table-cell office:value-type="string">
            <text:p/>
          </table:table-cell>
          <table:table-cell office:value-type="float" office:value="145">
            <text:p>145</text:p>
          </table:table-cell>
          <table:table-cell office:value-type="string">
            <text:p>rest_image\8_48.jpg</text:p>
          </table:table-cell>
          <table:table-cell office:value-type="date" office:date-value="2011-12-17T22:22:00" table:style-name="DateTimeCell">
            <text:p>2011-12-17 22:22:00</text:p>
          </table:table-cell>
        </table:table-row>
        <table:table-row>
          <table:table-cell office:value-type="float" office:value="8">
            <text:p>8</text:p>
          </table:table-cell>
          <table:table-cell office:value-type="float" office:value="49">
            <text:p>49</text:p>
          </table:table-cell>
          <table:table-cell office:value-type="string">
            <text:p>Amazed</text:p>
          </table:table-cell>
          <table:table-cell office:value-type="string">
            <text:p/>
          </table:table-cell>
          <table:table-cell office:value-type="float" office:value="140">
            <text:p>140</text:p>
          </table:table-cell>
          <table:table-cell office:value-type="string">
            <text:p>rest_image\8_49.jpg</text:p>
          </table:table-cell>
          <table:table-cell office:value-type="date" office:date-value="2011-12-17T22:22:00" table:style-name="DateTimeCell">
            <text:p>2011-12-17 22:22:00</text:p>
          </table:table-cell>
        </table:table-row>
        <table:table-row>
          <table:table-cell office:value-type="float" office:value="8">
            <text:p>8</text:p>
          </table:table-cell>
          <table:table-cell office:value-type="float" office:value="50">
            <text:p>50</text:p>
          </table:table-cell>
          <table:table-cell office:value-type="string">
            <text:p>Angelic </text:p>
          </table:table-cell>
          <table:table-cell office:value-type="string">
            <text:p/>
          </table:table-cell>
          <table:table-cell office:value-type="float" office:value="150">
            <text:p>150</text:p>
          </table:table-cell>
          <table:table-cell office:value-type="string">
            <text:p>rest_image\8_50.jpg</text:p>
          </table:table-cell>
          <table:table-cell office:value-type="date" office:date-value="2011-12-17T22:22:00" table:style-name="DateTimeCell">
            <text:p>2011-12-17 22:22:00</text:p>
          </table:table-cell>
        </table:table-row>
        <table:table-row>
          <table:table-cell office:value-type="float" office:value="8">
            <text:p>8</text:p>
          </table:table-cell>
          <table:table-cell office:value-type="float" office:value="51">
            <text:p>51</text:p>
          </table:table-cell>
          <table:table-cell office:value-type="string">
            <text:p>Tiramisu</text:p>
          </table:table-cell>
          <table:table-cell office:value-type="string">
            <text:p/>
          </table:table-cell>
          <table:table-cell office:value-type="float" office:value="145">
            <text:p>145</text:p>
          </table:table-cell>
          <table:table-cell office:value-type="string">
            <text:p>rest_image\8_51.jpg</text:p>
          </table:table-cell>
          <table:table-cell office:value-type="date" office:date-value="2011-12-17T22:22:00" table:style-name="DateTimeCell">
            <text:p>2011-12-17 22:22:00</text:p>
          </table:table-cell>
        </table:table-row>
        <table:table-row>
          <table:table-cell office:value-type="float" office:value="8">
            <text:p>8</text:p>
          </table:table-cell>
          <table:table-cell office:value-type="float" office:value="52">
            <text:p>52</text:p>
          </table:table-cell>
          <table:table-cell office:value-type="string">
            <text:p>Glazed</text:p>
          </table:table-cell>
          <table:table-cell office:value-type="string">
            <text:p/>
          </table:table-cell>
          <table:table-cell office:value-type="float" office:value="130">
            <text:p>130</text:p>
          </table:table-cell>
          <table:table-cell office:value-type="string">
            <text:p>rest_image\8_52.jpg</text:p>
          </table:table-cell>
          <table:table-cell office:value-type="date" office:date-value="2011-12-17T22:22:00" table:style-name="DateTimeCell">
            <text:p>2011-12-17 22:22:00</text:p>
          </table:table-cell>
        </table:table-row>
        <table:table-row>
          <table:table-cell office:value-type="float" office:value="8">
            <text:p>8</text:p>
          </table:table-cell>
          <table:table-cell office:value-type="float" office:value="53">
            <text:p>53</text:p>
          </table:table-cell>
          <table:table-cell office:value-type="string">
            <text:p>Cookies and Cream</text:p>
          </table:table-cell>
          <table:table-cell office:value-type="string">
            <text:p/>
          </table:table-cell>
          <table:table-cell office:value-type="float" office:value="140">
            <text:p>140</text:p>
          </table:table-cell>
          <table:table-cell office:value-type="string">
            <text:p>rest_image\8_53.jpg</text:p>
          </table:table-cell>
          <table:table-cell office:value-type="date" office:date-value="2011-12-17T22:22:00" table:style-name="DateTimeCell">
            <text:p>2011-12-17 22:22:00</text:p>
          </table:table-cell>
        </table:table-row>
        <table:table-row>
          <table:table-cell office:value-type="float" office:value="8">
            <text:p>8</text:p>
          </table:table-cell>
          <table:table-cell office:value-type="float" office:value="54">
            <text:p>54</text:p>
          </table:table-cell>
          <table:table-cell office:value-type="string">
            <text:p>Blueberry</text:p>
          </table:table-cell>
          <table:table-cell office:value-type="string">
            <text:p/>
          </table:table-cell>
          <table:table-cell office:value-type="float" office:value="140">
            <text:p>140</text:p>
          </table:table-cell>
          <table:table-cell office:value-type="string">
            <text:p>rest_image\8_54.jpg</text:p>
          </table:table-cell>
          <table:table-cell office:value-type="date" office:date-value="2011-12-17T22:22:00" table:style-name="DateTimeCell">
            <text:p>2011-12-17 22:22:00</text:p>
          </table:table-cell>
        </table:table-row>
        <table:table-row>
          <table:table-cell office:value-type="float" office:value="8">
            <text:p>8</text:p>
          </table:table-cell>
          <table:table-cell office:value-type="float" office:value="55">
            <text:p>55</text:p>
          </table:table-cell>
          <table:table-cell office:value-type="string">
            <text:p>Chocolate Custard</text:p>
          </table:table-cell>
          <table:table-cell office:value-type="string">
            <text:p/>
          </table:table-cell>
          <table:table-cell office:value-type="float" office:value="140">
            <text:p>140</text:p>
          </table:table-cell>
          <table:table-cell office:value-type="string">
            <text:p>rest_image\8_55.jpg</text:p>
          </table:table-cell>
          <table:table-cell office:value-type="date" office:date-value="2011-12-17T22:22:00" table:style-name="DateTimeCell">
            <text:p>2011-12-17 22:22:00</text:p>
          </table:table-cell>
        </table:table-row>
        <table:table-row>
          <table:table-cell office:value-type="float" office:value="8">
            <text:p>8</text:p>
          </table:table-cell>
          <table:table-cell office:value-type="float" office:value="56">
            <text:p>56</text:p>
          </table:table-cell>
          <table:table-cell office:value-type="string">
            <text:p>Winter Glazed</text:p>
          </table:table-cell>
          <table:table-cell office:value-type="string">
            <text:p/>
          </table:table-cell>
          <table:table-cell office:value-type="float" office:value="120">
            <text:p>120</text:p>
          </table:table-cell>
          <table:table-cell office:value-type="string">
            <text:p>rest_image\8_56.jpg</text:p>
          </table:table-cell>
          <table:table-cell office:value-type="date" office:date-value="2011-12-17T22:22:00" table:style-name="DateTimeCell">
            <text:p>2011-12-17 22:22:00</text:p>
          </table:table-cell>
        </table:table-row>
        <table:table-row>
          <table:table-cell office:value-type="float" office:value="11">
            <text:p>11</text:p>
          </table:table-cell>
          <table:table-cell office:value-type="float" office:value="57">
            <text:p>57</text:p>
          </table:table-cell>
          <table:table-cell office:value-type="string">
            <text:p>Caffe Latte</text:p>
          </table:table-cell>
          <table:table-cell office:value-type="string">
            <text:p/>
          </table:table-cell>
          <table:table-cell office:value-type="float" office:value="195">
            <text:p>195</text:p>
          </table:table-cell>
          <table:table-cell office:value-type="string">
            <text:p>rest_image\11_57.jpg</text:p>
          </table:table-cell>
          <table:table-cell office:value-type="date" office:date-value="2011-12-17T22:22:00" table:style-name="DateTimeCell">
            <text:p>2011-12-17 22:22:00</text:p>
          </table:table-cell>
        </table:table-row>
        <table:table-row>
          <table:table-cell office:value-type="float" office:value="11">
            <text:p>11</text:p>
          </table:table-cell>
          <table:table-cell office:value-type="float" office:value="58">
            <text:p>58</text:p>
          </table:table-cell>
          <table:table-cell office:value-type="string">
            <text:p>Americano</text:p>
          </table:table-cell>
          <table:table-cell office:value-type="string">
            <text:p/>
          </table:table-cell>
          <table:table-cell office:value-type="float" office:value="150">
            <text:p>150</text:p>
          </table:table-cell>
          <table:table-cell office:value-type="string">
            <text:p>rest_image\11_58.jpg</text:p>
          </table:table-cell>
          <table:table-cell office:value-type="date" office:date-value="2011-12-17T22:22:00" table:style-name="DateTimeCell">
            <text:p>2011-12-17 22:22:00</text:p>
          </table:table-cell>
        </table:table-row>
        <table:table-row>
          <table:table-cell office:value-type="float" office:value="11">
            <text:p>11</text:p>
          </table:table-cell>
          <table:table-cell office:value-type="float" office:value="59">
            <text:p>59</text:p>
          </table:table-cell>
          <table:table-cell office:value-type="string">
            <text:p>Espresso</text:p>
          </table:table-cell>
          <table:table-cell office:value-type="string">
            <text:p/>
          </table:table-cell>
          <table:table-cell office:value-type="float" office:value="140">
            <text:p>140</text:p>
          </table:table-cell>
          <table:table-cell office:value-type="string">
            <text:p>rest_image\11_59.jpg</text:p>
          </table:table-cell>
          <table:table-cell office:value-type="date" office:date-value="2011-12-17T22:22:00" table:style-name="DateTimeCell">
            <text:p>2011-12-17 22:22:00</text:p>
          </table:table-cell>
        </table:table-row>
        <table:table-row>
          <table:table-cell office:value-type="float" office:value="11">
            <text:p>11</text:p>
          </table:table-cell>
          <table:table-cell office:value-type="float" office:value="60">
            <text:p>60</text:p>
          </table:table-cell>
          <table:table-cell office:value-type="string">
            <text:p>Flavoured Latte</text:p>
          </table:table-cell>
          <table:table-cell office:value-type="string">
            <text:p>Irish/Hazelnut/Vanilla/Caramel</text:p>
          </table:table-cell>
          <table:table-cell office:value-type="float" office:value="220">
            <text:p>220</text:p>
          </table:table-cell>
          <table:table-cell office:value-type="string">
            <text:p>rest_image\11_60.jpg</text:p>
          </table:table-cell>
          <table:table-cell office:value-type="date" office:date-value="2011-12-17T22:22:00" table:style-name="DateTimeCell">
            <text:p>2011-12-17 22:22:00</text:p>
          </table:table-cell>
        </table:table-row>
        <table:table-row>
          <table:table-cell office:value-type="float" office:value="11">
            <text:p>11</text:p>
          </table:table-cell>
          <table:table-cell office:value-type="float" office:value="61">
            <text:p>61</text:p>
          </table:table-cell>
          <table:table-cell office:value-type="string">
            <text:p>Caffe Mocha </text:p>
          </table:table-cell>
          <table:table-cell office:value-type="string">
            <text:p/>
          </table:table-cell>
          <table:table-cell office:value-type="float" office:value="220">
            <text:p>220</text:p>
          </table:table-cell>
          <table:table-cell office:value-type="string">
            <text:p>rest_image\11_61.jpg</text:p>
          </table:table-cell>
          <table:table-cell office:value-type="date" office:date-value="2011-12-17T22:22:00" table:style-name="DateTimeCell">
            <text:p>2011-12-17 22:22:00</text:p>
          </table:table-cell>
        </table:table-row>
        <table:table-row>
          <table:table-cell office:value-type="float" office:value="11">
            <text:p>11</text:p>
          </table:table-cell>
          <table:table-cell office:value-type="float" office:value="62">
            <text:p>62</text:p>
          </table:table-cell>
          <table:table-cell office:value-type="string">
            <text:p>White Chocolate Mocha</text:p>
          </table:table-cell>
          <table:table-cell office:value-type="string">
            <text:p/>
          </table:table-cell>
          <table:table-cell office:value-type="float" office:value="250">
            <text:p>250</text:p>
          </table:table-cell>
          <table:table-cell office:value-type="string">
            <text:p>rest_image\11_62.jpg</text:p>
          </table:table-cell>
          <table:table-cell office:value-type="date" office:date-value="2011-12-17T22:22:00" table:style-name="DateTimeCell">
            <text:p>2011-12-17 22:22:00</text:p>
          </table:table-cell>
        </table:table-row>
        <table:table-row>
          <table:table-cell office:value-type="float" office:value="11">
            <text:p>11</text:p>
          </table:table-cell>
          <table:table-cell office:value-type="float" office:value="63">
            <text:p>63</text:p>
          </table:table-cell>
          <table:table-cell office:value-type="string">
            <text:p>Tea</text:p>
          </table:table-cell>
          <table:table-cell office:value-type="string">
            <text:p>Black/Green/Jasmine/Tulsi</text:p>
          </table:table-cell>
          <table:table-cell office:value-type="float" office:value="95">
            <text:p>95</text:p>
          </table:table-cell>
          <table:table-cell office:value-type="string">
            <text:p>rest_image\11_63.jpg</text:p>
          </table:table-cell>
          <table:table-cell office:value-type="date" office:date-value="2011-12-17T22:22:00" table:style-name="DateTimeCell">
            <text:p>2011-12-17 22:22:00</text:p>
          </table:table-cell>
        </table:table-row>
        <table:table-row>
          <table:table-cell office:value-type="float" office:value="11">
            <text:p>11</text:p>
          </table:table-cell>
          <table:table-cell office:value-type="float" office:value="64">
            <text:p>64</text:p>
          </table:table-cell>
          <table:table-cell office:value-type="string">
            <text:p>Ginger Ale</text:p>
          </table:table-cell>
          <table:table-cell office:value-type="string">
            <text:p/>
          </table:table-cell>
          <table:table-cell office:value-type="float" office:value="180">
            <text:p>180</text:p>
          </table:table-cell>
          <table:table-cell office:value-type="string">
            <text:p>rest_image\11_64.jpg</text:p>
          </table:table-cell>
          <table:table-cell office:value-type="date" office:date-value="2011-12-17T22:22:00" table:style-name="DateTimeCell">
            <text:p>2011-12-17 22:22:00</text:p>
          </table:table-cell>
        </table:table-row>
        <table:table-row>
          <table:table-cell office:value-type="float" office:value="14">
            <text:p>14</text:p>
          </table:table-cell>
          <table:table-cell office:value-type="float" office:value="65">
            <text:p>65</text:p>
          </table:table-cell>
          <table:table-cell office:value-type="string">
            <text:p>Kacchi (Plain)</text:p>
          </table:table-cell>
          <table:table-cell office:value-type="string">
            <text:p/>
          </table:table-cell>
          <table:table-cell office:value-type="float" office:value="145">
            <text:p>145</text:p>
          </table:table-cell>
          <table:table-cell office:value-type="string">
            <text:p>rest_image\14_65.jpg</text:p>
          </table:table-cell>
          <table:table-cell office:value-type="date" office:date-value="2011-12-17T22:22:00" table:style-name="DateTimeCell">
            <text:p>2011-12-17 22:22:00</text:p>
          </table:table-cell>
        </table:table-row>
        <table:table-row>
          <table:table-cell office:value-type="float" office:value="14">
            <text:p>14</text:p>
          </table:table-cell>
          <table:table-cell office:value-type="float" office:value="66">
            <text:p>66</text:p>
          </table:table-cell>
          <table:table-cell office:value-type="string">
            <text:p>Kacchi (Kabab)</text:p>
          </table:table-cell>
          <table:table-cell office:value-type="string">
            <text:p/>
          </table:table-cell>
          <table:table-cell office:value-type="float" office:value="160">
            <text:p>160</text:p>
          </table:table-cell>
          <table:table-cell office:value-type="string">
            <text:p>rest_image\14_66.jpg</text:p>
          </table:table-cell>
          <table:table-cell office:value-type="date" office:date-value="2011-12-17T22:22:00" table:style-name="DateTimeCell">
            <text:p>2011-12-17 22:22:00</text:p>
          </table:table-cell>
        </table:table-row>
        <table:table-row>
          <table:table-cell office:value-type="float" office:value="14">
            <text:p>14</text:p>
          </table:table-cell>
          <table:table-cell office:value-type="float" office:value="67">
            <text:p>67</text:p>
          </table:table-cell>
          <table:table-cell office:value-type="string">
            <text:p>Baasmati Kacchi</text:p>
          </table:table-cell>
          <table:table-cell office:value-type="string">
            <text:p/>
          </table:table-cell>
          <table:table-cell office:value-type="float" office:value="155">
            <text:p>155</text:p>
          </table:table-cell>
          <table:table-cell office:value-type="string">
            <text:p>rest_image\14_67.jpg</text:p>
          </table:table-cell>
          <table:table-cell office:value-type="date" office:date-value="2011-12-17T22:22:00" table:style-name="DateTimeCell">
            <text:p>2011-12-17 22:22:00</text:p>
          </table:table-cell>
        </table:table-row>
        <table:table-row>
          <table:table-cell office:value-type="float" office:value="14">
            <text:p>14</text:p>
          </table:table-cell>
          <table:table-cell office:value-type="float" office:value="68">
            <text:p>68</text:p>
          </table:table-cell>
          <table:table-cell office:value-type="string">
            <text:p>Chicken Biriyani (Plain)</text:p>
          </table:table-cell>
          <table:table-cell office:value-type="string">
            <text:p/>
          </table:table-cell>
          <table:table-cell office:value-type="float" office:value="130">
            <text:p>130</text:p>
          </table:table-cell>
          <table:table-cell office:value-type="string">
            <text:p>rest_image\14_68.jpg</text:p>
          </table:table-cell>
          <table:table-cell office:value-type="date" office:date-value="2011-12-17T22:22:00" table:style-name="DateTimeCell">
            <text:p>2011-12-17 22:22:00</text:p>
          </table:table-cell>
        </table:table-row>
        <table:table-row>
          <table:table-cell office:value-type="float" office:value="14">
            <text:p>14</text:p>
          </table:table-cell>
          <table:table-cell office:value-type="float" office:value="69">
            <text:p>69</text:p>
          </table:table-cell>
          <table:table-cell office:value-type="string">
            <text:p>Chicken Biriyani (Kabab)</text:p>
          </table:table-cell>
          <table:table-cell office:value-type="string">
            <text:p/>
          </table:table-cell>
          <table:table-cell office:value-type="float" office:value="154">
            <text:p>154</text:p>
          </table:table-cell>
          <table:table-cell office:value-type="string">
            <text:p>rest_image\14_69.jpg</text:p>
          </table:table-cell>
          <table:table-cell office:value-type="date" office:date-value="2011-12-17T22:22:00" table:style-name="DateTimeCell">
            <text:p>2011-12-17 22:22:00</text:p>
          </table:table-cell>
        </table:table-row>
        <table:table-row>
          <table:table-cell office:value-type="float" office:value="14">
            <text:p>14</text:p>
          </table:table-cell>
          <table:table-cell office:value-type="float" office:value="70">
            <text:p>70</text:p>
          </table:table-cell>
          <table:table-cell office:value-type="string">
            <text:p>Plain Polao</text:p>
          </table:table-cell>
          <table:table-cell office:value-type="string">
            <text:p/>
          </table:table-cell>
          <table:table-cell office:value-type="float" office:value="60">
            <text:p>60</text:p>
          </table:table-cell>
          <table:table-cell office:value-type="string">
            <text:p>rest_image\14_70.jpg</text:p>
          </table:table-cell>
          <table:table-cell office:value-type="date" office:date-value="2011-12-17T22:22:00" table:style-name="DateTimeCell">
            <text:p>2011-12-17 22:22:00</text:p>
          </table:table-cell>
        </table:table-row>
        <table:table-row>
          <table:table-cell office:value-type="float" office:value="14">
            <text:p>14</text:p>
          </table:table-cell>
          <table:table-cell office:value-type="float" office:value="71">
            <text:p>71</text:p>
          </table:table-cell>
          <table:table-cell office:value-type="string">
            <text:p>Mutton Bhuna (Plain)</text:p>
          </table:table-cell>
          <table:table-cell office:value-type="string">
            <text:p/>
          </table:table-cell>
          <table:table-cell office:value-type="float" office:value="145">
            <text:p>145</text:p>
          </table:table-cell>
          <table:table-cell office:value-type="string">
            <text:p>rest_image\14_71.jpg</text:p>
          </table:table-cell>
          <table:table-cell office:value-type="date" office:date-value="2011-12-17T22:22:00" table:style-name="DateTimeCell">
            <text:p>2011-12-17 22:22:00</text:p>
          </table:table-cell>
        </table:table-row>
        <table:table-row>
          <table:table-cell office:value-type="float" office:value="14">
            <text:p>14</text:p>
          </table:table-cell>
          <table:table-cell office:value-type="float" office:value="72">
            <text:p>72</text:p>
          </table:table-cell>
          <table:table-cell office:value-type="string">
            <text:p>Mutton Bhuna (Kabab)</text:p>
          </table:table-cell>
          <table:table-cell office:value-type="string">
            <text:p/>
          </table:table-cell>
          <table:table-cell office:value-type="float" office:value="160">
            <text:p>160</text:p>
          </table:table-cell>
          <table:table-cell office:value-type="string">
            <text:p>rest_image\14_72.jpg</text:p>
          </table:table-cell>
          <table:table-cell office:value-type="date" office:date-value="2011-12-17T22:22:00" table:style-name="DateTimeCell">
            <text:p>2011-12-17 22:22:00</text:p>
          </table:table-cell>
        </table:table-row>
        <table:table-row>
          <table:table-cell office:value-type="float" office:value="14">
            <text:p>14</text:p>
          </table:table-cell>
          <table:table-cell office:value-type="float" office:value="73">
            <text:p>73</text:p>
          </table:table-cell>
          <table:table-cell office:value-type="string">
            <text:p>Chicken Bhuna (Plain)</text:p>
          </table:table-cell>
          <table:table-cell office:value-type="string">
            <text:p/>
          </table:table-cell>
          <table:table-cell office:value-type="float" office:value="135">
            <text:p>135</text:p>
          </table:table-cell>
          <table:table-cell office:value-type="string">
            <text:p>rest_image\14_73.jpg</text:p>
          </table:table-cell>
          <table:table-cell office:value-type="date" office:date-value="2011-12-17T22:22:00" table:style-name="DateTimeCell">
            <text:p>2011-12-17 22:22:00</text:p>
          </table:table-cell>
        </table:table-row>
        <table:table-row>
          <table:table-cell office:value-type="float" office:value="14">
            <text:p>14</text:p>
          </table:table-cell>
          <table:table-cell office:value-type="float" office:value="74">
            <text:p>74</text:p>
          </table:table-cell>
          <table:table-cell office:value-type="string">
            <text:p>Chicken Bhuna (Kabab)</text:p>
          </table:table-cell>
          <table:table-cell office:value-type="string">
            <text:p/>
          </table:table-cell>
          <table:table-cell office:value-type="float" office:value="150">
            <text:p>150</text:p>
          </table:table-cell>
          <table:table-cell office:value-type="string">
            <text:p>rest_image\14_74.jpg</text:p>
          </table:table-cell>
          <table:table-cell office:value-type="date" office:date-value="2011-12-17T22:22:00" table:style-name="DateTimeCell">
            <text:p>2011-12-17 22:22:00</text:p>
          </table:table-cell>
        </table:table-row>
        <table:table-row>
          <table:table-cell office:value-type="float" office:value="15">
            <text:p>15</text:p>
          </table:table-cell>
          <table:table-cell office:value-type="float" office:value="75">
            <text:p>75</text:p>
          </table:table-cell>
          <table:table-cell office:value-type="string">
            <text:p>Banana Berry</text:p>
          </table:table-cell>
          <table:table-cell office:value-type="string">
            <text:p>Strawberry ice cream and banana slices</text:p>
          </table:table-cell>
          <table:table-cell office:value-type="float" office:value="400">
            <text:p>400</text:p>
          </table:table-cell>
          <table:table-cell office:value-type="string">
            <text:p>rest_image\15_75.jpg</text:p>
          </table:table-cell>
          <table:table-cell office:value-type="date" office:date-value="2011-12-17T22:22:00" table:style-name="DateTimeCell">
            <text:p>2011-12-17 22:22:00</text:p>
          </table:table-cell>
        </table:table-row>
        <table:table-row>
          <table:table-cell office:value-type="float" office:value="15">
            <text:p>15</text:p>
          </table:table-cell>
          <table:table-cell office:value-type="float" office:value="76">
            <text:p>76</text:p>
          </table:table-cell>
          <table:table-cell office:value-type="string">
            <text:p>Very Very Berry</text:p>
          </table:table-cell>
          <table:table-cell office:value-type="string">
            <text:p>Strawberry ice cream, Raspberry ice cream and blueberry pie filling</text:p>
          </table:table-cell>
          <table:table-cell office:value-type="float" office:value="400">
            <text:p>400</text:p>
          </table:table-cell>
          <table:table-cell office:value-type="string">
            <text:p>rest_image\15_76.jpg</text:p>
          </table:table-cell>
          <table:table-cell office:value-type="date" office:date-value="2011-12-17T22:22:00" table:style-name="DateTimeCell">
            <text:p>2011-12-17 22:22:00</text:p>
          </table:table-cell>
        </table:table-row>
        <table:table-row>
          <table:table-cell office:value-type="float" office:value="15">
            <text:p>15</text:p>
          </table:table-cell>
          <table:table-cell office:value-type="float" office:value="77">
            <text:p>77</text:p>
          </table:table-cell>
          <table:table-cell office:value-type="string">
            <text:p>Creamy Capuccino</text:p>
          </table:table-cell>
          <table:table-cell office:value-type="string">
            <text:p>Coffe ice cream, sweet cream, ice cream</text:p>
          </table:table-cell>
          <table:table-cell office:value-type="float" office:value="350">
            <text:p>350</text:p>
          </table:table-cell>
          <table:table-cell office:value-type="string">
            <text:p>rest_image\15_77.jpg</text:p>
          </table:table-cell>
          <table:table-cell office:value-type="date" office:date-value="2011-12-17T22:22:00" table:style-name="DateTimeCell">
            <text:p>2011-12-17 22:22:00</text:p>
          </table:table-cell>
        </table:table-row>
        <table:table-row>
          <table:table-cell office:value-type="float" office:value="15">
            <text:p>15</text:p>
          </table:table-cell>
          <table:table-cell office:value-type="float" office:value="78">
            <text:p>78</text:p>
          </table:table-cell>
          <table:table-cell office:value-type="string">
            <text:p>Mars/Snickers Supreme Shake</text:p>
          </table:table-cell>
          <table:table-cell office:value-type="string">
            <text:p>Mars/Snickers bars, french vanilla ice cream and chocolate fudge</text:p>
          </table:table-cell>
          <table:table-cell office:value-type="float" office:value="400">
            <text:p>400</text:p>
          </table:table-cell>
          <table:table-cell office:value-type="string">
            <text:p>rest_image\15_78.jpg</text:p>
          </table:table-cell>
          <table:table-cell office:value-type="date" office:date-value="2011-12-17T22:22:00" table:style-name="DateTimeCell">
            <text:p>2011-12-17 22:22:00</text:p>
          </table:table-cell>
        </table:table-row>
        <table:table-row>
          <table:table-cell office:value-type="float" office:value="15">
            <text:p>15</text:p>
          </table:table-cell>
          <table:table-cell office:value-type="float" office:value="79">
            <text:p>79</text:p>
          </table:table-cell>
          <table:table-cell office:value-type="string">
            <text:p>Mango Berry</text:p>
          </table:table-cell>
          <table:table-cell office:value-type="string">
            <text:p>Strawberry ice cream and mango ice cream</text:p>
          </table:table-cell>
          <table:table-cell office:value-type="float" office:value="350">
            <text:p>350</text:p>
          </table:table-cell>
          <table:table-cell office:value-type="string">
            <text:p>rest_image\15_79.jpg</text:p>
          </table:table-cell>
          <table:table-cell office:value-type="date" office:date-value="2011-12-17T22:22:00" table:style-name="DateTimeCell">
            <text:p>2011-12-17 22:22:00</text:p>
          </table:table-cell>
        </table:table-row>
        <table:table-row>
          <table:table-cell office:value-type="float" office:value="15">
            <text:p>15</text:p>
          </table:table-cell>
          <table:table-cell office:value-type="float" office:value="80">
            <text:p>80</text:p>
          </table:table-cell>
          <table:table-cell office:value-type="string">
            <text:p>Raspberry Heaven</text:p>
          </table:table-cell>
          <table:table-cell office:value-type="string">
            <text:p>Raspberry ice cream and mango ice cream</text:p>
          </table:table-cell>
          <table:table-cell office:value-type="float" office:value="350">
            <text:p>350</text:p>
          </table:table-cell>
          <table:table-cell office:value-type="string">
            <text:p>rest_image\15_80.jpg</text:p>
          </table:table-cell>
          <table:table-cell office:value-type="date" office:date-value="2011-12-17T22:22:00" table:style-name="DateTimeCell">
            <text:p>2011-12-17 22:22:00</text:p>
          </table:table-cell>
        </table:table-row>
        <table:table-row>
          <table:table-cell office:value-type="float" office:value="15">
            <text:p>15</text:p>
          </table:table-cell>
          <table:table-cell office:value-type="float" office:value="81">
            <text:p>81</text:p>
          </table:table-cell>
          <table:table-cell office:value-type="string">
            <text:p>Oreo Peanut Butter</text:p>
          </table:table-cell>
          <table:table-cell office:value-type="string">
            <text:p>Peanut butter ice cream, oreo cookies and chocolate fudge</text:p>
          </table:table-cell>
          <table:table-cell office:value-type="float" office:value="350">
            <text:p>350</text:p>
          </table:table-cell>
          <table:table-cell office:value-type="string">
            <text:p>rest_image\15_81.jpg</text:p>
          </table:table-cell>
          <table:table-cell office:value-type="date" office:date-value="2011-12-17T22:22:00" table:style-name="DateTimeCell">
            <text:p>2011-12-17 22:22:00</text:p>
          </table:table-cell>
        </table:table-row>
        <table:table-row>
          <table:table-cell office:value-type="float" office:value="15">
            <text:p>15</text:p>
          </table:table-cell>
          <table:table-cell office:value-type="float" office:value="82">
            <text:p>82</text:p>
          </table:table-cell>
          <table:table-cell office:value-type="string">
            <text:p>After Eight</text:p>
          </table:table-cell>
          <table:table-cell office:value-type="string">
            <text:p>Mint ice crea, chocolate ice cream and chocolate fudge</text:p>
          </table:table-cell>
          <table:table-cell office:value-type="float" office:value="350">
            <text:p>350</text:p>
          </table:table-cell>
          <table:table-cell office:value-type="string">
            <text:p>rest_image\15_82.jpg</text:p>
          </table:table-cell>
          <table:table-cell office:value-type="date" office:date-value="2011-12-17T22:22:00" table:style-name="DateTimeCell">
            <text:p>2011-12-17 22:22:00</text:p>
          </table:table-cell>
        </table:table-row>
        <table:table-row>
          <table:table-cell office:value-type="float" office:value="15">
            <text:p>15</text:p>
          </table:table-cell>
          <table:table-cell office:value-type="float" office:value="83">
            <text:p>83</text:p>
          </table:table-cell>
          <table:table-cell office:value-type="string">
            <text:p>White Malt</text:p>
          </table:table-cell>
          <table:table-cell office:value-type="string">
            <text:p>Sweet cream ,ice cream, maltesers and chocolate fudge</text:p>
          </table:table-cell>
          <table:table-cell office:value-type="float" office:value="350">
            <text:p>350</text:p>
          </table:table-cell>
          <table:table-cell office:value-type="string">
            <text:p>rest_image\15_83.jpg</text:p>
          </table:table-cell>
          <table:table-cell office:value-type="date" office:date-value="2011-12-17T22:22:00" table:style-name="DateTimeCell">
            <text:p>2011-12-17 22:22:00</text:p>
          </table:table-cell>
        </table:table-row>
        <table:table-row>
          <table:table-cell office:value-type="float" office:value="15">
            <text:p>15</text:p>
          </table:table-cell>
          <table:table-cell office:value-type="float" office:value="84">
            <text:p>84</text:p>
          </table:table-cell>
          <table:table-cell office:value-type="string">
            <text:p>Fruit Explosion</text:p>
          </table:table-cell>
          <table:table-cell office:value-type="string">
            <text:p>Strawberry ice cream, raspberry ice cream, mango ice cream and banana slices</text:p>
          </table:table-cell>
          <table:table-cell office:value-type="float" office:value="350">
            <text:p>350</text:p>
          </table:table-cell>
          <table:table-cell office:value-type="string">
            <text:p>rest_image\15_84.jpg</text:p>
          </table:table-cell>
          <table:table-cell office:value-type="date" office:date-value="2011-12-17T22:22:00" table:style-name="DateTimeCell">
            <text:p>2011-12-17 22:22:00</text:p>
          </table:table-cell>
        </table:table-row>
        <table:table-row>
          <table:table-cell office:value-type="float" office:value="16">
            <text:p>16</text:p>
          </table:table-cell>
          <table:table-cell office:value-type="float" office:value="85">
            <text:p>85</text:p>
          </table:table-cell>
          <table:table-cell office:value-type="string">
            <text:p>Beet Root Salad</text:p>
          </table:table-cell>
          <table:table-cell office:value-type="string">
            <text:p>Served with Soy Mustard</text:p>
          </table:table-cell>
          <table:table-cell office:value-type="float" office:value="240">
            <text:p>240</text:p>
          </table:table-cell>
          <table:table-cell office:value-type="string">
            <text:p>rest_image\16_85.jpg</text:p>
          </table:table-cell>
          <table:table-cell office:value-type="date" office:date-value="2011-12-17T22:22:00" table:style-name="DateTimeCell">
            <text:p>2011-12-17 22:22:00</text:p>
          </table:table-cell>
        </table:table-row>
        <table:table-row>
          <table:table-cell office:value-type="float" office:value="16">
            <text:p>16</text:p>
          </table:table-cell>
          <table:table-cell office:value-type="float" office:value="86">
            <text:p>86</text:p>
          </table:table-cell>
          <table:table-cell office:value-type="string">
            <text:p>Manhattan Shrimp</text:p>
          </table:table-cell>
          <table:table-cell office:value-type="string">
            <text:p>Chilled Shrimp serverd with Manhatten style cocktail sauce</text:p>
          </table:table-cell>
          <table:table-cell office:value-type="float" office:value="310">
            <text:p>310</text:p>
          </table:table-cell>
          <table:table-cell office:value-type="string">
            <text:p>rest_image\16_86.jpg</text:p>
          </table:table-cell>
          <table:table-cell office:value-type="date" office:date-value="2011-12-17T22:22:00" table:style-name="DateTimeCell">
            <text:p>2011-12-17 22:22:00</text:p>
          </table:table-cell>
        </table:table-row>
        <table:table-row>
          <table:table-cell office:value-type="float" office:value="16">
            <text:p>16</text:p>
          </table:table-cell>
          <table:table-cell office:value-type="float" office:value="87">
            <text:p>87</text:p>
          </table:table-cell>
          <table:table-cell office:value-type="string">
            <text:p>Signature wings</text:p>
          </table:table-cell>
          <table:table-cell office:value-type="string">
            <text:p>Deep fried wings basted with signature sauce</text:p>
          </table:table-cell>
          <table:table-cell office:value-type="float" office:value="999">
            <text:p>999</text:p>
          </table:table-cell>
          <table:table-cell office:value-type="string">
            <text:p>rest_image\16_87.jpg</text:p>
          </table:table-cell>
          <table:table-cell office:value-type="date" office:date-value="2011-12-17T22:22:00" table:style-name="DateTimeCell">
            <text:p>2011-12-17 22:22:00</text:p>
          </table:table-cell>
        </table:table-row>
        <table:table-row>
          <table:table-cell office:value-type="float" office:value="16">
            <text:p>16</text:p>
          </table:table-cell>
          <table:table-cell office:value-type="float" office:value="88">
            <text:p>88</text:p>
          </table:table-cell>
          <table:table-cell office:value-type="string">
            <text:p>Signature Steak </text:p>
          </table:table-cell>
          <table:table-cell office:value-type="string">
            <text:p>250gm of premium aged rump steak</text:p>
          </table:table-cell>
          <table:table-cell office:value-type="float" office:value="1199">
            <text:p>1199</text:p>
          </table:table-cell>
          <table:table-cell office:value-type="string">
            <text:p>rest_image\16_88.jpg</text:p>
          </table:table-cell>
          <table:table-cell office:value-type="date" office:date-value="2011-12-17T22:22:00" table:style-name="DateTimeCell">
            <text:p>2011-12-17 22:22:00</text:p>
          </table:table-cell>
        </table:table-row>
        <table:table-row>
          <table:table-cell office:value-type="float" office:value="16">
            <text:p>16</text:p>
          </table:table-cell>
          <table:table-cell office:value-type="float" office:value="89">
            <text:p>89</text:p>
          </table:table-cell>
          <table:table-cell office:value-type="string">
            <text:p>Cajun Grilled Chicken</text:p>
          </table:table-cell>
          <table:table-cell office:value-type="string">
            <text:p>Chicken breast marinated in Cajun spice</text:p>
          </table:table-cell>
          <table:table-cell office:value-type="float" office:value="500">
            <text:p>500</text:p>
          </table:table-cell>
          <table:table-cell office:value-type="string">
            <text:p>rest_image\16_89.jpg</text:p>
          </table:table-cell>
          <table:table-cell office:value-type="date" office:date-value="2011-12-17T22:22:00" table:style-name="DateTimeCell">
            <text:p>2011-12-17 22:22:00</text:p>
          </table:table-cell>
        </table:table-row>
        <table:table-row>
          <table:table-cell office:value-type="float" office:value="16">
            <text:p>16</text:p>
          </table:table-cell>
          <table:table-cell office:value-type="float" office:value="90">
            <text:p>90</text:p>
          </table:table-cell>
          <table:table-cell office:value-type="string">
            <text:p>Stuffed French Toast</text:p>
          </table:table-cell>
          <table:table-cell office:value-type="string">
            <text:p>Texas cut bread stuffed with homemade cream cheese and apple cinnamon syrup</text:p>
          </table:table-cell>
          <table:table-cell office:value-type="float" office:value="415">
            <text:p>415</text:p>
          </table:table-cell>
          <table:table-cell office:value-type="string">
            <text:p>rest_image\16_90.jpg</text:p>
          </table:table-cell>
          <table:table-cell office:value-type="date" office:date-value="2011-12-17T22:22:00" table:style-name="DateTimeCell">
            <text:p>2011-12-17 22:22:00</text:p>
          </table:table-cell>
        </table:table-row>
        <table:table-row>
          <table:table-cell office:value-type="float" office:value="17">
            <text:p>17</text:p>
          </table:table-cell>
          <table:table-cell office:value-type="float" office:value="91">
            <text:p>91</text:p>
          </table:table-cell>
          <table:table-cell office:value-type="string">
            <text:p>Mainstream Delight</text:p>
          </table:table-cell>
          <table:table-cell office:value-type="string">
            <text:p>100 gm Chicken patty, beef salami, beef bacon, jalapeno, mushroom, egg, pickle, honey mustard sauce, mayonnaise</text:p>
          </table:table-cell>
          <table:table-cell office:value-type="float" office:value="330">
            <text:p>330</text:p>
          </table:table-cell>
          <table:table-cell office:value-type="string">
            <text:p>rest_image\17_91.jpg</text:p>
          </table:table-cell>
          <table:table-cell office:value-type="date" office:date-value="2011-12-17T22:22:00" table:style-name="DateTimeCell">
            <text:p>2011-12-17 22:22:00</text:p>
          </table:table-cell>
        </table:table-row>
        <table:table-row>
          <table:table-cell office:value-type="float" office:value="17">
            <text:p>17</text:p>
          </table:table-cell>
          <table:table-cell office:value-type="float" office:value="92">
            <text:p>92</text:p>
          </table:table-cell>
          <table:table-cell office:value-type="string">
            <text:p>Kingkong Burger</text:p>
          </table:table-cell>
          <table:table-cell office:value-type="string">
            <text:p>100 gm Chicken patty 2x, cheese, beef salamu, beef bacon, jalapeno, mushroom, pickle, honey mustard sauce, mayonnaise</text:p>
          </table:table-cell>
          <table:table-cell office:value-type="float" office:value="400">
            <text:p>400</text:p>
          </table:table-cell>
          <table:table-cell office:value-type="string">
            <text:p>rest_image\17_92.jpg</text:p>
          </table:table-cell>
          <table:table-cell office:value-type="date" office:date-value="2011-12-17T22:22:00" table:style-name="DateTimeCell">
            <text:p>2011-12-17 22:22:00</text:p>
          </table:table-cell>
        </table:table-row>
        <table:table-row>
          <table:table-cell office:value-type="float" office:value="17">
            <text:p>17</text:p>
          </table:table-cell>
          <table:table-cell office:value-type="float" office:value="93">
            <text:p>93</text:p>
          </table:table-cell>
          <table:table-cell office:value-type="string">
            <text:p>Fatty Burger</text:p>
          </table:table-cell>
          <table:table-cell office:value-type="string">
            <text:p>100gm Beef patty 2x, cheese 3x, beef bacon 2x, bbq sauce, honey mustard sauce</text:p>
          </table:table-cell>
          <table:table-cell office:value-type="float" office:value="430">
            <text:p>430</text:p>
          </table:table-cell>
          <table:table-cell office:value-type="string">
            <text:p>rest_image\17_93.jpg</text:p>
          </table:table-cell>
          <table:table-cell office:value-type="date" office:date-value="2011-12-17T22:22:00" table:style-name="DateTimeCell">
            <text:p>2011-12-17 22:22:00</text:p>
          </table:table-cell>
        </table:table-row>
        <table:table-row>
          <table:table-cell office:value-type="float" office:value="17">
            <text:p>17</text:p>
          </table:table-cell>
          <table:table-cell office:value-type="float" office:value="94">
            <text:p>94</text:p>
          </table:table-cell>
          <table:table-cell office:value-type="string">
            <text:p>Nutella Brownie</text:p>
          </table:table-cell>
          <table:table-cell office:value-type="string">
            <text:p/>
          </table:table-cell>
          <table:table-cell office:value-type="float" office:value="120">
            <text:p>120</text:p>
          </table:table-cell>
          <table:table-cell office:value-type="string">
            <text:p>rest_image\17_94.jpg</text:p>
          </table:table-cell>
          <table:table-cell office:value-type="date" office:date-value="2011-12-17T22:22:00" table:style-name="DateTimeCell">
            <text:p>2011-12-17 22:22:00</text:p>
          </table:table-cell>
        </table:table-row>
        <table:table-row>
          <table:table-cell office:value-type="float" office:value="17">
            <text:p>17</text:p>
          </table:table-cell>
          <table:table-cell office:value-type="float" office:value="95">
            <text:p>95</text:p>
          </table:table-cell>
          <table:table-cell office:value-type="string">
            <text:p>Kitkat brownie</text:p>
          </table:table-cell>
          <table:table-cell office:value-type="string">
            <text:p/>
          </table:table-cell>
          <table:table-cell office:value-type="float" office:value="135">
            <text:p>135</text:p>
          </table:table-cell>
          <table:table-cell office:value-type="string">
            <text:p>rest_image\17_95.jpg</text:p>
          </table:table-cell>
          <table:table-cell office:value-type="date" office:date-value="2011-12-17T22:22:00" table:style-name="DateTimeCell">
            <text:p>2011-12-17 22:22:00</text:p>
          </table:table-cell>
        </table:table-row>
        <table:table-row>
          <table:table-cell office:value-type="float" office:value="17">
            <text:p>17</text:p>
          </table:table-cell>
          <table:table-cell office:value-type="float" office:value="96">
            <text:p>96</text:p>
          </table:table-cell>
          <table:table-cell office:value-type="string">
            <text:p>Red Velvet Waffle</text:p>
          </table:table-cell>
          <table:table-cell office:value-type="string">
            <text:p/>
          </table:table-cell>
          <table:table-cell office:value-type="float" office:value="240">
            <text:p>240</text:p>
          </table:table-cell>
          <table:table-cell office:value-type="string">
            <text:p>rest_image\17_96.jpg</text:p>
          </table:table-cell>
          <table:table-cell office:value-type="date" office:date-value="2011-12-17T22:22:00" table:style-name="DateTimeCell">
            <text:p>2011-12-17 22:22:00</text:p>
          </table:table-cell>
        </table:table-row>
        <table:table-row>
          <table:table-cell office:value-type="float" office:value="17">
            <text:p>17</text:p>
          </table:table-cell>
          <table:table-cell office:value-type="float" office:value="97">
            <text:p>97</text:p>
          </table:table-cell>
          <table:table-cell office:value-type="string">
            <text:p>Brownie Waffle </text:p>
          </table:table-cell>
          <table:table-cell office:value-type="string">
            <text:p/>
          </table:table-cell>
          <table:table-cell office:value-type="float" office:value="225">
            <text:p>225</text:p>
          </table:table-cell>
          <table:table-cell office:value-type="string">
            <text:p>rest_image\17_97.jpg</text:p>
          </table:table-cell>
          <table:table-cell office:value-type="date" office:date-value="2011-12-17T22:22:00" table:style-name="DateTimeCell">
            <text:p>2011-12-17 22:22:00</text:p>
          </table:table-cell>
        </table:table-row>
        <table:table-row>
          <table:table-cell office:value-type="float" office:value="17">
            <text:p>17</text:p>
          </table:table-cell>
          <table:table-cell office:value-type="float" office:value="98">
            <text:p>98</text:p>
          </table:table-cell>
          <table:table-cell office:value-type="string">
            <text:p>Nutella Chocolate Chip Waffle</text:p>
          </table:table-cell>
          <table:table-cell office:value-type="string">
            <text:p/>
          </table:table-cell>
          <table:table-cell office:value-type="float" office:value="200">
            <text:p>200</text:p>
          </table:table-cell>
          <table:table-cell office:value-type="string">
            <text:p>rest_image\17_98.jpg</text:p>
          </table:table-cell>
          <table:table-cell office:value-type="date" office:date-value="2011-12-17T22:22:00" table:style-name="DateTimeCell">
            <text:p>2011-12-17 22:22:00</text:p>
          </table:table-cell>
        </table:table-row>
        <table:table-row>
          <table:table-cell office:value-type="float" office:value="17">
            <text:p>17</text:p>
          </table:table-cell>
          <table:table-cell office:value-type="float" office:value="99">
            <text:p>99</text:p>
          </table:table-cell>
          <table:table-cell office:value-type="string">
            <text:p>Caramel Cappuccino</text:p>
          </table:table-cell>
          <table:table-cell office:value-type="string">
            <text:p/>
          </table:table-cell>
          <table:table-cell office:value-type="float" office:value="250">
            <text:p>250</text:p>
          </table:table-cell>
          <table:table-cell office:value-type="string">
            <text:p>rest_image\17_99.jpg</text:p>
          </table:table-cell>
          <table:table-cell office:value-type="date" office:date-value="2011-12-17T22:22:00" table:style-name="DateTimeCell">
            <text:p>2011-12-17 22:22:00</text:p>
          </table:table-cell>
        </table:table-row>
        <table:table-row>
          <table:table-cell office:value-type="float" office:value="17">
            <text:p>17</text:p>
          </table:table-cell>
          <table:table-cell office:value-type="float" office:value="100">
            <text:p>100</text:p>
          </table:table-cell>
          <table:table-cell office:value-type="string">
            <text:p>Tiramisu Cappuccino</text:p>
          </table:table-cell>
          <table:table-cell office:value-type="string">
            <text:p/>
          </table:table-cell>
          <table:table-cell office:value-type="float" office:value="280">
            <text:p>280</text:p>
          </table:table-cell>
          <table:table-cell office:value-type="string">
            <text:p>rest_image\17_100.jpg</text:p>
          </table:table-cell>
          <table:table-cell office:value-type="date" office:date-value="2011-12-17T22:22:00" table:style-name="DateTimeCell">
            <text:p>2011-12-17 22:22:00</text:p>
          </table:table-cell>
        </table:table-row>
        <table:table-row>
          <table:table-cell office:value-type="float" office:value="18">
            <text:p>18</text:p>
          </table:table-cell>
          <table:table-cell office:value-type="float" office:value="101">
            <text:p>101</text:p>
          </table:table-cell>
          <table:table-cell office:value-type="string">
            <text:p>Set A</text:p>
          </table:table-cell>
          <table:table-cell office:value-type="string">
            <text:p>Chow mein, Thai Fried chicken 2x, Shredded beef, seasonal salad</text:p>
          </table:table-cell>
          <table:table-cell office:value-type="float" office:value="299">
            <text:p>299</text:p>
          </table:table-cell>
          <table:table-cell office:value-type="string">
            <text:p>rest_image\18_101.jpg</text:p>
          </table:table-cell>
          <table:table-cell office:value-type="date" office:date-value="2011-12-17T22:22:00" table:style-name="DateTimeCell">
            <text:p>2011-12-17 22:22:00</text:p>
          </table:table-cell>
        </table:table-row>
        <table:table-row>
          <table:table-cell office:value-type="float" office:value="18">
            <text:p>18</text:p>
          </table:table-cell>
          <table:table-cell office:value-type="float" office:value="102">
            <text:p>102</text:p>
          </table:table-cell>
          <table:table-cell office:value-type="string">
            <text:p>Set B</text:p>
          </table:table-cell>
          <table:table-cell office:value-type="string">
            <text:p>Chicken Fried rice, sweet &amp; sour Chicken, Masala Prawn Seasonal Salad</text:p>
          </table:table-cell>
          <table:table-cell office:value-type="float" office:value="279">
            <text:p>279</text:p>
          </table:table-cell>
          <table:table-cell office:value-type="string">
            <text:p>rest_image\18_102.jpg</text:p>
          </table:table-cell>
          <table:table-cell office:value-type="date" office:date-value="2011-12-17T22:22:00" table:style-name="DateTimeCell">
            <text:p>2011-12-17 22:22:00</text:p>
          </table:table-cell>
        </table:table-row>
        <table:table-row>
          <table:table-cell office:value-type="float" office:value="18">
            <text:p>18</text:p>
          </table:table-cell>
          <table:table-cell office:value-type="float" office:value="103">
            <text:p>103</text:p>
          </table:table-cell>
          <table:table-cell office:value-type="string">
            <text:p>Set C</text:p>
          </table:table-cell>
          <table:table-cell office:value-type="string">
            <text:p>Beef Yellow Rice, Alfresco Fried Chicken 2x, Chicken chill onion, Seasonal Salad</text:p>
          </table:table-cell>
          <table:table-cell office:value-type="float" office:value="319">
            <text:p>319</text:p>
          </table:table-cell>
          <table:table-cell office:value-type="string">
            <text:p>rest_image\18_103.jpg</text:p>
          </table:table-cell>
          <table:table-cell office:value-type="date" office:date-value="2011-12-17T22:22:00" table:style-name="DateTimeCell">
            <text:p>2011-12-17 22:22:00</text:p>
          </table:table-cell>
        </table:table-row>
        <table:table-row>
          <table:table-cell office:value-type="float" office:value="20">
            <text:p>20</text:p>
          </table:table-cell>
          <table:table-cell office:value-type="float" office:value="104">
            <text:p>104</text:p>
          </table:table-cell>
          <table:table-cell office:value-type="string">
            <text:p>Iced Tea</text:p>
          </table:table-cell>
          <table:table-cell office:value-type="string">
            <text:p>Lemon/Earl Grey</text:p>
          </table:table-cell>
          <table:table-cell office:value-type="float" office:value="140">
            <text:p>140</text:p>
          </table:table-cell>
          <table:table-cell office:value-type="string">
            <text:p>rest_image\20_104.jpg</text:p>
          </table:table-cell>
          <table:table-cell office:value-type="date" office:date-value="2011-12-17T22:22:00" table:style-name="DateTimeCell">
            <text:p>2011-12-17 22:22:00</text:p>
          </table:table-cell>
        </table:table-row>
        <table:table-row>
          <table:table-cell office:value-type="float" office:value="20">
            <text:p>20</text:p>
          </table:table-cell>
          <table:table-cell office:value-type="float" office:value="105">
            <text:p>105</text:p>
          </table:table-cell>
          <table:table-cell office:value-type="string">
            <text:p>Strawberry Smoothie</text:p>
          </table:table-cell>
          <table:table-cell office:value-type="string">
            <text:p/>
          </table:table-cell>
          <table:table-cell office:value-type="float" office:value="275">
            <text:p>275</text:p>
          </table:table-cell>
          <table:table-cell office:value-type="string">
            <text:p>rest_image\20_105.jpg</text:p>
          </table:table-cell>
          <table:table-cell office:value-type="date" office:date-value="2011-12-17T22:22:00" table:style-name="DateTimeCell">
            <text:p>2011-12-17 22:22:00</text:p>
          </table:table-cell>
        </table:table-row>
        <table:table-row>
          <table:table-cell office:value-type="float" office:value="20">
            <text:p>20</text:p>
          </table:table-cell>
          <table:table-cell office:value-type="float" office:value="106">
            <text:p>106</text:p>
          </table:table-cell>
          <table:table-cell office:value-type="string">
            <text:p>Mango Smoothie</text:p>
          </table:table-cell>
          <table:table-cell office:value-type="string">
            <text:p/>
          </table:table-cell>
          <table:table-cell office:value-type="float" office:value="275">
            <text:p>275</text:p>
          </table:table-cell>
          <table:table-cell office:value-type="string">
            <text:p>rest_image\20_106.jpg</text:p>
          </table:table-cell>
          <table:table-cell office:value-type="date" office:date-value="2011-12-17T22:22:00" table:style-name="DateTimeCell">
            <text:p>2011-12-17 22:22:00</text:p>
          </table:table-cell>
        </table:table-row>
        <table:table-row>
          <table:table-cell office:value-type="float" office:value="20">
            <text:p>20</text:p>
          </table:table-cell>
          <table:table-cell office:value-type="float" office:value="107">
            <text:p>107</text:p>
          </table:table-cell>
          <table:table-cell office:value-type="string">
            <text:p>Platter 1</text:p>
          </table:table-cell>
          <table:table-cell office:value-type="string">
            <text:p>Spanished baked Egg/Cheesy Egg fritata, Butter toasted bread, sausages, grilled mushrooms, baked beans, fruit salad/Sweet corn salsa</text:p>
          </table:table-cell>
          <table:table-cell office:value-type="float" office:value="375">
            <text:p>375</text:p>
          </table:table-cell>
          <table:table-cell office:value-type="string">
            <text:p>rest_image\20_107.jpg</text:p>
          </table:table-cell>
          <table:table-cell office:value-type="date" office:date-value="2011-12-17T22:22:00" table:style-name="DateTimeCell">
            <text:p>2011-12-17 22:22:00</text:p>
          </table:table-cell>
        </table:table-row>
        <table:table-row>
          <table:table-cell office:value-type="float" office:value="20">
            <text:p>20</text:p>
          </table:table-cell>
          <table:table-cell office:value-type="float" office:value="108">
            <text:p>108</text:p>
          </table:table-cell>
          <table:table-cell office:value-type="string">
            <text:p>Platter 2</text:p>
          </table:table-cell>
          <table:table-cell office:value-type="string">
            <text:p>Spanished baked Egg/Cheesy Egg fritata, Paratha Wraps, Baked Beans, fruit salad/Sweet corn salsa</text:p>
          </table:table-cell>
          <table:table-cell office:value-type="float" office:value="375">
            <text:p>375</text:p>
          </table:table-cell>
          <table:table-cell office:value-type="string">
            <text:p>rest_image\20_108.jpg</text:p>
          </table:table-cell>
          <table:table-cell office:value-type="date" office:date-value="2011-12-17T22:22:00" table:style-name="DateTimeCell">
            <text:p>2011-12-17 22:22:00</text:p>
          </table:table-cell>
        </table:table-row>
        <table:table-row>
          <table:table-cell office:value-type="float" office:value="20">
            <text:p>20</text:p>
          </table:table-cell>
          <table:table-cell office:value-type="float" office:value="109">
            <text:p>109</text:p>
          </table:table-cell>
          <table:table-cell office:value-type="string">
            <text:p>Platter 3</text:p>
          </table:table-cell>
          <table:table-cell office:value-type="string">
            <text:p>Cereals, Mixed dry fruits, flaked almonds, Honey, milk</text:p>
          </table:table-cell>
          <table:table-cell office:value-type="float" office:value="195">
            <text:p>195</text:p>
          </table:table-cell>
          <table:table-cell office:value-type="string">
            <text:p>rest_image\20_109.jpg</text:p>
          </table:table-cell>
          <table:table-cell office:value-type="date" office:date-value="2011-12-17T22:22:00" table:style-name="DateTimeCell">
            <text:p>2011-12-17 22:22:00</text:p>
          </table:table-cell>
        </table:table-row>
        <table:table-row>
          <table:table-cell office:value-type="float" office:value="20">
            <text:p>20</text:p>
          </table:table-cell>
          <table:table-cell office:value-type="float" office:value="110">
            <text:p>110</text:p>
          </table:table-cell>
          <table:table-cell office:value-type="string">
            <text:p>Smoked Chicken N Pepper</text:p>
          </table:table-cell>
          <table:table-cell office:value-type="string">
            <text:p/>
          </table:table-cell>
          <table:table-cell office:value-type="float" office:value="450">
            <text:p>450</text:p>
          </table:table-cell>
          <table:table-cell office:value-type="string">
            <text:p>rest_image\20_110.jpg</text:p>
          </table:table-cell>
          <table:table-cell office:value-type="date" office:date-value="2011-12-17T22:22:00" table:style-name="DateTimeCell">
            <text:p>2011-12-17 22:22:00</text:p>
          </table:table-cell>
        </table:table-row>
        <table:table-row>
          <table:table-cell office:value-type="float" office:value="20">
            <text:p>20</text:p>
          </table:table-cell>
          <table:table-cell office:value-type="float" office:value="111">
            <text:p>111</text:p>
          </table:table-cell>
          <table:table-cell office:value-type="string">
            <text:p>Grilled Chicken</text:p>
          </table:table-cell>
          <table:table-cell office:value-type="string">
            <text:p/>
          </table:table-cell>
          <table:table-cell office:value-type="float" office:value="480">
            <text:p>480</text:p>
          </table:table-cell>
          <table:table-cell office:value-type="string">
            <text:p>rest_image\20_111.jpg</text:p>
          </table:table-cell>
          <table:table-cell office:value-type="date" office:date-value="2011-12-17T22:22:00" table:style-name="DateTimeCell">
            <text:p>2011-12-17 22:22:00</text:p>
          </table:table-cell>
        </table:table-row>
        <table:table-row>
          <table:table-cell office:value-type="float" office:value="20">
            <text:p>20</text:p>
          </table:table-cell>
          <table:table-cell office:value-type="float" office:value="112">
            <text:p>112</text:p>
          </table:table-cell>
          <table:table-cell office:value-type="string">
            <text:p>Chicken Delight</text:p>
          </table:table-cell>
          <table:table-cell office:value-type="string">
            <text:p/>
          </table:table-cell>
          <table:table-cell office:value-type="float" office:value="470">
            <text:p>470</text:p>
          </table:table-cell>
          <table:table-cell office:value-type="string">
            <text:p>rest_image\20_112.jpg</text:p>
          </table:table-cell>
          <table:table-cell office:value-type="date" office:date-value="2011-12-17T22:22:00" table:style-name="DateTimeCell">
            <text:p>2011-12-17 22:22:00</text:p>
          </table:table-cell>
        </table:table-row>
        <table:table-row>
          <table:table-cell office:value-type="float" office:value="22">
            <text:p>22</text:p>
          </table:table-cell>
          <table:table-cell office:value-type="float" office:value="113">
            <text:p>113</text:p>
          </table:table-cell>
          <table:table-cell office:value-type="string">
            <text:p>Pizza Bhoot Special</text:p>
          </table:table-cell>
          <table:table-cell office:value-type="string">
            <text:p>Three types of cheese, chicken, beef, sausages, chicken salami, mushroom, jalapeno</text:p>
          </table:table-cell>
          <table:table-cell office:value-type="float" office:value="550">
            <text:p>550</text:p>
          </table:table-cell>
          <table:table-cell office:value-type="string">
            <text:p>rest_image\22_113.jpg</text:p>
          </table:table-cell>
          <table:table-cell office:value-type="date" office:date-value="2011-12-17T22:22:00" table:style-name="DateTimeCell">
            <text:p>2011-12-17 22:22:00</text:p>
          </table:table-cell>
        </table:table-row>
        <table:table-row>
          <table:table-cell office:value-type="float" office:value="22">
            <text:p>22</text:p>
          </table:table-cell>
          <table:table-cell office:value-type="float" office:value="114">
            <text:p>114</text:p>
          </table:table-cell>
          <table:table-cell office:value-type="string">
            <text:p>Pizza Cheezy Bites</text:p>
          </table:table-cell>
          <table:table-cell office:value-type="string">
            <text:p>Three types of cheese, corned beef, sausages, mushroom, basil leaves</text:p>
          </table:table-cell>
          <table:table-cell office:value-type="float" office:value="410">
            <text:p>410</text:p>
          </table:table-cell>
          <table:table-cell office:value-type="string">
            <text:p>rest_image\22_114.jpg</text:p>
          </table:table-cell>
          <table:table-cell office:value-type="date" office:date-value="2011-12-17T22:22:00" table:style-name="DateTimeCell">
            <text:p>2011-12-17 22:22:00</text:p>
          </table:table-cell>
        </table:table-row>
        <table:table-row>
          <table:table-cell office:value-type="float" office:value="22">
            <text:p>22</text:p>
          </table:table-cell>
          <table:table-cell office:value-type="float" office:value="115">
            <text:p>115</text:p>
          </table:table-cell>
          <table:table-cell office:value-type="string">
            <text:p>Pizza Four Season</text:p>
          </table:table-cell>
          <table:table-cell office:value-type="string">
            <text:p>Three types of cheese, chicken, beef, mushroom, capsicum, olives</text:p>
          </table:table-cell>
          <table:table-cell office:value-type="float" office:value="420">
            <text:p>420</text:p>
          </table:table-cell>
          <table:table-cell office:value-type="string">
            <text:p>rest_image\22_115.jpg</text:p>
          </table:table-cell>
          <table:table-cell office:value-type="date" office:date-value="2011-12-17T22:22:00" table:style-name="DateTimeCell">
            <text:p>2011-12-17 22:22:00</text:p>
          </table:table-cell>
        </table:table-row>
        <table:table-row>
          <table:table-cell office:value-type="float" office:value="22">
            <text:p>22</text:p>
          </table:table-cell>
          <table:table-cell office:value-type="float" office:value="116">
            <text:p>116</text:p>
          </table:table-cell>
          <table:table-cell office:value-type="string">
            <text:p>Pizza BBQ Chicken</text:p>
          </table:table-cell>
          <table:table-cell office:value-type="string">
            <text:p>Three types of Cheese, BBQ chicken, onion, tomato, BBQ sauce, capsicum</text:p>
          </table:table-cell>
          <table:table-cell office:value-type="float" office:value="390">
            <text:p>390</text:p>
          </table:table-cell>
          <table:table-cell office:value-type="string">
            <text:p>rest_image\22_116.jpg</text:p>
          </table:table-cell>
          <table:table-cell office:value-type="date" office:date-value="2011-12-17T22:22:00" table:style-name="DateTimeCell">
            <text:p>2011-12-17 22:22:00</text:p>
          </table:table-cell>
        </table:table-row>
        <table:table-row>
          <table:table-cell office:value-type="float" office:value="22">
            <text:p>22</text:p>
          </table:table-cell>
          <table:table-cell office:value-type="float" office:value="117">
            <text:p>117</text:p>
          </table:table-cell>
          <table:table-cell office:value-type="string">
            <text:p>Pizza Barcelona</text:p>
          </table:table-cell>
          <table:table-cell office:value-type="string">
            <text:p>Three types of cheese, chicken, capsicum, sausages, baby corn, mushroom</text:p>
          </table:table-cell>
          <table:table-cell office:value-type="float" office:value="380">
            <text:p>380</text:p>
          </table:table-cell>
          <table:table-cell office:value-type="string">
            <text:p>rest_image\22_117.jpg</text:p>
          </table:table-cell>
          <table:table-cell office:value-type="date" office:date-value="2011-12-17T22:22:00" table:style-name="DateTimeCell">
            <text:p>2011-12-17 22:22:00</text:p>
          </table:table-cell>
        </table:table-row>
        <table:table-row>
          <table:table-cell office:value-type="float" office:value="22">
            <text:p>22</text:p>
          </table:table-cell>
          <table:table-cell office:value-type="float" office:value="118">
            <text:p>118</text:p>
          </table:table-cell>
          <table:table-cell office:value-type="string">
            <text:p>Pizza Italiano</text:p>
          </table:table-cell>
          <table:table-cell office:value-type="string">
            <text:p>Two types of cheese, Roast beef, capsicum, shrimp, chicken salami, tuna</text:p>
          </table:table-cell>
          <table:table-cell office:value-type="float" office:value="420">
            <text:p>420</text:p>
          </table:table-cell>
          <table:table-cell office:value-type="string">
            <text:p>rest_image\22_118.jpg</text:p>
          </table:table-cell>
          <table:table-cell office:value-type="date" office:date-value="2011-12-17T22:22:00" table:style-name="DateTimeCell">
            <text:p>2011-12-17 22:22:00</text:p>
          </table:table-cell>
        </table:table-row>
        <table:table-row>
          <table:table-cell office:value-type="float" office:value="22">
            <text:p>22</text:p>
          </table:table-cell>
          <table:table-cell office:value-type="float" office:value="119">
            <text:p>119</text:p>
          </table:table-cell>
          <table:table-cell office:value-type="string">
            <text:p>Pizza Loveria</text:p>
          </table:table-cell>
          <table:table-cell office:value-type="string">
            <text:p>Tow types of cheese, chicken, sausages, green pepper, onion</text:p>
          </table:table-cell>
          <table:table-cell office:value-type="float" office:value="350">
            <text:p>350</text:p>
          </table:table-cell>
          <table:table-cell office:value-type="string">
            <text:p>rest_image\22_119.jpg</text:p>
          </table:table-cell>
          <table:table-cell office:value-type="date" office:date-value="2011-12-17T22:22:00" table:style-name="DateTimeCell">
            <text:p>2011-12-17 22:22:00</text:p>
          </table:table-cell>
        </table:table-row>
        <table:table-row>
          <table:table-cell office:value-type="float" office:value="22">
            <text:p>22</text:p>
          </table:table-cell>
          <table:table-cell office:value-type="float" office:value="120">
            <text:p>120</text:p>
          </table:table-cell>
          <table:table-cell office:value-type="string">
            <text:p>Pizza Salami</text:p>
          </table:table-cell>
          <table:table-cell office:value-type="string">
            <text:p>Two types of cheese, chicken, chicken salami, beef salami, mushroom, capsicum</text:p>
          </table:table-cell>
          <table:table-cell office:value-type="float" office:value="410">
            <text:p>410</text:p>
          </table:table-cell>
          <table:table-cell office:value-type="string">
            <text:p>rest_image\22_120.jpg</text:p>
          </table:table-cell>
          <table:table-cell office:value-type="date" office:date-value="2011-12-17T22:22:00" table:style-name="DateTimeCell">
            <text:p>2011-12-17 22:22:00</text:p>
          </table:table-cell>
        </table:table-row>
        <table:table-row>
          <table:table-cell office:value-type="float" office:value="22">
            <text:p>22</text:p>
          </table:table-cell>
          <table:table-cell office:value-type="float" office:value="121">
            <text:p>121</text:p>
          </table:table-cell>
          <table:table-cell office:value-type="string">
            <text:p>Pizza Dhakaiya Exclusive</text:p>
          </table:table-cell>
          <table:table-cell office:value-type="string">
            <text:p>Two types of cheese, chicken, tomato, mushroom, garlic, chilli</text:p>
          </table:table-cell>
          <table:table-cell office:value-type="float" office:value="410">
            <text:p>410</text:p>
          </table:table-cell>
          <table:table-cell office:value-type="string">
            <text:p>rest_image\22_121.jpg</text:p>
          </table:table-cell>
          <table:table-cell office:value-type="date" office:date-value="2011-12-17T22:22:00" table:style-name="DateTimeCell">
            <text:p>2011-12-17 22:22:00</text:p>
          </table:table-cell>
        </table:table-row>
        <table:table-row>
          <table:table-cell office:value-type="float" office:value="23">
            <text:p>23</text:p>
          </table:table-cell>
          <table:table-cell office:value-type="float" office:value="122">
            <text:p>122</text:p>
          </table:table-cell>
          <table:table-cell office:value-type="string">
            <text:p>Set 1</text:p>
          </table:table-cell>
          <table:table-cell office:value-type="string">
            <text:p>Fried Rice with Chicken Basil Leaf + mixed veg + Fried chicken</text:p>
          </table:table-cell>
          <table:table-cell office:value-type="float" office:value="380">
            <text:p>380</text:p>
          </table:table-cell>
          <table:table-cell office:value-type="string">
            <text:p>rest_image\23_122.jpg</text:p>
          </table:table-cell>
          <table:table-cell office:value-type="date" office:date-value="2011-12-17T22:22:00" table:style-name="DateTimeCell">
            <text:p>2011-12-17 22:22:00</text:p>
          </table:table-cell>
        </table:table-row>
        <table:table-row>
          <table:table-cell office:value-type="float" office:value="23">
            <text:p>23</text:p>
          </table:table-cell>
          <table:table-cell office:value-type="float" office:value="123">
            <text:p>123</text:p>
          </table:table-cell>
          <table:table-cell office:value-type="string">
            <text:p>Set 2</text:p>
          </table:table-cell>
          <table:table-cell office:value-type="string">
            <text:p>Fried Rice with Beef/Chicken chilli+mixed veg+Fried prawn</text:p>
          </table:table-cell>
          <table:table-cell office:value-type="float" office:value="410">
            <text:p>410</text:p>
          </table:table-cell>
          <table:table-cell office:value-type="string">
            <text:p>rest_image\23_123.jpg</text:p>
          </table:table-cell>
          <table:table-cell office:value-type="date" office:date-value="2011-12-17T22:22:00" table:style-name="DateTimeCell">
            <text:p>2011-12-17 22:22:00</text:p>
          </table:table-cell>
        </table:table-row>
        <table:table-row>
          <table:table-cell office:value-type="float" office:value="23">
            <text:p>23</text:p>
          </table:table-cell>
          <table:table-cell office:value-type="float" office:value="124">
            <text:p>124</text:p>
          </table:table-cell>
          <table:table-cell office:value-type="string">
            <text:p>Set 3 </text:p>
          </table:table-cell>
          <table:table-cell office:value-type="string">
            <text:p>Fried Rice with Oyster Sauce beef + Sweet and sour chicken</text:p>
          </table:table-cell>
          <table:table-cell office:value-type="float" office:value="350">
            <text:p>350</text:p>
          </table:table-cell>
          <table:table-cell office:value-type="string">
            <text:p>rest_image\23_124.jpg</text:p>
          </table:table-cell>
          <table:table-cell office:value-type="date" office:date-value="2011-12-17T22:22:00" table:style-name="DateTimeCell">
            <text:p>2011-12-17 22:22:00</text:p>
          </table:table-cell>
        </table:table-row>
        <table:table-row>
          <table:table-cell office:value-type="float" office:value="23">
            <text:p>23</text:p>
          </table:table-cell>
          <table:table-cell office:value-type="float" office:value="125">
            <text:p>125</text:p>
          </table:table-cell>
          <table:table-cell office:value-type="string">
            <text:p>Set 4</text:p>
          </table:table-cell>
          <table:table-cell office:value-type="string">
            <text:p>Fried Rice with Masala Chicken+Mixed veg+ Fried Chicken</text:p>
          </table:table-cell>
          <table:table-cell office:value-type="float" office:value="380">
            <text:p>380</text:p>
          </table:table-cell>
          <table:table-cell office:value-type="string">
            <text:p>rest_image\23_125.jpg</text:p>
          </table:table-cell>
          <table:table-cell office:value-type="date" office:date-value="2011-12-17T22:22:00" table:style-name="DateTimeCell">
            <text:p>2011-12-17 22:22:00</text:p>
          </table:table-cell>
        </table:table-row>
        <table:table-row>
          <table:table-cell office:value-type="float" office:value="23">
            <text:p>23</text:p>
          </table:table-cell>
          <table:table-cell office:value-type="float" office:value="126">
            <text:p>126</text:p>
          </table:table-cell>
          <table:table-cell office:value-type="string">
            <text:p>Set 5</text:p>
          </table:table-cell>
          <table:table-cell office:value-type="string">
            <text:p>Sea food Fried rice with Squid+Basil leaf+Fried Prawn+Mixed veg</text:p>
          </table:table-cell>
          <table:table-cell office:value-type="float" office:value="450">
            <text:p>450</text:p>
          </table:table-cell>
          <table:table-cell office:value-type="string">
            <text:p>rest_image\23_126.jpg</text:p>
          </table:table-cell>
          <table:table-cell office:value-type="date" office:date-value="2011-12-17T22:22:00" table:style-name="DateTimeCell">
            <text:p>2011-12-17 22:22:00</text:p>
          </table:table-cell>
        </table:table-row>
        <table:table-row>
          <table:table-cell office:value-type="float" office:value="23">
            <text:p>23</text:p>
          </table:table-cell>
          <table:table-cell office:value-type="float" office:value="127">
            <text:p>127</text:p>
          </table:table-cell>
          <table:table-cell office:value-type="string">
            <text:p>Set 6</text:p>
          </table:table-cell>
          <table:table-cell office:value-type="string">
            <text:p>Sea food Fried rice with Crab red curry/ Black Pepper Fish+Coral Fry+Mixed Veg</text:p>
          </table:table-cell>
          <table:table-cell office:value-type="float" office:value="450">
            <text:p>450</text:p>
          </table:table-cell>
          <table:table-cell office:value-type="string">
            <text:p>rest_image\23_127.jpg</text:p>
          </table:table-cell>
          <table:table-cell office:value-type="date" office:date-value="2011-12-17T22:22:00" table:style-name="DateTimeCell">
            <text:p>2011-12-17 22:22:00</text:p>
          </table:table-cell>
        </table:table-row>
        <table:table-row>
          <table:table-cell office:value-type="float" office:value="23">
            <text:p>23</text:p>
          </table:table-cell>
          <table:table-cell office:value-type="float" office:value="128">
            <text:p>128</text:p>
          </table:table-cell>
          <table:table-cell office:value-type="string">
            <text:p>Set 7 </text:p>
          </table:table-cell>
          <table:table-cell office:value-type="string">
            <text:p>Chowmein+Sweet and sour prawn+Fried Chicken</text:p>
          </table:table-cell>
          <table:table-cell office:value-type="float" office:value="330">
            <text:p>330</text:p>
          </table:table-cell>
          <table:table-cell office:value-type="string">
            <text:p>rest_image\23_128.jpg</text:p>
          </table:table-cell>
          <table:table-cell office:value-type="date" office:date-value="2011-12-17T22:22:00" table:style-name="DateTimeCell">
            <text:p>2011-12-17 22:22:00</text:p>
          </table:table-cell>
        </table:table-row>
        <table:table-row>
          <table:table-cell office:value-type="float" office:value="23">
            <text:p>23</text:p>
          </table:table-cell>
          <table:table-cell office:value-type="float" office:value="129">
            <text:p>129</text:p>
          </table:table-cell>
          <table:table-cell office:value-type="string">
            <text:p>Set 8</text:p>
          </table:table-cell>
          <table:table-cell office:value-type="string">
            <text:p>Chowmein+Oyster Sauce Beef+Fried Prawn</text:p>
          </table:table-cell>
          <table:table-cell office:value-type="float" office:value="350">
            <text:p>350</text:p>
          </table:table-cell>
          <table:table-cell office:value-type="string">
            <text:p>rest_image\23_129.jpg</text:p>
          </table:table-cell>
          <table:table-cell office:value-type="date" office:date-value="2011-12-17T22:22:00" table:style-name="DateTimeCell">
            <text:p>2011-12-17 22:22:00</text:p>
          </table:table-cell>
        </table:table-row>
        <table:table-row>
          <table:table-cell office:value-type="float" office:value="23">
            <text:p>23</text:p>
          </table:table-cell>
          <table:table-cell office:value-type="float" office:value="130">
            <text:p>130</text:p>
          </table:table-cell>
          <table:table-cell office:value-type="string">
            <text:p>Set 9</text:p>
          </table:table-cell>
          <table:table-cell office:value-type="string">
            <text:p>Mixed Grill (Prawn, Beef, Chicken) With Fried Rice+Mixed Veg</text:p>
          </table:table-cell>
          <table:table-cell office:value-type="float" office:value="360">
            <text:p>360</text:p>
          </table:table-cell>
          <table:table-cell office:value-type="string">
            <text:p>rest_image\23_130.jpg</text:p>
          </table:table-cell>
          <table:table-cell office:value-type="date" office:date-value="2011-12-17T22:22:00" table:style-name="DateTimeCell">
            <text:p>2011-12-17 22:22:00</text:p>
          </table:table-cell>
        </table:table-row>
        <table:table-row>
          <table:table-cell office:value-type="float" office:value="25">
            <text:p>25</text:p>
          </table:table-cell>
          <table:table-cell office:value-type="float" office:value="131">
            <text:p>131</text:p>
          </table:table-cell>
          <table:table-cell office:value-type="string">
            <text:p>Rice Combo</text:p>
          </table:table-cell>
          <table:table-cell office:value-type="string">
            <text:p>Vegetable Fried Rice, Saucy Chicken Fries and Soft drinks</text:p>
          </table:table-cell>
          <table:table-cell office:value-type="float" office:value="220">
            <text:p>220</text:p>
          </table:table-cell>
          <table:table-cell office:value-type="string">
            <text:p>rest_image\25_131.jpg</text:p>
          </table:table-cell>
          <table:table-cell office:value-type="date" office:date-value="2011-12-17T22:22:00" table:style-name="DateTimeCell">
            <text:p>2011-12-17 22:22:00</text:p>
          </table:table-cell>
        </table:table-row>
        <table:table-row>
          <table:table-cell office:value-type="float" office:value="25">
            <text:p>25</text:p>
          </table:table-cell>
          <table:table-cell office:value-type="float" office:value="132">
            <text:p>132</text:p>
          </table:table-cell>
          <table:table-cell office:value-type="string">
            <text:p>Chicken Burger Combo</text:p>
          </table:table-cell>
          <table:table-cell office:value-type="string">
            <text:p>Chicken Cheese, French Fries and Soft drink</text:p>
          </table:table-cell>
          <table:table-cell office:value-type="float" office:value="320">
            <text:p>320</text:p>
          </table:table-cell>
          <table:table-cell office:value-type="string">
            <text:p>rest_image\25_132.jpg</text:p>
          </table:table-cell>
          <table:table-cell office:value-type="date" office:date-value="2011-12-17T22:22:00" table:style-name="DateTimeCell">
            <text:p>2011-12-17 22:22:00</text:p>
          </table:table-cell>
        </table:table-row>
        <table:table-row>
          <table:table-cell office:value-type="float" office:value="25">
            <text:p>25</text:p>
          </table:table-cell>
          <table:table-cell office:value-type="float" office:value="133">
            <text:p>133</text:p>
          </table:table-cell>
          <table:table-cell office:value-type="string">
            <text:p>Beef Burger Combo</text:p>
          </table:table-cell>
          <table:table-cell office:value-type="string">
            <text:p>Beef cheese, French Fries and Soft drink</text:p>
          </table:table-cell>
          <table:table-cell office:value-type="float" office:value="380">
            <text:p>380</text:p>
          </table:table-cell>
          <table:table-cell office:value-type="string">
            <text:p>rest_image\25_133.jpg</text:p>
          </table:table-cell>
          <table:table-cell office:value-type="date" office:date-value="2011-12-17T22:22:00" table:style-name="DateTimeCell">
            <text:p>2011-12-17 22:22:00</text:p>
          </table:table-cell>
        </table:table-row>
        <table:table-row>
          <table:table-cell office:value-type="float" office:value="25">
            <text:p>25</text:p>
          </table:table-cell>
          <table:table-cell office:value-type="float" office:value="134">
            <text:p>134</text:p>
          </table:table-cell>
          <table:table-cell office:value-type="string">
            <text:p>Chicken Combo</text:p>
          </table:table-cell>
          <table:table-cell office:value-type="string">
            <text:p>Fried Chicken, Coleslaw, French fries and soft drink</text:p>
          </table:table-cell>
          <table:table-cell office:value-type="float" office:value="265">
            <text:p>265</text:p>
          </table:table-cell>
          <table:table-cell office:value-type="string">
            <text:p>rest_image\25_134.jpg</text:p>
          </table:table-cell>
          <table:table-cell office:value-type="date" office:date-value="2011-12-17T22:22:00" table:style-name="DateTimeCell">
            <text:p>2011-12-17 22:22:00</text:p>
          </table:table-cell>
        </table:table-row>
        <table:table-row>
          <table:table-cell office:value-type="float" office:value="26">
            <text:p>26</text:p>
          </table:table-cell>
          <table:table-cell office:value-type="float" office:value="135">
            <text:p>135</text:p>
          </table:table-cell>
          <table:table-cell office:value-type="string">
            <text:p>Arabian Shwarma</text:p>
          </table:table-cell>
          <table:table-cell office:value-type="string">
            <text:p>Beef, Chicken, King's Special</text:p>
          </table:table-cell>
          <table:table-cell office:value-type="float" office:value="189">
            <text:p>189</text:p>
          </table:table-cell>
          <table:table-cell office:value-type="string">
            <text:p>rest_image\26_135.jpg</text:p>
          </table:table-cell>
          <table:table-cell office:value-type="date" office:date-value="2011-12-17T22:22:00" table:style-name="DateTimeCell">
            <text:p>2011-12-17 22:22:00</text:p>
          </table:table-cell>
        </table:table-row>
        <table:table-row>
          <table:table-cell office:value-type="float" office:value="26">
            <text:p>26</text:p>
          </table:table-cell>
          <table:table-cell office:value-type="float" office:value="136">
            <text:p>136</text:p>
          </table:table-cell>
          <table:table-cell office:value-type="string">
            <text:p>Shwarma Roll</text:p>
          </table:table-cell>
          <table:table-cell office:value-type="string">
            <text:p>Beef/Chicken, BBQ, Chef's special</text:p>
          </table:table-cell>
          <table:table-cell office:value-type="float" office:value="239">
            <text:p>239</text:p>
          </table:table-cell>
          <table:table-cell office:value-type="string">
            <text:p>rest_image\26_136.jpg</text:p>
          </table:table-cell>
          <table:table-cell office:value-type="date" office:date-value="2011-12-17T22:22:00" table:style-name="DateTimeCell">
            <text:p>2011-12-17 22:22:00</text:p>
          </table:table-cell>
        </table:table-row>
        <table:table-row>
          <table:table-cell office:value-type="float" office:value="26">
            <text:p>26</text:p>
          </table:table-cell>
          <table:table-cell office:value-type="float" office:value="137">
            <text:p>137</text:p>
          </table:table-cell>
          <table:table-cell office:value-type="string">
            <text:p>Shwarma Meal</text:p>
          </table:table-cell>
          <table:table-cell office:value-type="string">
            <text:p>Chicken, beef, King's Special</text:p>
          </table:table-cell>
          <table:table-cell office:value-type="float" office:value="249">
            <text:p>249</text:p>
          </table:table-cell>
          <table:table-cell office:value-type="string">
            <text:p>rest_image\26_137.jpg</text:p>
          </table:table-cell>
          <table:table-cell office:value-type="date" office:date-value="2011-12-17T22:22:00" table:style-name="DateTimeCell">
            <text:p>2011-12-17 22:22:00</text:p>
          </table:table-cell>
        </table:table-row>
        <table:table-row>
          <table:table-cell office:value-type="float" office:value="26">
            <text:p>26</text:p>
          </table:table-cell>
          <table:table-cell office:value-type="float" office:value="138">
            <text:p>138</text:p>
          </table:table-cell>
          <table:table-cell office:value-type="string">
            <text:p>Shwarma Wrap</text:p>
          </table:table-cell>
          <table:table-cell office:value-type="string">
            <text:p>Beef, Chicken, King's Special</text:p>
          </table:table-cell>
          <table:table-cell office:value-type="float" office:value="229">
            <text:p>229</text:p>
          </table:table-cell>
          <table:table-cell office:value-type="string">
            <text:p>rest_image\26_138.jpg</text:p>
          </table:table-cell>
          <table:table-cell office:value-type="date" office:date-value="2011-12-17T22:22:00" table:style-name="DateTimeCell">
            <text:p>2011-12-17 22:22:00</text:p>
          </table:table-cell>
        </table:table-row>
        <table:table-row>
          <table:table-cell office:value-type="float" office:value="27">
            <text:p>27</text:p>
          </table:table-cell>
          <table:table-cell office:value-type="float" office:value="139">
            <text:p>139</text:p>
          </table:table-cell>
          <table:table-cell office:value-type="string">
            <text:p>Meal 1</text:p>
          </table:table-cell>
          <table:table-cell office:value-type="string">
            <text:p>BBQ Chicken, Vegetable/Aloo chat, Fried rice, Drink</text:p>
          </table:table-cell>
          <table:table-cell office:value-type="float" office:value="240">
            <text:p>240</text:p>
          </table:table-cell>
          <table:table-cell office:value-type="string">
            <text:p>rest_image\27_139.jpg</text:p>
          </table:table-cell>
          <table:table-cell office:value-type="date" office:date-value="2011-12-17T22:22:00" table:style-name="DateTimeCell">
            <text:p>2011-12-17 22:22:00</text:p>
          </table:table-cell>
        </table:table-row>
        <table:table-row>
          <table:table-cell office:value-type="float" office:value="27">
            <text:p>27</text:p>
          </table:table-cell>
          <table:table-cell office:value-type="float" office:value="140">
            <text:p>140</text:p>
          </table:table-cell>
          <table:table-cell office:value-type="string">
            <text:p>Meal 2</text:p>
          </table:table-cell>
          <table:table-cell office:value-type="string">
            <text:p>Achari Chicken, Vegetable/Aloo chat, Fried rice, Drink</text:p>
          </table:table-cell>
          <table:table-cell office:value-type="float" office:value="240">
            <text:p>240</text:p>
          </table:table-cell>
          <table:table-cell office:value-type="string">
            <text:p>rest_image\27_140.jpg</text:p>
          </table:table-cell>
          <table:table-cell office:value-type="date" office:date-value="2011-12-17T22:22:00" table:style-name="DateTimeCell">
            <text:p>2011-12-17 22:22:00</text:p>
          </table:table-cell>
        </table:table-row>
        <table:table-row>
          <table:table-cell office:value-type="float" office:value="27">
            <text:p>27</text:p>
          </table:table-cell>
          <table:table-cell office:value-type="float" office:value="141">
            <text:p>141</text:p>
          </table:table-cell>
          <table:table-cell office:value-type="string">
            <text:p>Meal 3</text:p>
          </table:table-cell>
          <table:table-cell office:value-type="string">
            <text:p>Sweet and sour Prawn, Vegetable, Fried rice, Drink</text:p>
          </table:table-cell>
          <table:table-cell office:value-type="float" office:value="260">
            <text:p>260</text:p>
          </table:table-cell>
          <table:table-cell office:value-type="string">
            <text:p>rest_image\27_141.jpg</text:p>
          </table:table-cell>
          <table:table-cell office:value-type="date" office:date-value="2011-12-17T22:22:00" table:style-name="DateTimeCell">
            <text:p>2011-12-17 22:22:00</text:p>
          </table:table-cell>
        </table:table-row>
        <table:table-row>
          <table:table-cell office:value-type="float" office:value="27">
            <text:p>27</text:p>
          </table:table-cell>
          <table:table-cell office:value-type="float" office:value="142">
            <text:p>142</text:p>
          </table:table-cell>
          <table:table-cell office:value-type="string">
            <text:p>Meal 4</text:p>
          </table:table-cell>
          <table:table-cell office:value-type="string">
            <text:p>Thai/Mexican fried chicken, Vegetable, Fried rice, Drink</text:p>
          </table:table-cell>
          <table:table-cell office:value-type="float" office:value="210">
            <text:p>210</text:p>
          </table:table-cell>
          <table:table-cell office:value-type="string">
            <text:p>rest_image\27_142.jpg</text:p>
          </table:table-cell>
          <table:table-cell office:value-type="date" office:date-value="2011-12-17T22:22:00" table:style-name="DateTimeCell">
            <text:p>2011-12-17 22:22:00</text:p>
          </table:table-cell>
        </table:table-row>
        <table:table-row>
          <table:table-cell office:value-type="float" office:value="27">
            <text:p>27</text:p>
          </table:table-cell>
          <table:table-cell office:value-type="float" office:value="143">
            <text:p>143</text:p>
          </table:table-cell>
          <table:table-cell office:value-type="string">
            <text:p>Combo 1</text:p>
          </table:table-cell>
          <table:table-cell office:value-type="string">
            <text:p>Thai/Mexican fried chicken, Rice, Chicken chilli onion, vegetable, drinks</text:p>
          </table:table-cell>
          <table:table-cell office:value-type="float" office:value="270">
            <text:p>270</text:p>
          </table:table-cell>
          <table:table-cell office:value-type="string">
            <text:p>rest_image\27_143.jpg</text:p>
          </table:table-cell>
          <table:table-cell office:value-type="date" office:date-value="2011-12-17T22:22:00" table:style-name="DateTimeCell">
            <text:p>2011-12-17 22:22:00</text:p>
          </table:table-cell>
        </table:table-row>
        <table:table-row>
          <table:table-cell office:value-type="float" office:value="27">
            <text:p>27</text:p>
          </table:table-cell>
          <table:table-cell office:value-type="float" office:value="144">
            <text:p>144</text:p>
          </table:table-cell>
          <table:table-cell office:value-type="string">
            <text:p>Combo 2</text:p>
          </table:table-cell>
          <table:table-cell office:value-type="string">
            <text:p>Thai/Mexican fried chicken, Rice, Beef chilli onion, vegetable, drinks</text:p>
          </table:table-cell>
          <table:table-cell office:value-type="float" office:value="290">
            <text:p>290</text:p>
          </table:table-cell>
          <table:table-cell office:value-type="string">
            <text:p>rest_image\27_144.jpg</text:p>
          </table:table-cell>
          <table:table-cell office:value-type="date" office:date-value="2011-12-17T22:22:00" table:style-name="DateTimeCell">
            <text:p>2011-12-17 22:22:00</text:p>
          </table:table-cell>
        </table:table-row>
        <table:table-row>
          <table:table-cell office:value-type="float" office:value="27">
            <text:p>27</text:p>
          </table:table-cell>
          <table:table-cell office:value-type="float" office:value="145">
            <text:p>145</text:p>
          </table:table-cell>
          <table:table-cell office:value-type="string">
            <text:p>Combo 3</text:p>
          </table:table-cell>
          <table:table-cell office:value-type="string">
            <text:p>1 pc Mexican fried chicken, French fries, Drinks</text:p>
          </table:table-cell>
          <table:table-cell office:value-type="float" office:value="180">
            <text:p>180</text:p>
          </table:table-cell>
          <table:table-cell office:value-type="string">
            <text:p>rest_image\27_145.jpg</text:p>
          </table:table-cell>
          <table:table-cell office:value-type="date" office:date-value="2011-12-17T22:22:00" table:style-name="DateTimeCell">
            <text:p>2011-12-17 22:22:00</text:p>
          </table:table-cell>
        </table:table-row>
        <table:table-row>
          <table:table-cell office:value-type="float" office:value="27">
            <text:p>27</text:p>
          </table:table-cell>
          <table:table-cell office:value-type="float" office:value="146">
            <text:p>146</text:p>
          </table:table-cell>
          <table:table-cell office:value-type="string">
            <text:p>Combo 4</text:p>
          </table:table-cell>
          <table:table-cell office:value-type="string">
            <text:p>2 pcs Mexican fried chicken, French fries, Drinks</text:p>
          </table:table-cell>
          <table:table-cell office:value-type="float" office:value="300">
            <text:p>300</text:p>
          </table:table-cell>
          <table:table-cell office:value-type="string">
            <text:p>rest_image\27_146.jpg</text:p>
          </table:table-cell>
          <table:table-cell office:value-type="date" office:date-value="2011-12-17T22:22:00" table:style-name="DateTimeCell">
            <text:p>2011-12-17 22:22:00</text:p>
          </table:table-cell>
        </table:table-row>
        <table:table-row>
          <table:table-cell office:value-type="float" office:value="29">
            <text:p>29</text:p>
          </table:table-cell>
          <table:table-cell office:value-type="float" office:value="147">
            <text:p>147</text:p>
          </table:table-cell>
          <table:table-cell office:value-type="string">
            <text:p>Special Kid's Meal</text:p>
          </table:table-cell>
          <table:table-cell office:value-type="string">
            <text:p>Fried rice, Fried chicken, French fries and Soft drink</text:p>
          </table:table-cell>
          <table:table-cell office:value-type="float" office:value="349">
            <text:p>349</text:p>
          </table:table-cell>
          <table:table-cell office:value-type="string">
            <text:p>rest_image\29_147.jpg</text:p>
          </table:table-cell>
          <table:table-cell office:value-type="date" office:date-value="2011-12-17T22:22:00" table:style-name="DateTimeCell">
            <text:p>2011-12-17 22:22:00</text:p>
          </table:table-cell>
        </table:table-row>
        <table:table-row>
          <table:table-cell office:value-type="float" office:value="29">
            <text:p>29</text:p>
          </table:table-cell>
          <table:table-cell office:value-type="float" office:value="148">
            <text:p>148</text:p>
          </table:table-cell>
          <table:table-cell office:value-type="string">
            <text:p>Special Lunch Meal (Chicken)</text:p>
          </table:table-cell>
          <table:table-cell office:value-type="string">
            <text:p>Fried Rice, Chicken chilli onion, Saute Vegetables</text:p>
          </table:table-cell>
          <table:table-cell office:value-type="float" office:value="249">
            <text:p>249</text:p>
          </table:table-cell>
          <table:table-cell office:value-type="string">
            <text:p>rest_image\29_148.jpg</text:p>
          </table:table-cell>
          <table:table-cell office:value-type="date" office:date-value="2011-12-17T22:22:00" table:style-name="DateTimeCell">
            <text:p>2011-12-17 22:22:00</text:p>
          </table:table-cell>
        </table:table-row>
        <table:table-row>
          <table:table-cell office:value-type="float" office:value="29">
            <text:p>29</text:p>
          </table:table-cell>
          <table:table-cell office:value-type="float" office:value="149">
            <text:p>149</text:p>
          </table:table-cell>
          <table:table-cell office:value-type="string">
            <text:p>Special Lunch Meal (Beef)</text:p>
          </table:table-cell>
          <table:table-cell office:value-type="string">
            <text:p>Fried Rice, Shreded Beef onion, Saute Vegetables</text:p>
          </table:table-cell>
          <table:table-cell office:value-type="float" office:value="289">
            <text:p>289</text:p>
          </table:table-cell>
          <table:table-cell office:value-type="string">
            <text:p>rest_image\29_149.jpg</text:p>
          </table:table-cell>
          <table:table-cell office:value-type="date" office:date-value="2011-12-17T22:22:00" table:style-name="DateTimeCell">
            <text:p>2011-12-17 22:22:00</text:p>
          </table:table-cell>
        </table:table-row>
        <table:table-row>
          <table:table-cell office:value-type="float" office:value="29">
            <text:p>29</text:p>
          </table:table-cell>
          <table:table-cell office:value-type="float" office:value="150">
            <text:p>150</text:p>
          </table:table-cell>
          <table:table-cell office:value-type="string">
            <text:p>Chicken Nasi Goreng</text:p>
          </table:table-cell>
          <table:table-cell office:value-type="string">
            <text:p/>
          </table:table-cell>
          <table:table-cell office:value-type="float" office:value="345">
            <text:p>345</text:p>
          </table:table-cell>
          <table:table-cell office:value-type="string">
            <text:p>rest_image\29_150.jpg</text:p>
          </table:table-cell>
          <table:table-cell office:value-type="date" office:date-value="2011-12-17T22:22:00" table:style-name="DateTimeCell">
            <text:p>2011-12-17 22:22:00</text:p>
          </table:table-cell>
        </table:table-row>
        <table:table-row>
          <table:table-cell office:value-type="float" office:value="29">
            <text:p>29</text:p>
          </table:table-cell>
          <table:table-cell office:value-type="float" office:value="151">
            <text:p>151</text:p>
          </table:table-cell>
          <table:table-cell office:value-type="string">
            <text:p>Lemon Garlic Chicken</text:p>
          </table:table-cell>
          <table:table-cell office:value-type="string">
            <text:p>With Grilled potato/mashed potatoes/Fried rice and sauted vegetables</text:p>
          </table:table-cell>
          <table:table-cell office:value-type="float" office:value="479">
            <text:p>479</text:p>
          </table:table-cell>
          <table:table-cell office:value-type="string">
            <text:p>rest_image\29_151.jpg</text:p>
          </table:table-cell>
          <table:table-cell office:value-type="date" office:date-value="2011-12-17T22:22:00" table:style-name="DateTimeCell">
            <text:p>2011-12-17 22:22:00</text:p>
          </table:table-cell>
        </table:table-row>
        <table:table-row>
          <table:table-cell office:value-type="float" office:value="29">
            <text:p>29</text:p>
          </table:table-cell>
          <table:table-cell office:value-type="float" office:value="152">
            <text:p>152</text:p>
          </table:table-cell>
          <table:table-cell office:value-type="string">
            <text:p>Chicken Hot Curry</text:p>
          </table:table-cell>
          <table:table-cell office:value-type="string">
            <text:p>With plain/butter/garlic/parata/steamed/Fried rice and Salad</text:p>
          </table:table-cell>
          <table:table-cell office:value-type="float" office:value="409">
            <text:p>409</text:p>
          </table:table-cell>
          <table:table-cell office:value-type="string">
            <text:p>rest_image\29_152.jpg</text:p>
          </table:table-cell>
          <table:table-cell office:value-type="date" office:date-value="2011-12-17T22:22:00" table:style-name="DateTimeCell">
            <text:p>2011-12-17 22:22:00</text:p>
          </table:table-cell>
        </table:table-row>
        <table:table-row>
          <table:table-cell office:value-type="float" office:value="29">
            <text:p>29</text:p>
          </table:table-cell>
          <table:table-cell office:value-type="float" office:value="153">
            <text:p>153</text:p>
          </table:table-cell>
          <table:table-cell office:value-type="string">
            <text:p>Butter Chicken</text:p>
          </table:table-cell>
          <table:table-cell office:value-type="string">
            <text:p>With plain/butter/garlic/parata/steamed/Fried rice and Salad</text:p>
          </table:table-cell>
          <table:table-cell office:value-type="float" office:value="439">
            <text:p>439</text:p>
          </table:table-cell>
          <table:table-cell office:value-type="string">
            <text:p>rest_image\29_153.jpg</text:p>
          </table:table-cell>
          <table:table-cell office:value-type="date" office:date-value="2011-12-17T22:22:00" table:style-name="DateTimeCell">
            <text:p>2011-12-17 22:22:00</text:p>
          </table:table-cell>
        </table:table-row>
        <table:table-row>
          <table:table-cell office:value-type="float" office:value="29">
            <text:p>29</text:p>
          </table:table-cell>
          <table:table-cell office:value-type="float" office:value="154">
            <text:p>154</text:p>
          </table:table-cell>
          <table:table-cell office:value-type="string">
            <text:p>Beef Hot Curry </text:p>
          </table:table-cell>
          <table:table-cell office:value-type="string">
            <text:p>With plain/butter/garlic/parata/steamed/Fried rice and Salad</text:p>
          </table:table-cell>
          <table:table-cell office:value-type="float" office:value="479">
            <text:p>479</text:p>
          </table:table-cell>
          <table:table-cell office:value-type="string">
            <text:p>rest_image\29_154.jpg</text:p>
          </table:table-cell>
          <table:table-cell office:value-type="date" office:date-value="2011-12-17T22:22:00" table:style-name="DateTimeCell">
            <text:p>2011-12-17 22:22:00</text:p>
          </table:table-cell>
        </table:table-row>
        <table:table-row>
          <table:table-cell office:value-type="float" office:value="29">
            <text:p>29</text:p>
          </table:table-cell>
          <table:table-cell office:value-type="float" office:value="155">
            <text:p>155</text:p>
          </table:table-cell>
          <table:table-cell office:value-type="string">
            <text:p>Prawn Hot Curry</text:p>
          </table:table-cell>
          <table:table-cell office:value-type="string">
            <text:p>With plain/butter/garlic/parata/steamed/Fried rice and Salad</text:p>
          </table:table-cell>
          <table:table-cell office:value-type="float" office:value="489">
            <text:p>489</text:p>
          </table:table-cell>
          <table:table-cell office:value-type="string">
            <text:p>rest_image\29_155.jpg</text:p>
          </table:table-cell>
          <table:table-cell office:value-type="date" office:date-value="2011-12-17T22:22:00" table:style-name="DateTimeCell">
            <text:p>2011-12-17 22:22:00</text:p>
          </table:table-cell>
        </table:table-row>
        <table:table-row>
          <table:table-cell office:value-type="float" office:value="30">
            <text:p>30</text:p>
          </table:table-cell>
          <table:table-cell office:value-type="float" office:value="156">
            <text:p>156</text:p>
          </table:table-cell>
          <table:table-cell office:value-type="string">
            <text:p>Chicken Cheese</text:p>
          </table:table-cell>
          <table:table-cell office:value-type="string">
            <text:p/>
          </table:table-cell>
          <table:table-cell office:value-type="float" office:value="160">
            <text:p>160</text:p>
          </table:table-cell>
          <table:table-cell office:value-type="string">
            <text:p>rest_image\30_156.jpg</text:p>
          </table:table-cell>
          <table:table-cell office:value-type="date" office:date-value="2011-12-17T22:22:00" table:style-name="DateTimeCell">
            <text:p>2011-12-17 22:22:00</text:p>
          </table:table-cell>
        </table:table-row>
        <table:table-row>
          <table:table-cell office:value-type="float" office:value="30">
            <text:p>30</text:p>
          </table:table-cell>
          <table:table-cell office:value-type="float" office:value="157">
            <text:p>157</text:p>
          </table:table-cell>
          <table:table-cell office:value-type="string">
            <text:p>Cheeser Chicken </text:p>
          </table:table-cell>
          <table:table-cell office:value-type="string">
            <text:p/>
          </table:table-cell>
          <table:table-cell office:value-type="float" office:value="170">
            <text:p>170</text:p>
          </table:table-cell>
          <table:table-cell office:value-type="string">
            <text:p>rest_image\30_157.jpg</text:p>
          </table:table-cell>
          <table:table-cell office:value-type="date" office:date-value="2011-12-17T22:22:00" table:style-name="DateTimeCell">
            <text:p>2011-12-17 22:22:00</text:p>
          </table:table-cell>
        </table:table-row>
        <table:table-row>
          <table:table-cell office:value-type="float" office:value="30">
            <text:p>30</text:p>
          </table:table-cell>
          <table:table-cell office:value-type="float" office:value="158">
            <text:p>158</text:p>
          </table:table-cell>
          <table:table-cell office:value-type="string">
            <text:p>Smoky BBQ Cheese Chicken</text:p>
          </table:table-cell>
          <table:table-cell office:value-type="string">
            <text:p/>
          </table:table-cell>
          <table:table-cell office:value-type="float" office:value="180">
            <text:p>180</text:p>
          </table:table-cell>
          <table:table-cell office:value-type="string">
            <text:p>rest_image\30_158.jpg</text:p>
          </table:table-cell>
          <table:table-cell office:value-type="date" office:date-value="2011-12-17T22:22:00" table:style-name="DateTimeCell">
            <text:p>2011-12-17 22:22:00</text:p>
          </table:table-cell>
        </table:table-row>
        <table:table-row>
          <table:table-cell office:value-type="float" office:value="30">
            <text:p>30</text:p>
          </table:table-cell>
          <table:table-cell office:value-type="float" office:value="159">
            <text:p>159</text:p>
          </table:table-cell>
          <table:table-cell office:value-type="string">
            <text:p>Giganto Chicken</text:p>
          </table:table-cell>
          <table:table-cell office:value-type="string">
            <text:p/>
          </table:table-cell>
          <table:table-cell office:value-type="float" office:value="350">
            <text:p>350</text:p>
          </table:table-cell>
          <table:table-cell office:value-type="string">
            <text:p>rest_image\30_159.jpg</text:p>
          </table:table-cell>
          <table:table-cell office:value-type="date" office:date-value="2011-12-17T22:22:00" table:style-name="DateTimeCell">
            <text:p>2011-12-17 22:22:00</text:p>
          </table:table-cell>
        </table:table-row>
        <table:table-row>
          <table:table-cell office:value-type="float" office:value="30">
            <text:p>30</text:p>
          </table:table-cell>
          <table:table-cell office:value-type="float" office:value="160">
            <text:p>160</text:p>
          </table:table-cell>
          <table:table-cell office:value-type="string">
            <text:p>Binge Chicken</text:p>
          </table:table-cell>
          <table:table-cell office:value-type="string">
            <text:p/>
          </table:table-cell>
          <table:table-cell office:value-type="float" office:value="550">
            <text:p>550</text:p>
          </table:table-cell>
          <table:table-cell office:value-type="string">
            <text:p>rest_image\30_160.jpg</text:p>
          </table:table-cell>
          <table:table-cell office:value-type="date" office:date-value="2011-12-17T22:22:00" table:style-name="DateTimeCell">
            <text:p>2011-12-17 22:22:00</text:p>
          </table:table-cell>
        </table:table-row>
        <table:table-row>
          <table:table-cell office:value-type="float" office:value="30">
            <text:p>30</text:p>
          </table:table-cell>
          <table:table-cell office:value-type="float" office:value="161">
            <text:p>161</text:p>
          </table:table-cell>
          <table:table-cell office:value-type="string">
            <text:p>Beef Cheese</text:p>
          </table:table-cell>
          <table:table-cell office:value-type="string">
            <text:p/>
          </table:table-cell>
          <table:table-cell office:value-type="float" office:value="160">
            <text:p>160</text:p>
          </table:table-cell>
          <table:table-cell office:value-type="string">
            <text:p>rest_image\30_161.jpg</text:p>
          </table:table-cell>
          <table:table-cell office:value-type="date" office:date-value="2011-12-17T22:22:00" table:style-name="DateTimeCell">
            <text:p>2011-12-17 22:22:00</text:p>
          </table:table-cell>
        </table:table-row>
        <table:table-row>
          <table:table-cell office:value-type="float" office:value="30">
            <text:p>30</text:p>
          </table:table-cell>
          <table:table-cell office:value-type="float" office:value="162">
            <text:p>162</text:p>
          </table:table-cell>
          <table:table-cell office:value-type="string">
            <text:p>Cheeser Beef</text:p>
          </table:table-cell>
          <table:table-cell office:value-type="string">
            <text:p/>
          </table:table-cell>
          <table:table-cell office:value-type="float" office:value="170">
            <text:p>170</text:p>
          </table:table-cell>
          <table:table-cell office:value-type="string">
            <text:p>rest_image\30_162.jpg</text:p>
          </table:table-cell>
          <table:table-cell office:value-type="date" office:date-value="2011-12-17T22:22:00" table:style-name="DateTimeCell">
            <text:p>2011-12-17 22:22:00</text:p>
          </table:table-cell>
        </table:table-row>
        <table:table-row>
          <table:table-cell office:value-type="float" office:value="30">
            <text:p>30</text:p>
          </table:table-cell>
          <table:table-cell office:value-type="float" office:value="163">
            <text:p>163</text:p>
          </table:table-cell>
          <table:table-cell office:value-type="string">
            <text:p>Smoky BBQ Cheese Beef</text:p>
          </table:table-cell>
          <table:table-cell office:value-type="string">
            <text:p/>
          </table:table-cell>
          <table:table-cell office:value-type="float" office:value="180">
            <text:p>180</text:p>
          </table:table-cell>
          <table:table-cell office:value-type="string">
            <text:p>rest_image\30_163.jpg</text:p>
          </table:table-cell>
          <table:table-cell office:value-type="date" office:date-value="2011-12-17T22:22:00" table:style-name="DateTimeCell">
            <text:p>2011-12-17 22:22:00</text:p>
          </table:table-cell>
        </table:table-row>
        <table:table-row>
          <table:table-cell office:value-type="float" office:value="30">
            <text:p>30</text:p>
          </table:table-cell>
          <table:table-cell office:value-type="float" office:value="164">
            <text:p>164</text:p>
          </table:table-cell>
          <table:table-cell office:value-type="string">
            <text:p>Double Decker Beef</text:p>
          </table:table-cell>
          <table:table-cell office:value-type="string">
            <text:p/>
          </table:table-cell>
          <table:table-cell office:value-type="float" office:value="230">
            <text:p>230</text:p>
          </table:table-cell>
          <table:table-cell office:value-type="string">
            <text:p>rest_image\30_164.jpg</text:p>
          </table:table-cell>
          <table:table-cell office:value-type="date" office:date-value="2011-12-17T22:22:00" table:style-name="DateTimeCell">
            <text:p>2011-12-17 22:22:00</text:p>
          </table:table-cell>
        </table:table-row>
        <table:table-row>
          <table:table-cell office:value-type="float" office:value="30">
            <text:p>30</text:p>
          </table:table-cell>
          <table:table-cell office:value-type="float" office:value="165">
            <text:p>165</text:p>
          </table:table-cell>
          <table:table-cell office:value-type="string">
            <text:p>Beef Signature</text:p>
          </table:table-cell>
          <table:table-cell office:value-type="string">
            <text:p/>
          </table:table-cell>
          <table:table-cell office:value-type="float" office:value="300">
            <text:p>300</text:p>
          </table:table-cell>
          <table:table-cell office:value-type="string">
            <text:p>rest_image\30_165.jpg</text:p>
          </table:table-cell>
          <table:table-cell office:value-type="date" office:date-value="2011-12-17T22:22:00" table:style-name="DateTimeCell">
            <text:p>2011-12-17 22:22:00</text:p>
          </table:table-cell>
        </table:table-row>
        <table:table-row>
          <table:table-cell office:value-type="float" office:value="4">
            <text:p>4</text:p>
          </table:table-cell>
          <table:table-cell office:value-type="float" office:value="166">
            <text:p>166</text:p>
          </table:table-cell>
          <table:table-cell office:value-type="string">
            <text:p>Chicken Chowmein</text:p>
          </table:table-cell>
          <table:table-cell office:value-type="string">
            <text:p/>
          </table:table-cell>
          <table:table-cell office:value-type="float" office:value="245">
            <text:p>245</text:p>
          </table:table-cell>
          <table:table-cell office:value-type="string">
            <text:p>rest_image\4_166.jpg</text:p>
          </table:table-cell>
          <table:table-cell office:value-type="date" office:date-value="2011-12-17T22:22:00" table:style-name="DateTimeCell">
            <text:p>2011-12-17 22:22:00</text:p>
          </table:table-cell>
        </table:table-row>
        <table:table-row>
          <table:table-cell office:value-type="float" office:value="4">
            <text:p>4</text:p>
          </table:table-cell>
          <table:table-cell office:value-type="float" office:value="167">
            <text:p>167</text:p>
          </table:table-cell>
          <table:table-cell office:value-type="string">
            <text:p>Regular Chicken Pasta</text:p>
          </table:table-cell>
          <table:table-cell office:value-type="string">
            <text:p/>
          </table:table-cell>
          <table:table-cell office:value-type="float" office:value="239">
            <text:p>239</text:p>
          </table:table-cell>
          <table:table-cell office:value-type="string">
            <text:p>rest_image\4_167.jpg</text:p>
          </table:table-cell>
          <table:table-cell office:value-type="date" office:date-value="2011-12-17T22:22:00" table:style-name="DateTimeCell">
            <text:p>2011-12-17 22:22:00</text:p>
          </table:table-cell>
        </table:table-row>
        <table:table-row>
          <table:table-cell office:value-type="float" office:value="4">
            <text:p>4</text:p>
          </table:table-cell>
          <table:table-cell office:value-type="float" office:value="168">
            <text:p>168</text:p>
          </table:table-cell>
          <table:table-cell office:value-type="string">
            <text:p>Chicken Naga Pasta</text:p>
          </table:table-cell>
          <table:table-cell office:value-type="string">
            <text:p/>
          </table:table-cell>
          <table:table-cell office:value-type="float" office:value="225">
            <text:p>225</text:p>
          </table:table-cell>
          <table:table-cell office:value-type="string">
            <text:p>rest_image\4_168.jpg</text:p>
          </table:table-cell>
          <table:table-cell office:value-type="date" office:date-value="2011-12-17T22:22:00" table:style-name="DateTimeCell">
            <text:p>2011-12-17 22:22:00</text:p>
          </table:table-cell>
        </table:table-row>
        <table:table-row>
          <table:table-cell office:value-type="float" office:value="4">
            <text:p>4</text:p>
          </table:table-cell>
          <table:table-cell office:value-type="float" office:value="169">
            <text:p>169</text:p>
          </table:table-cell>
          <table:table-cell office:value-type="string">
            <text:p>Mexican Pasta</text:p>
          </table:table-cell>
          <table:table-cell office:value-type="string">
            <text:p/>
          </table:table-cell>
          <table:table-cell office:value-type="float" office:value="230">
            <text:p>230</text:p>
          </table:table-cell>
          <table:table-cell office:value-type="string">
            <text:p>rest_image\4_169.jpg</text:p>
          </table:table-cell>
          <table:table-cell office:value-type="date" office:date-value="2011-12-17T22:22:00" table:style-name="DateTimeCell">
            <text:p>2011-12-17 22:22:00</text:p>
          </table:table-cell>
        </table:table-row>
      </table:table>
      <table:table table:name="rest_place_review">
        <table:table-row>
          <table:table-cell office:value-type="float" office:value="1">
            <text:p>1</text:p>
          </table:table-cell>
          <table:table-cell office:value-type="float" office:value="1">
            <text:p>1</text:p>
          </table:table-cell>
          <table:table-cell office:value-type="float" office:value="1">
            <text:p>1</text:p>
          </table:table-cell>
          <table:table-cell office:value-type="string">
            <text:p>Excellent, Cozy and Comfy place.</text:p>
          </table:table-cell>
          <table:table-cell office:value-type="float" office:value="5">
            <text:p>5</text:p>
          </table:table-cell>
          <table:table-cell office:value-type="date" office:date-value="2017-12-11T22:24:32" table:style-name="DateTimeCell">
            <text:p>2017-12-11 22:24:32</text:p>
          </table:table-cell>
        </table:table-row>
        <table:table-row>
          <table:table-cell office:value-type="float" office:value="2">
            <text:p>2</text:p>
          </table:table-cell>
          <table:table-cell office:value-type="float" office:value="1">
            <text:p>1</text:p>
          </table:table-cell>
          <table:table-cell office:value-type="float" office:value="2">
            <text:p>2</text:p>
          </table:table-cell>
          <table:table-cell office:value-type="string">
            <text:p>Very busy place, requires expansion and also need to improve the food quality as well.</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3">
            <text:p>3</text:p>
          </table:table-cell>
          <table:table-cell office:value-type="float" office:value="1">
            <text:p>1</text:p>
          </table:table-cell>
          <table:table-cell office:value-type="float" office:value="3">
            <text:p>3</text:p>
          </table:table-cell>
          <table:table-cell office:value-type="string">
            <text:p>I liked the food and the environment of the restaurant.</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1">
            <text:p>1</text:p>
          </table:table-cell>
          <table:table-cell office:value-type="float" office:value="4">
            <text:p>4</text:p>
          </table:table-cell>
          <table:table-cell office:value-type="string">
            <text:p>Food is obviously good n delicious, environment is also nice and employees behaviour is satisfied .</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5">
            <text:p>5</text:p>
          </table:table-cell>
          <table:table-cell office:value-type="float" office:value="1">
            <text:p>1</text:p>
          </table:table-cell>
          <table:table-cell office:value-type="float" office:value="5">
            <text:p>5</text:p>
          </table:table-cell>
          <table:table-cell office:value-type="string">
            <text:p>So unprofessional service stuffs and food quality is also not up to the mark.</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1">
            <text:p>1</text:p>
          </table:table-cell>
          <table:table-cell office:value-type="float" office:value="2">
            <text:p>2</text:p>
          </table:table-cell>
          <table:table-cell office:value-type="float" office:value="6">
            <text:p>6</text:p>
          </table:table-cell>
          <table:table-cell office:value-type="string">
            <text:p>The most Beautiful live Music?Cafe i ever seen</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2">
            <text:p>2</text:p>
          </table:table-cell>
          <table:table-cell office:value-type="float" office:value="7">
            <text:p>7</text:p>
          </table:table-cell>
          <table:table-cell office:value-type="string">
            <text:p>Their food is awesome,</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10">
            <text:p>10</text:p>
          </table:table-cell>
          <table:table-cell office:value-type="float" office:value="2">
            <text:p>2</text:p>
          </table:table-cell>
          <table:table-cell office:value-type="float" office:value="8">
            <text:p>8</text:p>
          </table:table-cell>
          <table:table-cell office:value-type="string">
            <text:p>Nice environment..awesome music..</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11">
            <text:p>11</text:p>
          </table:table-cell>
          <table:table-cell office:value-type="float" office:value="2">
            <text:p>2</text:p>
          </table:table-cell>
          <table:table-cell office:value-type="float" office:value="9">
            <text:p>9</text:p>
          </table:table-cell>
          <table:table-cell office:value-type="string">
            <text:p>Waiter behaved badly</text:p>
          </table:table-cell>
          <table:table-cell office:value-type="float" office:value="2">
            <text:p>2</text:p>
          </table:table-cell>
          <table:table-cell office:value-type="date" office:date-value="2011-12-17T22:24:00" table:style-name="DateTimeCell">
            <text:p>2011-12-17 22:24:00</text:p>
          </table:table-cell>
        </table:table-row>
        <table:table-row>
          <table:table-cell office:value-type="float" office:value="13">
            <text:p>13</text:p>
          </table:table-cell>
          <table:table-cell office:value-type="float" office:value="2">
            <text:p>2</text:p>
          </table:table-cell>
          <table:table-cell office:value-type="float" office:value="10">
            <text:p>10</text:p>
          </table:table-cell>
          <table:table-cell office:value-type="string">
            <text:p>The ambience is good after evening..the live music performance is enjoyable..but food taste is getting lower day by day?</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15">
            <text:p>15</text:p>
          </table:table-cell>
          <table:table-cell office:value-type="float" office:value="2">
            <text:p>2</text:p>
          </table:table-cell>
          <table:table-cell office:value-type="float" office:value="11">
            <text:p>11</text:p>
          </table:table-cell>
          <table:table-cell office:value-type="string">
            <text:p>Sabroso is a good place for hangout.</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3">
            <text:p>3</text:p>
          </table:table-cell>
          <table:table-cell office:value-type="float" office:value="3">
            <text:p>3</text:p>
          </table:table-cell>
          <table:table-cell office:value-type="float" office:value="12">
            <text:p>12</text:p>
          </table:table-cell>
          <table:table-cell office:value-type="string">
            <text:p>space is small and price too much...taste of coffee better.</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9">
            <text:p>9</text:p>
          </table:table-cell>
          <table:table-cell office:value-type="float" office:value="3">
            <text:p>3</text:p>
          </table:table-cell>
          <table:table-cell office:value-type="float" office:value="13">
            <text:p>13</text:p>
          </table:table-cell>
          <table:table-cell office:value-type="string">
            <text:p>Love the pastry and coffee but found nothing special</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11">
            <text:p>11</text:p>
          </table:table-cell>
          <table:table-cell office:value-type="float" office:value="3">
            <text:p>3</text:p>
          </table:table-cell>
          <table:table-cell office:value-type="float" office:value="14">
            <text:p>14</text:p>
          </table:table-cell>
          <table:table-cell office:value-type="string">
            <text:p>Taste of their food was okay. But still others offer much better food in cheap rate?</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15">
            <text:p>15</text:p>
          </table:table-cell>
          <table:table-cell office:value-type="float" office:value="3">
            <text:p>3</text:p>
          </table:table-cell>
          <table:table-cell office:value-type="float" office:value="15">
            <text:p>15</text:p>
          </table:table-cell>
          <table:table-cell office:value-type="string">
            <text:p>Their Hospitality is just amazing.?</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1">
            <text:p>1</text:p>
          </table:table-cell>
          <table:table-cell office:value-type="float" office:value="4">
            <text:p>4</text:p>
          </table:table-cell>
          <table:table-cell office:value-type="float" office:value="16">
            <text:p>16</text:p>
          </table:table-cell>
          <table:table-cell office:value-type="string">
            <text:p>excellent taste of their pasta</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2">
            <text:p>2</text:p>
          </table:table-cell>
          <table:table-cell office:value-type="float" office:value="4">
            <text:p>4</text:p>
          </table:table-cell>
          <table:table-cell office:value-type="float" office:value="17">
            <text:p>17</text:p>
          </table:table-cell>
          <table:table-cell office:value-type="string">
            <text:p>Pasta was too good. Please make your customer service good.</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1">
            <text:p>1</text:p>
          </table:table-cell>
          <table:table-cell office:value-type="float" office:value="5">
            <text:p>5</text:p>
          </table:table-cell>
          <table:table-cell office:value-type="float" office:value="18">
            <text:p>18</text:p>
          </table:table-cell>
          <table:table-cell office:value-type="string">
            <text:p>not upto the mark. service is terrible.</text:p>
          </table:table-cell>
          <table:table-cell office:value-type="float" office:value="2">
            <text:p>2</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5">
            <text:p>5</text:p>
          </table:table-cell>
          <table:table-cell office:value-type="float" office:value="19">
            <text:p>19</text:p>
          </table:table-cell>
          <table:table-cell office:value-type="string">
            <text:p>I enjoyed their burger. But I would appreciate if they use less sauce and add tomato and/or cucumber and /or lettuce.</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6">
            <text:p>6</text:p>
          </table:table-cell>
          <table:table-cell office:value-type="float" office:value="5">
            <text:p>5</text:p>
          </table:table-cell>
          <table:table-cell office:value-type="float" office:value="20">
            <text:p>20</text:p>
          </table:table-cell>
          <table:table-cell office:value-type="string">
            <text:p>Madchef is undoubtedly one of the best eateries in Dhaka. I am very much satisfied with their burger's quality, size and taste. The drinks however seemed to be a bit overpriced.</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10">
            <text:p>10</text:p>
          </table:table-cell>
          <table:table-cell office:value-type="float" office:value="5">
            <text:p>5</text:p>
          </table:table-cell>
          <table:table-cell office:value-type="float" office:value="21">
            <text:p>21</text:p>
          </table:table-cell>
          <table:table-cell office:value-type="string">
            <text:p>Food is good.</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12">
            <text:p>12</text:p>
          </table:table-cell>
          <table:table-cell office:value-type="float" office:value="5">
            <text:p>5</text:p>
          </table:table-cell>
          <table:table-cell office:value-type="float" office:value="22">
            <text:p>22</text:p>
          </table:table-cell>
          <table:table-cell office:value-type="string">
            <text:p>Second best burger house in town.</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14">
            <text:p>14</text:p>
          </table:table-cell>
          <table:table-cell office:value-type="float" office:value="5">
            <text:p>5</text:p>
          </table:table-cell>
          <table:table-cell office:value-type="float" office:value="23">
            <text:p>23</text:p>
          </table:table-cell>
          <table:table-cell office:value-type="string">
            <text:p>As their food quality has degraded, so their waiters' behavior.</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1">
            <text:p>1</text:p>
          </table:table-cell>
          <table:table-cell office:value-type="float" office:value="6">
            <text:p>6</text:p>
          </table:table-cell>
          <table:table-cell office:value-type="float" office:value="24">
            <text:p>24</text:p>
          </table:table-cell>
          <table:table-cell office:value-type="string">
            <text:p>I did not have such disgusting experience ever,</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2">
            <text:p>2</text:p>
          </table:table-cell>
          <table:table-cell office:value-type="float" office:value="6">
            <text:p>6</text:p>
          </table:table-cell>
          <table:table-cell office:value-type="float" office:value="25">
            <text:p>25</text:p>
          </table:table-cell>
          <table:table-cell office:value-type="string">
            <text:p>Its wonderful and unique decorated place.. food are fully fresh and awesome..?</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3">
            <text:p>3</text:p>
          </table:table-cell>
          <table:table-cell office:value-type="float" office:value="6">
            <text:p>6</text:p>
          </table:table-cell>
          <table:table-cell office:value-type="float" office:value="26">
            <text:p>26</text:p>
          </table:table-cell>
          <table:table-cell office:value-type="string">
            <text:p>Good smell and great taste of the food. Nicely decorated interior, cool environment, great place to hangout</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6">
            <text:p>6</text:p>
          </table:table-cell>
          <table:table-cell office:value-type="float" office:value="27">
            <text:p>27</text:p>
          </table:table-cell>
          <table:table-cell office:value-type="string">
            <text:p>i think its a great restaurant with well interior.</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5">
            <text:p>5</text:p>
          </table:table-cell>
          <table:table-cell office:value-type="float" office:value="6">
            <text:p>6</text:p>
          </table:table-cell>
          <table:table-cell office:value-type="float" office:value="28">
            <text:p>28</text:p>
          </table:table-cell>
          <table:table-cell office:value-type="string">
            <text:p>Expensive. The food is good in amount and quality. Ambiance is up to the mark except for the not excellent behavior of the employees.</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2">
            <text:p>2</text:p>
          </table:table-cell>
          <table:table-cell office:value-type="float" office:value="8">
            <text:p>8</text:p>
          </table:table-cell>
          <table:table-cell office:value-type="float" office:value="29">
            <text:p>29</text:p>
          </table:table-cell>
          <table:table-cell office:value-type="string">
            <text:p>Taste is amazing. Less sugary. I like the way they keep on experimenting new flavours bringing new taste.</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8">
            <text:p>8</text:p>
          </table:table-cell>
          <table:table-cell office:value-type="float" office:value="30">
            <text:p>30</text:p>
          </table:table-cell>
          <table:table-cell office:value-type="string">
            <text:p>The doughnuts of Glazed are, I feel, the best in the town.</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5">
            <text:p>5</text:p>
          </table:table-cell>
          <table:table-cell office:value-type="float" office:value="8">
            <text:p>8</text:p>
          </table:table-cell>
          <table:table-cell office:value-type="float" office:value="31">
            <text:p>31</text:p>
          </table:table-cell>
          <table:table-cell office:value-type="string">
            <text:p>Glazed donuts are my favorite in Dhaka and have been a regular customer since they opened.</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8">
            <text:p>8</text:p>
          </table:table-cell>
          <table:table-cell office:value-type="float" office:value="9">
            <text:p>9</text:p>
          </table:table-cell>
          <table:table-cell office:value-type="float" office:value="32">
            <text:p>32</text:p>
          </table:table-cell>
          <table:table-cell office:value-type="string">
            <text:p>Fried chicken is Okay, but need to develop rest of the items.</text:p>
          </table:table-cell>
          <table:table-cell office:value-type="float" office:value="2">
            <text:p>2</text:p>
          </table:table-cell>
          <table:table-cell office:value-type="date" office:date-value="2011-12-17T22:24:00" table:style-name="DateTimeCell">
            <text:p>2011-12-17 22:24:00</text:p>
          </table:table-cell>
        </table:table-row>
        <table:table-row>
          <table:table-cell office:value-type="float" office:value="9">
            <text:p>9</text:p>
          </table:table-cell>
          <table:table-cell office:value-type="float" office:value="9">
            <text:p>9</text:p>
          </table:table-cell>
          <table:table-cell office:value-type="float" office:value="33">
            <text:p>33</text:p>
          </table:table-cell>
          <table:table-cell office:value-type="string">
            <text:p>The foods are great.</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10">
            <text:p>10</text:p>
          </table:table-cell>
          <table:table-cell office:value-type="float" office:value="9">
            <text:p>9</text:p>
          </table:table-cell>
          <table:table-cell office:value-type="float" office:value="34">
            <text:p>34</text:p>
          </table:table-cell>
          <table:table-cell office:value-type="string">
            <text:p>I hate this god forsaken place. Bad service Bad food. Bad everything. In one word it doesn't even deserve a star.</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11">
            <text:p>11</text:p>
          </table:table-cell>
          <table:table-cell office:value-type="float" office:value="9">
            <text:p>9</text:p>
          </table:table-cell>
          <table:table-cell office:value-type="float" office:value="35">
            <text:p>35</text:p>
          </table:table-cell>
          <table:table-cell office:value-type="string">
            <text:p>Best fried chicken. I just love their Fried chicken. Others foods are avg.</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10">
            <text:p>10</text:p>
          </table:table-cell>
          <table:table-cell office:value-type="float" office:value="36">
            <text:p>36</text:p>
          </table:table-cell>
          <table:table-cell office:value-type="string">
            <text:p>Extremely poor customer service</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5">
            <text:p>5</text:p>
          </table:table-cell>
          <table:table-cell office:value-type="float" office:value="10">
            <text:p>10</text:p>
          </table:table-cell>
          <table:table-cell office:value-type="float" office:value="37">
            <text:p>37</text:p>
          </table:table-cell>
          <table:table-cell office:value-type="string">
            <text:p>They don't even know how to behave with customers!</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7">
            <text:p>7</text:p>
          </table:table-cell>
          <table:table-cell office:value-type="float" office:value="10">
            <text:p>10</text:p>
          </table:table-cell>
          <table:table-cell office:value-type="float" office:value="38">
            <text:p>38</text:p>
          </table:table-cell>
          <table:table-cell office:value-type="string">
            <text:p>While your shwarmas are great. Kindly stick to making that and that only.</text:p>
          </table:table-cell>
          <table:table-cell office:value-type="float" office:value="2">
            <text:p>2</text:p>
          </table:table-cell>
          <table:table-cell office:value-type="date" office:date-value="2011-12-17T22:24:00" table:style-name="DateTimeCell">
            <text:p>2011-12-17 22:24:00</text:p>
          </table:table-cell>
        </table:table-row>
        <table:table-row>
          <table:table-cell office:value-type="float" office:value="1">
            <text:p>1</text:p>
          </table:table-cell>
          <table:table-cell office:value-type="float" office:value="11">
            <text:p>11</text:p>
          </table:table-cell>
          <table:table-cell office:value-type="float" office:value="39">
            <text:p>39</text:p>
          </table:table-cell>
          <table:table-cell office:value-type="string">
            <text:p>If you are in a hurry... this is not your place. But if you wanna pass some time and taste some good food...you are in the right place.</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11">
            <text:p>11</text:p>
          </table:table-cell>
          <table:table-cell office:value-type="float" office:value="40">
            <text:p>40</text:p>
          </table:table-cell>
          <table:table-cell office:value-type="string">
            <text:p>I loved the food of this place. I often visit to taste some Mexican food. Staffs are very polite and we'll behaved. Environment is okay though the place is too small to accommodate large crowd.</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6">
            <text:p>6</text:p>
          </table:table-cell>
          <table:table-cell office:value-type="float" office:value="11">
            <text:p>11</text:p>
          </table:table-cell>
          <table:table-cell office:value-type="float" office:value="41">
            <text:p>41</text:p>
          </table:table-cell>
          <table:table-cell office:value-type="string">
            <text:p>Its one of the worst food i ever tried.</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7">
            <text:p>7</text:p>
          </table:table-cell>
          <table:table-cell office:value-type="float" office:value="11">
            <text:p>11</text:p>
          </table:table-cell>
          <table:table-cell office:value-type="float" office:value="42">
            <text:p>42</text:p>
          </table:table-cell>
          <table:table-cell office:value-type="string">
            <text:p>Food was good. But price is too much. Just don't like the environment. People were smoking and the smell was unbearable. I won't recommend anyone who wants to visit there with little kids. Me myself was feeling very suffocated.</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2">
            <text:p>2</text:p>
          </table:table-cell>
          <table:table-cell office:value-type="float" office:value="13">
            <text:p>13</text:p>
          </table:table-cell>
          <table:table-cell office:value-type="float" office:value="43">
            <text:p>43</text:p>
          </table:table-cell>
          <table:table-cell office:value-type="string">
            <text:p>This place WAS amazing for 5-6 years straight till last year. Currently no one knows the actual status of its international franchisee license and clearly they don't care about the quality of food anymore.</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3">
            <text:p>3</text:p>
          </table:table-cell>
          <table:table-cell office:value-type="float" office:value="13">
            <text:p>13</text:p>
          </table:table-cell>
          <table:table-cell office:value-type="float" office:value="44">
            <text:p>44</text:p>
          </table:table-cell>
          <table:table-cell office:value-type="string">
            <text:p>The service was very bad</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13">
            <text:p>13</text:p>
          </table:table-cell>
          <table:table-cell office:value-type="float" office:value="45">
            <text:p>45</text:p>
          </table:table-cell>
          <table:table-cell office:value-type="string">
            <text:p>Ver very poor service.</text:p>
          </table:table-cell>
          <table:table-cell office:value-type="float" office:value="2">
            <text:p>2</text:p>
          </table:table-cell>
          <table:table-cell office:value-type="date" office:date-value="2011-12-17T22:24:00" table:style-name="DateTimeCell">
            <text:p>2011-12-17 22:24:00</text:p>
          </table:table-cell>
        </table:table-row>
        <table:table-row>
          <table:table-cell office:value-type="float" office:value="6">
            <text:p>6</text:p>
          </table:table-cell>
          <table:table-cell office:value-type="float" office:value="13">
            <text:p>13</text:p>
          </table:table-cell>
          <table:table-cell office:value-type="float" office:value="46">
            <text:p>46</text:p>
          </table:table-cell>
          <table:table-cell office:value-type="string">
            <text:p>Very bad service.</text:p>
          </table:table-cell>
          <table:table-cell office:value-type="float" office:value="2">
            <text:p>2</text:p>
          </table:table-cell>
          <table:table-cell office:value-type="date" office:date-value="2011-12-17T22:24:00" table:style-name="DateTimeCell">
            <text:p>2011-12-17 22:24:00</text:p>
          </table:table-cell>
        </table:table-row>
        <table:table-row>
          <table:table-cell office:value-type="float" office:value="3">
            <text:p>3</text:p>
          </table:table-cell>
          <table:table-cell office:value-type="float" office:value="15">
            <text:p>15</text:p>
          </table:table-cell>
          <table:table-cell office:value-type="float" office:value="47">
            <text:p>47</text:p>
          </table:table-cell>
          <table:table-cell office:value-type="string">
            <text:p>The best place for dessert lovers. They provide a good and various mouth watering desserts. Environment and service is very good. Food tastes superb. But its highly priced.</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15">
            <text:p>15</text:p>
          </table:table-cell>
          <table:table-cell office:value-type="float" office:value="48">
            <text:p>48</text:p>
          </table:table-cell>
          <table:table-cell office:value-type="string">
            <text:p>The worst iced cafe latte and creme brule i have ever tasted... didn't even imagine that their food quality is this much poor</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10">
            <text:p>10</text:p>
          </table:table-cell>
          <table:table-cell office:value-type="float" office:value="15">
            <text:p>15</text:p>
          </table:table-cell>
          <table:table-cell office:value-type="float" office:value="49">
            <text:p>49</text:p>
          </table:table-cell>
          <table:table-cell office:value-type="string">
            <text:p>Nice place, not roomy enough but ok, it's ice cream was really nice but the coffee was below average</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12">
            <text:p>12</text:p>
          </table:table-cell>
          <table:table-cell office:value-type="float" office:value="15">
            <text:p>15</text:p>
          </table:table-cell>
          <table:table-cell office:value-type="float" office:value="50">
            <text:p>50</text:p>
          </table:table-cell>
          <table:table-cell office:value-type="string">
            <text:p>Great place and the ice cream flavor coffee &amp; cheese cake was awesome</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13">
            <text:p>13</text:p>
          </table:table-cell>
          <table:table-cell office:value-type="float" office:value="15">
            <text:p>15</text:p>
          </table:table-cell>
          <table:table-cell office:value-type="float" office:value="51">
            <text:p>51</text:p>
          </table:table-cell>
          <table:table-cell office:value-type="string">
            <text:p>Ice-cream quality is good and resonable. Hope it will run good</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14">
            <text:p>14</text:p>
          </table:table-cell>
          <table:table-cell office:value-type="float" office:value="15">
            <text:p>15</text:p>
          </table:table-cell>
          <table:table-cell office:value-type="float" office:value="52">
            <text:p>52</text:p>
          </table:table-cell>
          <table:table-cell office:value-type="string">
            <text:p>Expensive, taste is normal if I compare the price, quantity also less</text:p>
          </table:table-cell>
          <table:table-cell office:value-type="float" office:value="2">
            <text:p>2</text:p>
          </table:table-cell>
          <table:table-cell office:value-type="date" office:date-value="2011-12-17T22:24:00" table:style-name="DateTimeCell">
            <text:p>2011-12-17 22:24:00</text:p>
          </table:table-cell>
        </table:table-row>
        <table:table-row>
          <table:table-cell office:value-type="float" office:value="3">
            <text:p>3</text:p>
          </table:table-cell>
          <table:table-cell office:value-type="float" office:value="16">
            <text:p>16</text:p>
          </table:table-cell>
          <table:table-cell office:value-type="float" office:value="53">
            <text:p>53</text:p>
          </table:table-cell>
          <table:table-cell office:value-type="string">
            <text:p>I honestly have no idea what everyone is raving about. We ordered the signature steak &amp; asked for a medium cooked steak. The meat that reached our table was so unevenly cooked with the thicker side bordering on rare. We sent it back &amp; they brought it back 5 mins later with just a quick grill.</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6">
            <text:p>6</text:p>
          </table:table-cell>
          <table:table-cell office:value-type="float" office:value="16">
            <text:p>16</text:p>
          </table:table-cell>
          <table:table-cell office:value-type="float" office:value="54">
            <text:p>54</text:p>
          </table:table-cell>
          <table:table-cell office:value-type="string">
            <text:p>Excellent ambience, great food, friendly service. Parking is a bit of a problem, so a late hour is recommended. The place could be a little less noisy, music could be a little softer and the guys at the grilling station / kitchen could be soundproofed.</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7">
            <text:p>7</text:p>
          </table:table-cell>
          <table:table-cell office:value-type="float" office:value="16">
            <text:p>16</text:p>
          </table:table-cell>
          <table:table-cell office:value-type="float" office:value="55">
            <text:p>55</text:p>
          </table:table-cell>
          <table:table-cell office:value-type="string">
            <text:p>Their signature chicken wings was not up to the mark even after they repreared it when we complained about the bad smell that was coming out of it. The premium steak was good but the chicken steak was dry and didn't contain any flavour. Very much disappointed.</text:p>
          </table:table-cell>
          <table:table-cell office:value-type="float" office:value="2">
            <text:p>2</text:p>
          </table:table-cell>
          <table:table-cell office:value-type="date" office:date-value="2011-12-17T22:24:00" table:style-name="DateTimeCell">
            <text:p>2011-12-17 22:24:00</text:p>
          </table:table-cell>
        </table:table-row>
        <table:table-row>
          <table:table-cell office:value-type="float" office:value="8">
            <text:p>8</text:p>
          </table:table-cell>
          <table:table-cell office:value-type="float" office:value="16">
            <text:p>16</text:p>
          </table:table-cell>
          <table:table-cell office:value-type="float" office:value="56">
            <text:p>56</text:p>
          </table:table-cell>
          <table:table-cell office:value-type="string">
            <text:p>Loved the service and the food. I ordered a medium rare sirloin and it was awesome</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10">
            <text:p>10</text:p>
          </table:table-cell>
          <table:table-cell office:value-type="float" office:value="16">
            <text:p>16</text:p>
          </table:table-cell>
          <table:table-cell office:value-type="float" office:value="57">
            <text:p>57</text:p>
          </table:table-cell>
          <table:table-cell office:value-type="string">
            <text:p>Very bad experience. The worst steak I have tasted in my life. They serve signature steak but it was rarely cooked and I told them to cook it properly but after five minutes same steak they bring.</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5">
            <text:p>5</text:p>
          </table:table-cell>
          <table:table-cell office:value-type="float" office:value="17">
            <text:p>17</text:p>
          </table:table-cell>
          <table:table-cell office:value-type="float" office:value="58">
            <text:p>58</text:p>
          </table:table-cell>
          <table:table-cell office:value-type="string">
            <text:p>My experience of sweetsin is really sweet and fabulous. If it was possible then i would visit them everyday for their amazing red velvet waffle.</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7">
            <text:p>7</text:p>
          </table:table-cell>
          <table:table-cell office:value-type="float" office:value="17">
            <text:p>17</text:p>
          </table:table-cell>
          <table:table-cell office:value-type="float" office:value="59">
            <text:p>59</text:p>
          </table:table-cell>
          <table:table-cell office:value-type="string">
            <text:p>Very good taste, especially the platters.</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9">
            <text:p>9</text:p>
          </table:table-cell>
          <table:table-cell office:value-type="float" office:value="17">
            <text:p>17</text:p>
          </table:table-cell>
          <table:table-cell office:value-type="float" office:value="60">
            <text:p>60</text:p>
          </table:table-cell>
          <table:table-cell office:value-type="string">
            <text:p>Both food and service were horrible. To start with, they were slow in taking orders. Afterwards, they served food in which I found "hair". They were polite enough to change the food but I had lost my apetite already</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12">
            <text:p>12</text:p>
          </table:table-cell>
          <table:table-cell office:value-type="float" office:value="17">
            <text:p>17</text:p>
          </table:table-cell>
          <table:table-cell office:value-type="float" office:value="61">
            <text:p>61</text:p>
          </table:table-cell>
          <table:table-cell office:value-type="string">
            <text:p>The service was not good at all. The manager was not polite and a cheater.</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13">
            <text:p>13</text:p>
          </table:table-cell>
          <table:table-cell office:value-type="float" office:value="17">
            <text:p>17</text:p>
          </table:table-cell>
          <table:table-cell office:value-type="float" office:value="62">
            <text:p>62</text:p>
          </table:table-cell>
          <table:table-cell office:value-type="string">
            <text:p>The place, The food, &amp; Catering everything is really good I enjoyed my visit and would recommend to anyone who wants to enjoy some quality food in an amazing atmosphere.</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2">
            <text:p>2</text:p>
          </table:table-cell>
          <table:table-cell office:value-type="float" office:value="18">
            <text:p>18</text:p>
          </table:table-cell>
          <table:table-cell office:value-type="float" office:value="63">
            <text:p>63</text:p>
          </table:table-cell>
          <table:table-cell office:value-type="string">
            <text:p>Good place to hang out. Air conditioned and comfortably seated. Food quality, taste and service is good. Among their menu, Pasta is best I can say. Sometimes they may make mistakes but overall it is good.</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3">
            <text:p>3</text:p>
          </table:table-cell>
          <table:table-cell office:value-type="float" office:value="18">
            <text:p>18</text:p>
          </table:table-cell>
          <table:table-cell office:value-type="float" office:value="64">
            <text:p>64</text:p>
          </table:table-cell>
          <table:table-cell office:value-type="string">
            <text:p>I ordered Mexican hot pizza, it was just l layer of cheese, there was nothing except chesse. N they didn't serve 6 inches pizza. We were 2 friends so we were bound to order 9 inches pizza. N they didn't serve only lemonade. I have tested worst pizza.</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6">
            <text:p>6</text:p>
          </table:table-cell>
          <table:table-cell office:value-type="float" office:value="18">
            <text:p>18</text:p>
          </table:table-cell>
          <table:table-cell office:value-type="float" office:value="65">
            <text:p>65</text:p>
          </table:table-cell>
          <table:table-cell office:value-type="string">
            <text:p>It's overpriced. If it's a costly restaurant then the food must be of that quality, right? The quality of food is nowhere near the price. The set menu was okay-ish. The American chopsuey wasn't that good. But the dessert was good.</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7">
            <text:p>7</text:p>
          </table:table-cell>
          <table:table-cell office:value-type="float" office:value="18">
            <text:p>18</text:p>
          </table:table-cell>
          <table:table-cell office:value-type="float" office:value="66">
            <text:p>66</text:p>
          </table:table-cell>
          <table:table-cell office:value-type="string">
            <text:p>Too pricey and overrated. They added a thin slice of lemon in a glass of coke and the price was 25 tk. Also the taste of the menus were below average</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8">
            <text:p>8</text:p>
          </table:table-cell>
          <table:table-cell office:value-type="float" office:value="18">
            <text:p>18</text:p>
          </table:table-cell>
          <table:table-cell office:value-type="float" office:value="67">
            <text:p>67</text:p>
          </table:table-cell>
          <table:table-cell office:value-type="string">
            <text:p>Um sry. Food wasn't good. Chicken was bad. Rice was lil smelly. Overall it was a bad experience..</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1">
            <text:p>1</text:p>
          </table:table-cell>
          <table:table-cell office:value-type="float" office:value="19">
            <text:p>19</text:p>
          </table:table-cell>
          <table:table-cell office:value-type="float" office:value="68">
            <text:p>68</text:p>
          </table:table-cell>
          <table:table-cell office:value-type="string">
            <text:p>Crimson cup is one of my favorite coffee shop in BD. Good service with coffee and sandwich taste. Best place for hangout. just wanna go again and again.</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2">
            <text:p>2</text:p>
          </table:table-cell>
          <table:table-cell office:value-type="float" office:value="19">
            <text:p>19</text:p>
          </table:table-cell>
          <table:table-cell office:value-type="float" office:value="69">
            <text:p>69</text:p>
          </table:table-cell>
          <table:table-cell office:value-type="string">
            <text:p>The food is really awesome there but some of them is overpriced.</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8">
            <text:p>8</text:p>
          </table:table-cell>
          <table:table-cell office:value-type="float" office:value="19">
            <text:p>19</text:p>
          </table:table-cell>
          <table:table-cell office:value-type="float" office:value="70">
            <text:p>70</text:p>
          </table:table-cell>
          <table:table-cell office:value-type="string">
            <text:p>My most fav place,like to go there again and again and again,all of them well behaved and crimson cup mocha,brownies,red velvet my fav.</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9">
            <text:p>9</text:p>
          </table:table-cell>
          <table:table-cell office:value-type="float" office:value="19">
            <text:p>19</text:p>
          </table:table-cell>
          <table:table-cell office:value-type="float" office:value="71">
            <text:p>71</text:p>
          </table:table-cell>
          <table:table-cell office:value-type="string">
            <text:p>I had a dreadful experience today. Their overpriced smoothie was sore to my tastebuds. The cashier insisted me to buy a smoothie,hence i ordered a strawberry flavoured one.However,i was served with a distasteful(no way strawberry)smoothie. All in all, i thought it was a predicament and will make me think twice before i step into this cafe.?</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11">
            <text:p>11</text:p>
          </table:table-cell>
          <table:table-cell office:value-type="float" office:value="19">
            <text:p>19</text:p>
          </table:table-cell>
          <table:table-cell office:value-type="float" office:value="72">
            <text:p>72</text:p>
          </table:table-cell>
          <table:table-cell office:value-type="string">
            <text:p>Simply the best coffee n cookie in town.</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12">
            <text:p>12</text:p>
          </table:table-cell>
          <table:table-cell office:value-type="float" office:value="19">
            <text:p>19</text:p>
          </table:table-cell>
          <table:table-cell office:value-type="float" office:value="73">
            <text:p>73</text:p>
          </table:table-cell>
          <table:table-cell office:value-type="string">
            <text:p>One of the best best coffee shop in Bangladesh. Good food, nice environment, reasonable price...</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13">
            <text:p>13</text:p>
          </table:table-cell>
          <table:table-cell office:value-type="float" office:value="19">
            <text:p>19</text:p>
          </table:table-cell>
          <table:table-cell office:value-type="float" office:value="74">
            <text:p>74</text:p>
          </table:table-cell>
          <table:table-cell office:value-type="string">
            <text:p>The best red velvet cupcake I have ever had till now</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21">
            <text:p>21</text:p>
          </table:table-cell>
          <table:table-cell office:value-type="float" office:value="75">
            <text:p>75</text:p>
          </table:table-cell>
          <table:table-cell office:value-type="string">
            <text:p>Very disgusting service.</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6">
            <text:p>6</text:p>
          </table:table-cell>
          <table:table-cell office:value-type="float" office:value="21">
            <text:p>21</text:p>
          </table:table-cell>
          <table:table-cell office:value-type="float" office:value="76">
            <text:p>76</text:p>
          </table:table-cell>
          <table:table-cell office:value-type="string">
            <text:p>This place is for price conscious customers. The burgers r good and other offerings r poor.</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7">
            <text:p>7</text:p>
          </table:table-cell>
          <table:table-cell office:value-type="float" office:value="21">
            <text:p>21</text:p>
          </table:table-cell>
          <table:table-cell office:value-type="float" office:value="77">
            <text:p>77</text:p>
          </table:table-cell>
          <table:table-cell office:value-type="string">
            <text:p>Taste of all the food were moderate?</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9">
            <text:p>9</text:p>
          </table:table-cell>
          <table:table-cell office:value-type="float" office:value="21">
            <text:p>21</text:p>
          </table:table-cell>
          <table:table-cell office:value-type="float" office:value="78">
            <text:p>78</text:p>
          </table:table-cell>
          <table:table-cell office:value-type="string">
            <text:p>Food is good. But there is dirt and left over food of others everyehere.?</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10">
            <text:p>10</text:p>
          </table:table-cell>
          <table:table-cell office:value-type="float" office:value="21">
            <text:p>21</text:p>
          </table:table-cell>
          <table:table-cell office:value-type="float" office:value="79">
            <text:p>79</text:p>
          </table:table-cell>
          <table:table-cell office:value-type="string">
            <text:p>The worse service and the worse food.</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11">
            <text:p>11</text:p>
          </table:table-cell>
          <table:table-cell office:value-type="float" office:value="21">
            <text:p>21</text:p>
          </table:table-cell>
          <table:table-cell office:value-type="float" office:value="80">
            <text:p>80</text:p>
          </table:table-cell>
          <table:table-cell office:value-type="string">
            <text:p>It's one of my favorite place to hang out. The people are nice, the food is good, the environment is peaceful.</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3">
            <text:p>3</text:p>
          </table:table-cell>
          <table:table-cell office:value-type="float" office:value="22">
            <text:p>22</text:p>
          </table:table-cell>
          <table:table-cell office:value-type="float" office:value="81">
            <text:p>81</text:p>
          </table:table-cell>
          <table:table-cell office:value-type="string">
            <text:p>Food is really tasty. Set menu is best here . pizza is also good.</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22">
            <text:p>22</text:p>
          </table:table-cell>
          <table:table-cell office:value-type="float" office:value="82">
            <text:p>82</text:p>
          </table:table-cell>
          <table:table-cell office:value-type="string">
            <text:p>It's a great moment passing in this bhoot er Bari. Just awesome place..</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6">
            <text:p>6</text:p>
          </table:table-cell>
          <table:table-cell office:value-type="float" office:value="22">
            <text:p>22</text:p>
          </table:table-cell>
          <table:table-cell office:value-type="float" office:value="83">
            <text:p>83</text:p>
          </table:table-cell>
          <table:table-cell office:value-type="string">
            <text:p>Food ok but service very poor. The waiter took long time to take our order. Very sad to see that they serve drinks on plastic glass and charge 30tk for it. Hope they improve in near future.</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8">
            <text:p>8</text:p>
          </table:table-cell>
          <table:table-cell office:value-type="float" office:value="22">
            <text:p>22</text:p>
          </table:table-cell>
          <table:table-cell office:value-type="float" office:value="84">
            <text:p>84</text:p>
          </table:table-cell>
          <table:table-cell office:value-type="string">
            <text:p>Worst food I have ever had in my life.. We had pizza, pasta &amp; cheese fries and they were just disgusting?</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3">
            <text:p>3</text:p>
          </table:table-cell>
          <table:table-cell office:value-type="float" office:value="23">
            <text:p>23</text:p>
          </table:table-cell>
          <table:table-cell office:value-type="float" office:value="85">
            <text:p>85</text:p>
          </table:table-cell>
          <table:table-cell office:value-type="string">
            <text:p>The place is really nice and warm. Interior is so cozy.Coming to the food. Quantity is more than enough.</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5">
            <text:p>5</text:p>
          </table:table-cell>
          <table:table-cell office:value-type="float" office:value="23">
            <text:p>23</text:p>
          </table:table-cell>
          <table:table-cell office:value-type="float" office:value="86">
            <text:p>86</text:p>
          </table:table-cell>
          <table:table-cell office:value-type="string">
            <text:p>I have liked the food, the presentation and service quality is really good as well. Definitely a place to visit second time</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6">
            <text:p>6</text:p>
          </table:table-cell>
          <table:table-cell office:value-type="float" office:value="23">
            <text:p>23</text:p>
          </table:table-cell>
          <table:table-cell office:value-type="float" office:value="87">
            <text:p>87</text:p>
          </table:table-cell>
          <table:table-cell office:value-type="string">
            <text:p>I love the place and their food is excellent. Also they have a very good service to the customer.</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10">
            <text:p>10</text:p>
          </table:table-cell>
          <table:table-cell office:value-type="float" office:value="23">
            <text:p>23</text:p>
          </table:table-cell>
          <table:table-cell office:value-type="float" office:value="88">
            <text:p>88</text:p>
          </table:table-cell>
          <table:table-cell office:value-type="string">
            <text:p>Their food is awesome &amp; it has multiple cuisines. The service is also good &amp; friendly.?</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3">
            <text:p>3</text:p>
          </table:table-cell>
          <table:table-cell office:value-type="float" office:value="25">
            <text:p>25</text:p>
          </table:table-cell>
          <table:table-cell office:value-type="float" office:value="89">
            <text:p>89</text:p>
          </table:table-cell>
          <table:table-cell office:value-type="string">
            <text:p>Food is too good n also reasonable price... Service n environment was good...?</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25">
            <text:p>25</text:p>
          </table:table-cell>
          <table:table-cell office:value-type="float" office:value="90">
            <text:p>90</text:p>
          </table:table-cell>
          <table:table-cell office:value-type="string">
            <text:p>Awesome food</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5">
            <text:p>5</text:p>
          </table:table-cell>
          <table:table-cell office:value-type="float" office:value="25">
            <text:p>25</text:p>
          </table:table-cell>
          <table:table-cell office:value-type="float" office:value="91">
            <text:p>91</text:p>
          </table:table-cell>
          <table:table-cell office:value-type="string">
            <text:p>They should use less oil. Otherwise their stuffs behaviour were gd and environment was also nice ,prices were reasonable &amp; they should open more brunches in the city</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7">
            <text:p>7</text:p>
          </table:table-cell>
          <table:table-cell office:value-type="float" office:value="25">
            <text:p>25</text:p>
          </table:table-cell>
          <table:table-cell office:value-type="float" office:value="92">
            <text:p>92</text:p>
          </table:table-cell>
          <table:table-cell office:value-type="string">
            <text:p>Euro hut is an excellent fast food shop. All foods are hygienic and fresh.The quality of the food is very good.</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1">
            <text:p>1</text:p>
          </table:table-cell>
          <table:table-cell office:value-type="float" office:value="26">
            <text:p>26</text:p>
          </table:table-cell>
          <table:table-cell office:value-type="float" office:value="93">
            <text:p>93</text:p>
          </table:table-cell>
          <table:table-cell office:value-type="string">
            <text:p>Worst food quality.</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5">
            <text:p>5</text:p>
          </table:table-cell>
          <table:table-cell office:value-type="float" office:value="26">
            <text:p>26</text:p>
          </table:table-cell>
          <table:table-cell office:value-type="float" office:value="94">
            <text:p>94</text:p>
          </table:table-cell>
          <table:table-cell office:value-type="string">
            <text:p>Better be educated how to talk with the customer, put more effort on it more than you put thought on the amount sprinkling the salt on the food.</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9">
            <text:p>9</text:p>
          </table:table-cell>
          <table:table-cell office:value-type="float" office:value="26">
            <text:p>26</text:p>
          </table:table-cell>
          <table:table-cell office:value-type="float" office:value="95">
            <text:p>95</text:p>
          </table:table-cell>
          <table:table-cell office:value-type="string">
            <text:p>Nice place,environment was amazing.nicely decorated place to spend time with friends and your family.The food was also tasty and behaviour was awesome.I just loved that place</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10">
            <text:p>10</text:p>
          </table:table-cell>
          <table:table-cell office:value-type="float" office:value="26">
            <text:p>26</text:p>
          </table:table-cell>
          <table:table-cell office:value-type="float" office:value="96">
            <text:p>96</text:p>
          </table:table-cell>
          <table:table-cell office:value-type="string">
            <text:p>3rd class service</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13">
            <text:p>13</text:p>
          </table:table-cell>
          <table:table-cell office:value-type="float" office:value="26">
            <text:p>26</text:p>
          </table:table-cell>
          <table:table-cell office:value-type="float" office:value="97">
            <text:p>97</text:p>
          </table:table-cell>
          <table:table-cell office:value-type="string">
            <text:p>If there was a zero star option , I think I would have rated Shawarma King?</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1">
            <text:p>1</text:p>
          </table:table-cell>
          <table:table-cell office:value-type="float" office:value="28">
            <text:p>28</text:p>
          </table:table-cell>
          <table:table-cell office:value-type="float" office:value="98">
            <text:p>98</text:p>
          </table:table-cell>
          <table:table-cell office:value-type="string">
            <text:p>Loved the chicken bbq pizza?</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28">
            <text:p>28</text:p>
          </table:table-cell>
          <table:table-cell office:value-type="float" office:value="99">
            <text:p>99</text:p>
          </table:table-cell>
          <table:table-cell office:value-type="string">
            <text:p>I have become their regular customer</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9">
            <text:p>9</text:p>
          </table:table-cell>
          <table:table-cell office:value-type="float" office:value="28">
            <text:p>28</text:p>
          </table:table-cell>
          <table:table-cell office:value-type="float" office:value="100">
            <text:p>100</text:p>
          </table:table-cell>
          <table:table-cell office:value-type="string">
            <text:p>Now a days this place has become one of my favourite restaurant.</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10">
            <text:p>10</text:p>
          </table:table-cell>
          <table:table-cell office:value-type="float" office:value="28">
            <text:p>28</text:p>
          </table:table-cell>
          <table:table-cell office:value-type="float" office:value="101">
            <text:p>101</text:p>
          </table:table-cell>
          <table:table-cell office:value-type="string">
            <text:p>Nothing special! I was wondering why ppl are crazy bout it and write reviews overwhelmingly .</text:p>
          </table:table-cell>
          <table:table-cell office:value-type="float" office:value="3">
            <text:p>3</text:p>
          </table:table-cell>
          <table:table-cell office:value-type="date" office:date-value="2011-12-17T22:24:00" table:style-name="DateTimeCell">
            <text:p>2011-12-17 22:24:00</text:p>
          </table:table-cell>
        </table:table-row>
        <table:table-row>
          <table:table-cell office:value-type="float" office:value="13">
            <text:p>13</text:p>
          </table:table-cell>
          <table:table-cell office:value-type="float" office:value="28">
            <text:p>28</text:p>
          </table:table-cell>
          <table:table-cell office:value-type="float" office:value="102">
            <text:p>102</text:p>
          </table:table-cell>
          <table:table-cell office:value-type="string">
            <text:p>Everything was perfect, food was so much testy </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15">
            <text:p>15</text:p>
          </table:table-cell>
          <table:table-cell office:value-type="float" office:value="28">
            <text:p>28</text:p>
          </table:table-cell>
          <table:table-cell office:value-type="float" office:value="103">
            <text:p>103</text:p>
          </table:table-cell>
          <table:table-cell office:value-type="string">
            <text:p>Nice environment, Food is good</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2">
            <text:p>2</text:p>
          </table:table-cell>
          <table:table-cell office:value-type="float" office:value="29">
            <text:p>29</text:p>
          </table:table-cell>
          <table:table-cell office:value-type="float" office:value="104">
            <text:p>104</text:p>
          </table:table-cell>
          <table:table-cell office:value-type="string">
            <text:p>The architecture of the restaurant is my absolute favorite.?</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3">
            <text:p>3</text:p>
          </table:table-cell>
          <table:table-cell office:value-type="float" office:value="29">
            <text:p>29</text:p>
          </table:table-cell>
          <table:table-cell office:value-type="float" office:value="105">
            <text:p>105</text:p>
          </table:table-cell>
          <table:table-cell office:value-type="string">
            <text:p>It's a nice place for having food with your dear ones.And if u are a smoker it's the best place for both.The food is edible.Bit if u like indian food its really ur place.They have a beautiful rooftop</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29">
            <text:p>29</text:p>
          </table:table-cell>
          <table:table-cell office:value-type="float" office:value="106">
            <text:p>106</text:p>
          </table:table-cell>
          <table:table-cell office:value-type="string">
            <text:p>Firstly the environment made it a great place to hangout, has it's own signature of taste in several dishes as well as the interiors. Lastly have to mention the food is also great.</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7">
            <text:p>7</text:p>
          </table:table-cell>
          <table:table-cell office:value-type="float" office:value="29">
            <text:p>29</text:p>
          </table:table-cell>
          <table:table-cell office:value-type="float" office:value="107">
            <text:p>107</text:p>
          </table:table-cell>
          <table:table-cell office:value-type="string">
            <text:p>Always loved it. The kebabs here are fresh, delicious and well presented. The building is classic and the roof is amazing to be in.</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9">
            <text:p>9</text:p>
          </table:table-cell>
          <table:table-cell office:value-type="float" office:value="29">
            <text:p>29</text:p>
          </table:table-cell>
          <table:table-cell office:value-type="float" office:value="108">
            <text:p>108</text:p>
          </table:table-cell>
          <table:table-cell office:value-type="string">
            <text:p>It's a nice place to chill. I love the soothing and peaceful environment. Both the exterior and interior designs are good.</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11">
            <text:p>11</text:p>
          </table:table-cell>
          <table:table-cell office:value-type="float" office:value="29">
            <text:p>29</text:p>
          </table:table-cell>
          <table:table-cell office:value-type="float" office:value="109">
            <text:p>109</text:p>
          </table:table-cell>
          <table:table-cell office:value-type="string">
            <text:p>interior and exterior decoration is the most appreciating part... service is also nice but food taste should little more be improved</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3">
            <text:p>3</text:p>
          </table:table-cell>
          <table:table-cell office:value-type="float" office:value="30">
            <text:p>30</text:p>
          </table:table-cell>
          <table:table-cell office:value-type="float" office:value="110">
            <text:p>110</text:p>
          </table:table-cell>
          <table:table-cell office:value-type="string">
            <text:p>Quality deteriorated, as usual like all BD food outlets.</text:p>
          </table:table-cell>
          <table:table-cell office:value-type="float" office:value="1">
            <text:p>1</text:p>
          </table:table-cell>
          <table:table-cell office:value-type="date" office:date-value="2011-12-17T22:24:00" table:style-name="DateTimeCell">
            <text:p>2011-12-17 22:24:00</text:p>
          </table:table-cell>
        </table:table-row>
        <table:table-row>
          <table:table-cell office:value-type="float" office:value="4">
            <text:p>4</text:p>
          </table:table-cell>
          <table:table-cell office:value-type="float" office:value="30">
            <text:p>30</text:p>
          </table:table-cell>
          <table:table-cell office:value-type="float" office:value="111">
            <text:p>111</text:p>
          </table:table-cell>
          <table:table-cell office:value-type="string">
            <text:p>Taste of burger was really good and their french fry's amount and taste was excellent but increased price</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8">
            <text:p>8</text:p>
          </table:table-cell>
          <table:table-cell office:value-type="float" office:value="30">
            <text:p>30</text:p>
          </table:table-cell>
          <table:table-cell office:value-type="float" office:value="112">
            <text:p>112</text:p>
          </table:table-cell>
          <table:table-cell office:value-type="string">
            <text:p>Both Taste of burger and service are very good ...but it has to make it more spacious place as it is very conjusted now..customer has to wait for getting the seat.and this is very awkward indeed</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10">
            <text:p>10</text:p>
          </table:table-cell>
          <table:table-cell office:value-type="float" office:value="30">
            <text:p>30</text:p>
          </table:table-cell>
          <table:table-cell office:value-type="float" office:value="113">
            <text:p>113</text:p>
          </table:table-cell>
          <table:table-cell office:value-type="string">
            <text:p>Must better experience from others which close to me.Great environment and service but space is too small in Mohakhali branch.Otherwise I love that place.</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12">
            <text:p>12</text:p>
          </table:table-cell>
          <table:table-cell office:value-type="float" office:value="30">
            <text:p>30</text:p>
          </table:table-cell>
          <table:table-cell office:value-type="float" office:value="114">
            <text:p>114</text:p>
          </table:table-cell>
          <table:table-cell office:value-type="string">
            <text:p>No objection, great burgers with great taste. probably the first burger house where you can get soft drinks at 15 tk</text:p>
          </table:table-cell>
          <table:table-cell office:value-type="float" office:value="4">
            <text:p>4</text:p>
          </table:table-cell>
          <table:table-cell office:value-type="date" office:date-value="2011-12-17T22:24:00" table:style-name="DateTimeCell">
            <text:p>2011-12-17 22:24:00</text:p>
          </table:table-cell>
        </table:table-row>
        <table:table-row>
          <table:table-cell office:value-type="float" office:value="13">
            <text:p>13</text:p>
          </table:table-cell>
          <table:table-cell office:value-type="float" office:value="30">
            <text:p>30</text:p>
          </table:table-cell>
          <table:table-cell office:value-type="float" office:value="115">
            <text:p>115</text:p>
          </table:table-cell>
          <table:table-cell office:value-type="string">
            <text:p>Undoubtedly,one of the best place for burger lovers</text:p>
          </table:table-cell>
          <table:table-cell office:value-type="float" office:value="5">
            <text:p>5</text:p>
          </table:table-cell>
          <table:table-cell office:value-type="date" office:date-value="2011-12-17T22:24:00" table:style-name="DateTimeCell">
            <text:p>2011-12-17 22:24:00</text:p>
          </table:table-cell>
        </table:table-row>
        <table:table-row>
          <table:table-cell office:value-type="float" office:value="14">
            <text:p>14</text:p>
          </table:table-cell>
          <table:table-cell office:value-type="float" office:value="30">
            <text:p>30</text:p>
          </table:table-cell>
          <table:table-cell office:value-type="float" office:value="116">
            <text:p>116</text:p>
          </table:table-cell>
          <table:table-cell office:value-type="string">
            <text:p>Best burger in town.?</text:p>
          </table:table-cell>
          <table:table-cell office:value-type="float" office:value="5">
            <text:p>5</text:p>
          </table:table-cell>
          <table:table-cell office:value-type="date" office:date-value="2011-12-17T22:24:00" table:style-name="DateTimeCell">
            <text:p>2011-12-17 22:24:00</text:p>
          </table:table-cell>
        </table:table-row>
      </table:table>
      <table:table table:name="user_info">
        <table:table-row>
          <table:table-cell office:value-type="float" office:value="1">
            <text:p>1</text:p>
          </table:table-cell>
          <table:table-cell office:value-type="string">
            <text:p>Miraz</text:p>
          </table:table-cell>
          <table:table-cell office:value-type="string">
            <text:p>Dhanmondi</text:p>
          </table:table-cell>
          <table:table-cell office:value-type="string">
            <text:p>mdmirazur@yahoo.com.sg</text:p>
          </table:table-cell>
          <table:table-cell office:value-type="float" office:value="1739671060">
            <text:p>1739671060</text:p>
          </table:table-cell>
          <table:table-cell office:value-type="date" office:date-value="2017-12-11T22:23:20" table:style-name="DateTimeCell">
            <text:p>2017-12-11 22:23:20</text:p>
          </table:table-cell>
        </table:table-row>
        <table:table-row>
          <table:table-cell office:value-type="float" office:value="2">
            <text:p>2</text:p>
          </table:table-cell>
          <table:table-cell office:value-type="string">
            <text:p>Mifta</text:p>
          </table:table-cell>
          <table:table-cell office:value-type="string">
            <text:p>Dhanmondi</text:p>
          </table:table-cell>
          <table:table-cell office:value-type="string">
            <text:p>mifta@gmail.com</text:p>
          </table:table-cell>
          <table:table-cell office:value-type="float" office:value="1233456">
            <text:p>1233456</text:p>
          </table:table-cell>
          <table:table-cell office:value-type="date" office:date-value="2017-12-11T22:23:20" table:style-name="DateTimeCell">
            <text:p>2017-12-11 22:23:20</text:p>
          </table:table-cell>
        </table:table-row>
        <table:table-row>
          <table:table-cell office:value-type="float" office:value="3">
            <text:p>3</text:p>
          </table:table-cell>
          <table:table-cell office:value-type="string">
            <text:p>Abrar</text:p>
          </table:table-cell>
          <table:table-cell office:value-type="string">
            <text:p>Tejgaon</text:p>
          </table:table-cell>
          <table:table-cell office:value-type="string">
            <text:p>abrr222@gmail.com</text:p>
          </table:table-cell>
          <table:table-cell office:value-type="float" office:value="121141159">
            <text:p>121141159</text:p>
          </table:table-cell>
          <table:table-cell office:value-type="date" office:date-value="2011-12-17T22:23:00" table:style-name="DateTimeCell">
            <text:p>2011-12-17 22:23:00</text:p>
          </table:table-cell>
        </table:table-row>
        <table:table-row>
          <table:table-cell office:value-type="float" office:value="4">
            <text:p>4</text:p>
          </table:table-cell>
          <table:table-cell office:value-type="string">
            <text:p>Asif</text:p>
          </table:table-cell>
          <table:table-cell office:value-type="string">
            <text:p>Uttora</text:p>
          </table:table-cell>
          <table:table-cell office:value-type="string">
            <text:p>as310@gmail.com</text:p>
          </table:table-cell>
          <table:table-cell office:value-type="float" office:value="11120121">
            <text:p>11120121</text:p>
          </table:table-cell>
          <table:table-cell office:value-type="date" office:date-value="2011-12-17T22:23:00" table:style-name="DateTimeCell">
            <text:p>2011-12-17 22:23:00</text:p>
          </table:table-cell>
        </table:table-row>
        <table:table-row>
          <table:table-cell office:value-type="float" office:value="5">
            <text:p>5</text:p>
          </table:table-cell>
          <table:table-cell office:value-type="string">
            <text:p>Tasnia</text:p>
          </table:table-cell>
          <table:table-cell office:value-type="string">
            <text:p>Mdpur</text:p>
          </table:table-cell>
          <table:table-cell office:value-type="string">
            <text:p>tasmd@live.com</text:p>
          </table:table-cell>
          <table:table-cell office:value-type="float" office:value="116469">
            <text:p>116469</text:p>
          </table:table-cell>
          <table:table-cell office:value-type="date" office:date-value="2011-12-17T22:23:00" table:style-name="DateTimeCell">
            <text:p>2011-12-17 22:23:00</text:p>
          </table:table-cell>
        </table:table-row>
        <table:table-row>
          <table:table-cell office:value-type="float" office:value="6">
            <text:p>6</text:p>
          </table:table-cell>
          <table:table-cell office:value-type="string">
            <text:p>Zara</text:p>
          </table:table-cell>
          <table:table-cell office:value-type="string">
            <text:p>Mirpur</text:p>
          </table:table-cell>
          <table:table-cell office:value-type="string">
            <text:p>rsultana12@gmail.com</text:p>
          </table:table-cell>
          <table:table-cell office:value-type="float" office:value="123564897">
            <text:p>123564897</text:p>
          </table:table-cell>
          <table:table-cell office:value-type="date" office:date-value="2011-12-17T22:23:00" table:style-name="DateTimeCell">
            <text:p>2011-12-17 22:23:00</text:p>
          </table:table-cell>
        </table:table-row>
        <table:table-row>
          <table:table-cell office:value-type="float" office:value="7">
            <text:p>7</text:p>
          </table:table-cell>
          <table:table-cell office:value-type="string">
            <text:p>Maisha</text:p>
          </table:table-cell>
          <table:table-cell office:value-type="string">
            <text:p>Kalabagan</text:p>
          </table:table-cell>
          <table:table-cell office:value-type="string">
            <text:p>mzrouf@live.com</text:p>
          </table:table-cell>
          <table:table-cell office:value-type="float" office:value="155154121">
            <text:p>155154121</text:p>
          </table:table-cell>
          <table:table-cell office:value-type="date" office:date-value="2011-12-17T22:23:00" table:style-name="DateTimeCell">
            <text:p>2011-12-17 22:23:00</text:p>
          </table:table-cell>
        </table:table-row>
        <table:table-row>
          <table:table-cell office:value-type="float" office:value="8">
            <text:p>8</text:p>
          </table:table-cell>
          <table:table-cell office:value-type="string">
            <text:p>Saroar</text:p>
          </table:table-cell>
          <table:table-cell office:value-type="string">
            <text:p>Kalabagan</text:p>
          </table:table-cell>
          <table:table-cell office:value-type="string">
            <text:p>sar710@yahoo.com</text:p>
          </table:table-cell>
          <table:table-cell office:value-type="float" office:value="123141177">
            <text:p>123141177</text:p>
          </table:table-cell>
          <table:table-cell office:value-type="date" office:date-value="2011-12-17T22:23:00" table:style-name="DateTimeCell">
            <text:p>2011-12-17 22:23:00</text:p>
          </table:table-cell>
        </table:table-row>
        <table:table-row>
          <table:table-cell office:value-type="float" office:value="9">
            <text:p>9</text:p>
          </table:table-cell>
          <table:table-cell office:value-type="string">
            <text:p>Anika</text:p>
          </table:table-cell>
          <table:table-cell office:value-type="string">
            <text:p>Sukrabad</text:p>
          </table:table-cell>
          <table:table-cell office:value-type="string">
            <text:p>tanika20@gmail.com</text:p>
          </table:table-cell>
          <table:table-cell office:value-type="float" office:value="123456798">
            <text:p>123456798</text:p>
          </table:table-cell>
          <table:table-cell office:value-type="date" office:date-value="2011-12-17T22:23:00" table:style-name="DateTimeCell">
            <text:p>2011-12-17 22:23:00</text:p>
          </table:table-cell>
        </table:table-row>
        <table:table-row>
          <table:table-cell office:value-type="float" office:value="10">
            <text:p>10</text:p>
          </table:table-cell>
          <table:table-cell office:value-type="string">
            <text:p>Aziz</text:p>
          </table:table-cell>
          <table:table-cell office:value-type="string">
            <text:p>Mirpur</text:p>
          </table:table-cell>
          <table:table-cell office:value-type="string">
            <text:p>maa141@gmail.com</text:p>
          </table:table-cell>
          <table:table-cell office:value-type="float" office:value="147189156">
            <text:p>147189156</text:p>
          </table:table-cell>
          <table:table-cell office:value-type="date" office:date-value="2011-12-17T22:23:00" table:style-name="DateTimeCell">
            <text:p>2011-12-17 22:23:00</text:p>
          </table:table-cell>
        </table:table-row>
        <table:table-row>
          <table:table-cell office:value-type="float" office:value="11">
            <text:p>11</text:p>
          </table:table-cell>
          <table:table-cell office:value-type="string">
            <text:p>Arafat</text:p>
          </table:table-cell>
          <table:table-cell office:value-type="string">
            <text:p>Dhanmondi</text:p>
          </table:table-cell>
          <table:table-cell office:value-type="string">
            <text:p>tanjimak555@gmail.com</text:p>
          </table:table-cell>
          <table:table-cell office:value-type="float" office:value="133121151">
            <text:p>133121151</text:p>
          </table:table-cell>
          <table:table-cell office:value-type="date" office:date-value="2011-12-17T22:23:00" table:style-name="DateTimeCell">
            <text:p>2011-12-17 22:23:00</text:p>
          </table:table-cell>
        </table:table-row>
        <table:table-row>
          <table:table-cell office:value-type="float" office:value="12">
            <text:p>12</text:p>
          </table:table-cell>
          <table:table-cell office:value-type="string">
            <text:p>Fahim</text:p>
          </table:table-cell>
          <table:table-cell office:value-type="string">
            <text:p>Mdpur</text:p>
          </table:table-cell>
          <table:table-cell office:value-type="string">
            <text:p>ff200@live.com</text:p>
          </table:table-cell>
          <table:table-cell office:value-type="float" office:value="123312144">
            <text:p>123312144</text:p>
          </table:table-cell>
          <table:table-cell office:value-type="date" office:date-value="2011-12-17T22:23:00" table:style-name="DateTimeCell">
            <text:p>2011-12-17 22:23:00</text:p>
          </table:table-cell>
        </table:table-row>
        <table:table-row>
          <table:table-cell office:value-type="float" office:value="13">
            <text:p>13</text:p>
          </table:table-cell>
          <table:table-cell office:value-type="string">
            <text:p>Kazi</text:p>
          </table:table-cell>
          <table:table-cell office:value-type="string">
            <text:p>Banani</text:p>
          </table:table-cell>
          <table:table-cell office:value-type="string">
            <text:p>kazsultan@gmail.com</text:p>
          </table:table-cell>
          <table:table-cell office:value-type="float" office:value="155141153">
            <text:p>155141153</text:p>
          </table:table-cell>
          <table:table-cell office:value-type="date" office:date-value="2011-12-17T22:23:00" table:style-name="DateTimeCell">
            <text:p>2011-12-17 22:23:00</text:p>
          </table:table-cell>
        </table:table-row>
        <table:table-row>
          <table:table-cell office:value-type="float" office:value="14">
            <text:p>14</text:p>
          </table:table-cell>
          <table:table-cell office:value-type="string">
            <text:p>Mohammed</text:p>
          </table:table-cell>
          <table:table-cell office:value-type="string">
            <text:p>Lalmatia</text:p>
          </table:table-cell>
          <table:table-cell office:value-type="string">
            <text:p>shehabuddin123@yahoo.com</text:p>
          </table:table-cell>
          <table:table-cell office:value-type="float" office:value="101101111">
            <text:p>101101111</text:p>
          </table:table-cell>
          <table:table-cell office:value-type="date" office:date-value="2011-12-17T22:23:00" table:style-name="DateTimeCell">
            <text:p>2011-12-17 22:23:00</text:p>
          </table:table-cell>
        </table:table-row>
        <table:table-row>
          <table:table-cell office:value-type="float" office:value="15">
            <text:p>15</text:p>
          </table:table-cell>
          <table:table-cell office:value-type="string">
            <text:p>Sadaf</text:p>
          </table:table-cell>
          <table:table-cell office:value-type="string">
            <text:p>Banani</text:p>
          </table:table-cell>
          <table:table-cell office:value-type="string">
            <text:p>mdfaaz88@gmail.com</text:p>
          </table:table-cell>
          <table:table-cell office:value-type="float" office:value="111111111">
            <text:p>111111111</text:p>
          </table:table-cell>
          <table:table-cell office:value-type="date" office:date-value="2011-12-17T22:23:00" table:style-name="DateTimeCell">
            <text:p>2011-12-17 22:23:00</text:p>
          </table:table-cell>
        </table:table-row>
      </table:table>
    </office:spreadshee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7.4</meta:generator>
    <meta:initial-creator>phpMyAdmin 4.7.4</meta:initial-creator>
    <meta:creation-date>2017-12-25T19:57:27</meta:creation-date>
  </office:meta>
</office:document-meta>
</file>